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001" table:default-cell-style-name="ce1"/>
        <table:table-row table:style-name="ro1">
          <table:table-cell table:number-columns-repeated="9"/>
          <table:table-cell office:value-type="string" calcext:value-type="string">
            <text:p>nu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/L</text:p>
          </table:table-cell>
          <table:table-cell table:number-columns-repeated="4"/>
          <table:table-cell office:value-type="string" calcext:value-type="string">
            <text:p>L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log(L)</text:p>
          </table:table-cell>
          <table:table-cell office:value-type="string" calcext:value-type="string">
            <text:p>log(TcL-Tc)</text:p>
          </table:table-cell>
          <table:table-cell office:value-type="string" calcext:value-type="string">
            <text:p>log(TcL-Tcm)</text:p>
          </table:table-cell>
          <table:table-cell table:number-columns-repeated="6"/>
          <table:table-cell office:value-type="string" calcext:value-type="string">
            <text:p>delta TcL</text:p>
          </table:table-cell>
          <table:table-cell office:value-type="string" calcext:value-type="string">
            <text:p>delta log(TcL-Tc)</text:p>
          </table:table-cell>
          <table:table-cell office:value-type="string" calcext:value-type="string">
            <text:p>delta log(TcL-Tcm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2.31094" calcext:value-type="float">
            <text:p>2.31094</text:p>
          </table:table-cell>
          <table:table-cell table:formula="of:=1/[.C3]" office:value-type="float" office:value="0.0666666666666667" calcext:value-type="float">
            <text:p>0.066666666666667</text:p>
          </table:table-cell>
          <table:table-cell/>
          <table:table-cell table:number-matrix-columns-spanned="2" table:number-matrix-rows-spanned="5" table:formula="of:=LINEST([.D3:.D9];[.E3:.E9];1;1)" office:value-type="float" office:value="0.63605561266083" calcext:value-type="float">
            <text:p>0.63605561266083</text:p>
          </table:table-cell>
          <table:table-cell office:value-type="float" office:value="2.27065292187998" calcext:value-type="float">
            <text:p>2.27065292187998</text:p>
          </table:table-cell>
          <table:table-cell/>
          <table:table-cell table:formula="of:=[.C3]" office:value-type="float" office:value="15" calcext:value-type="float">
            <text:p>15</text:p>
          </table:table-cell>
          <table:table-cell table:formula="of:=([.D3]+[.D12]+[.D21]+[.D30])/4" office:value-type="float" office:value="2.348555" calcext:value-type="float">
            <text:p>2.348555</text:p>
          </table:table-cell>
          <table:table-cell table:formula="of:=LN([.J3])" office:value-type="float" office:value="2.70805020110221" calcext:value-type="float">
            <text:p>2.70805020110221</text:p>
          </table:table-cell>
          <table:table-cell table:formula="of:=LN([.K3]-[.$H$37])" office:value-type="float" office:value="-2.53363877472582" calcext:value-type="float">
            <text:p>-2.53363877472582</text:p>
          </table:table-cell>
          <table:table-cell table:formula="of:=LN([.K3]-[.$H$38])" office:value-type="float" office:value="-2.54936891168472" calcext:value-type="float">
            <text:p>-2.54936891168472</text:p>
          </table:table-cell>
          <table:table-cell/>
          <table:table-cell table:number-matrix-columns-spanned="2" table:number-matrix-rows-spanned="5" table:formula="of:=LINEST([.M3:.M9];[.L3:.L9];1;1)" office:value-type="float" office:value="-1.03357978169437" calcext:value-type="float">
            <text:p>-1.03357978169437</text:p>
          </table:table-cell>
          <table:table-cell office:value-type="float" office:value="0.338636125361554" calcext:value-type="float">
            <text:p>0.338636125361554</text:p>
          </table:table-cell>
          <table:table-cell table:number-matrix-columns-spanned="2" table:number-matrix-rows-spanned="5" table:formula="of:=LINEST([.N3:.N9];[.L3:.L9];1;1)" office:value-type="float" office:value="-1.09389186432119" calcext:value-type="float">
            <text:p>-1.09389186432119</text:p>
          </table:table-cell>
          <table:table-cell office:value-type="float" office:value="0.508604929769798" calcext:value-type="float">
            <text:p>0.508604929769798</text:p>
          </table:table-cell>
          <table:table-cell/>
          <table:table-cell table:formula="of:=SQRT(1/3*(([.D3]-[.K3])^2+([.D12]-[.K3])^2+([.D21]-[.K3])^2+([.D30]-[.K3])^2))" office:value-type="float" office:value="0.0460222486050678" calcext:value-type="float">
            <text:p>0.046022248605068</text:p>
          </table:table-cell>
          <table:table-cell table:formula="of:=1/([.K3]-[.$H$37])*[.U3]" office:value-type="float" office:value="0.579846677591591" calcext:value-type="float">
            <text:p>0.579846677591591</text:p>
          </table:table-cell>
          <table:table-cell table:formula="of:=1/([.L3]-[.$H$38])*SQRT([.$I$38]^2+[.U3]^2)" office:value-type="float" office:value="0.105185018406337" calcext:value-type="float">
            <text:p>0.10518501840633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2.29324" calcext:value-type="float">
            <text:p>2.29324</text:p>
          </table:table-cell>
          <table:table-cell table:formula="of:=1/[.C4]" office:value-type="float" office:value="0.0333333333333333" calcext:value-type="float">
            <text:p>0.033333333333333</text:p>
          </table:table-cell>
          <table:table-cell/>
          <table:table-cell office:value-type="float" office:value="0.094403299386873" calcext:value-type="float">
            <text:p>0.094403299386873</text:p>
          </table:table-cell>
          <table:table-cell office:value-type="float" office:value="0.00292015242706941" calcext:value-type="float">
            <text:p>0.002920152427069</text:p>
          </table:table-cell>
          <table:table-cell/>
          <table:table-cell table:formula="of:=[.C4]" office:value-type="float" office:value="30" calcext:value-type="float">
            <text:p>30</text:p>
          </table:table-cell>
          <table:table-cell table:formula="of:=([.D4]+[.D13]+[.D22]+[.D31])/4" office:value-type="float" office:value="2.3102825" calcext:value-type="float">
            <text:p>2.3102825</text:p>
          </table:table-cell>
          <table:table-cell table:formula="of:=LN([.J4])" office:value-type="float" office:value="3.40119738166216" calcext:value-type="float">
            <text:p>3.40119738166216</text:p>
          </table:table-cell>
          <table:table-cell table:formula="of:=LN([.K4]-[.$H$37])" office:value-type="float" office:value="-3.19181563216059" calcext:value-type="float">
            <text:p>-3.19181563216059</text:p>
          </table:table-cell>
          <table:table-cell table:formula="of:=LN([.K4]-[.$H$38])" office:value-type="float" office:value="-3.22242065083733" calcext:value-type="float">
            <text:p>-3.22242065083733</text:p>
          </table:table-cell>
          <table:table-cell/>
          <table:table-cell office:value-type="float" office:value="0.0681432410466973" calcext:value-type="float">
            <text:p>0.068143241046697</text:p>
          </table:table-cell>
          <table:table-cell office:value-type="float" office:value="0.27253047367715" calcext:value-type="float">
            <text:p>0.27253047367715</text:p>
          </table:table-cell>
          <table:table-cell office:value-type="float" office:value="0.0826687658753765" calcext:value-type="float">
            <text:p>0.082668765875377</text:p>
          </table:table-cell>
          <table:table-cell office:value-type="float" office:value="0.330623515645264" calcext:value-type="float">
            <text:p>0.330623515645264</text:p>
          </table:table-cell>
          <table:table-cell/>
          <table:table-cell table:formula="of:=SQRT(1/3*(([.D4]-[.K4])^2+([.D13]-[.K4])^2+([.D22]-[.K4])^2+([.D31]-[.K4])^2))" office:value-type="float" office:value="0.0262076304092275" calcext:value-type="float">
            <text:p>0.026207630409228</text:p>
          </table:table-cell>
          <table:table-cell table:formula="of:=1/([.K4]-[.$H$37])*[.U4]" office:value-type="float" office:value="0.637698905834366" calcext:value-type="float">
            <text:p>0.637698905834366</text:p>
          </table:table-cell>
          <table:table-cell table:formula="of:=1/([.L4]-[.$H$38])*SQRT([.$I$38]^2+[.U4]^2)" office:value-type="float" office:value="0.0231914306474676" calcext:value-type="float">
            <text:p>0.0231914306474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45" calcext:value-type="float">
            <text:p>45</text:p>
          </table:table-cell>
          <table:table-cell office:value-type="float" office:value="2.28798" calcext:value-type="float">
            <text:p>2.28798</text:p>
          </table:table-cell>
          <table:table-cell table:formula="of:=1/[.C5]" office:value-type="float" office:value="0.0222222222222222" calcext:value-type="float">
            <text:p>0.022222222222222</text:p>
          </table:table-cell>
          <table:table-cell/>
          <table:table-cell office:value-type="float" office:value="0.900785415486044" calcext:value-type="float">
            <text:p>0.900785415486044</text:p>
          </table:table-cell>
          <table:table-cell office:value-type="float" office:value="0.0047087461733015" calcext:value-type="float">
            <text:p>0.004708746173302</text:p>
          </table:table-cell>
          <table:table-cell/>
          <table:table-cell table:formula="of:=[.C5]" office:value-type="float" office:value="45" calcext:value-type="float">
            <text:p>45</text:p>
          </table:table-cell>
          <table:table-cell table:formula="of:=([.D5]+[.D14]+[.D23]+[.D32])/4" office:value-type="float" office:value="2.2976975" calcext:value-type="float">
            <text:p>2.2976975</text:p>
          </table:table-cell>
          <table:table-cell table:formula="of:=LN([.J5])" office:value-type="float" office:value="3.80666248977032" calcext:value-type="float">
            <text:p>3.80666248977032</text:p>
          </table:table-cell>
          <table:table-cell table:formula="of:=LN([.K5]-[.$H$37])" office:value-type="float" office:value="-3.55742371161726" calcext:value-type="float">
            <text:p>-3.55742371161726</text:p>
          </table:table-cell>
          <table:table-cell table:formula="of:=LN([.K5]-[.$H$38])" office:value-type="float" office:value="-3.60184128486988" calcext:value-type="float">
            <text:p>-3.60184128486988</text:p>
          </table:table-cell>
          <table:table-cell/>
          <table:table-cell office:value-type="float" office:value="0.97872889864311" calcext:value-type="float">
            <text:p>0.97872889864311</text:p>
          </table:table-cell>
          <table:table-cell office:value-type="float" office:value="0.118490117107796" calcext:value-type="float">
            <text:p>0.118490117107796</text:p>
          </table:table-cell>
          <table:table-cell office:value-type="float" office:value="0.97223638593506" calcext:value-type="float">
            <text:p>0.97223638593506</text:p>
          </table:table-cell>
          <table:table-cell office:value-type="float" office:value="0.143747664467818" calcext:value-type="float">
            <text:p>0.143747664467818</text:p>
          </table:table-cell>
          <table:table-cell/>
          <table:table-cell table:formula="of:=SQRT(1/3*(([.D5]-[.K5])^2+([.D14]-[.K5])^2+([.D23]-[.K5])^2+([.D32]-[.K5])^2))" office:value-type="float" office:value="0.0144767131974078" calcext:value-type="float">
            <text:p>0.014476713197408</text:p>
          </table:table-cell>
          <table:table-cell table:formula="of:=1/([.K5]-[.$H$37])*[.U5]" office:value-type="float" office:value="0.507737754852158" calcext:value-type="float">
            <text:p>0.507737754852158</text:p>
          </table:table-cell>
          <table:table-cell table:formula="of:=1/([.L5]-[.$H$38])*SQRT([.$I$38]^2+[.U5]^2)" office:value-type="float" office:value="0.00944305304181321" calcext:value-type="float">
            <text:p>0.009443053041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60" calcext:value-type="float">
            <text:p>60</text:p>
          </table:table-cell>
          <table:table-cell office:value-type="float" office:value="2.28519" calcext:value-type="float">
            <text:p>2.28519</text:p>
          </table:table-cell>
          <table:table-cell table:formula="of:=1/[.C6]" office:value-type="float" office:value="0.0166666666666667" calcext:value-type="float">
            <text:p>0.016666666666667</text:p>
          </table:table-cell>
          <table:table-cell/>
          <table:table-cell office:value-type="float" office:value="45.3958165474822" calcext:value-type="float">
            <text:p>45.395816547482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6]" office:value-type="float" office:value="60" calcext:value-type="float">
            <text:p>60</text:p>
          </table:table-cell>
          <table:table-cell table:formula="of:=([.D6]+[.D15]+[.D24]+[.D33])/4" office:value-type="float" office:value="2.2919675" calcext:value-type="float">
            <text:p>2.2919675</text:p>
          </table:table-cell>
          <table:table-cell table:formula="of:=LN([.J6])" office:value-type="float" office:value="4.0943445622221" calcext:value-type="float">
            <text:p>4.0943445622221</text:p>
          </table:table-cell>
          <table:table-cell table:formula="of:=LN([.K6]-[.$H$37])" office:value-type="float" office:value="-3.78177637354785" calcext:value-type="float">
            <text:p>-3.78177637354785</text:p>
          </table:table-cell>
          <table:table-cell table:formula="of:=LN([.K6]-[.$H$38])" office:value-type="float" office:value="-3.83768308251732" calcext:value-type="float">
            <text:p>-3.83768308251732</text:p>
          </table:table-cell>
          <table:table-cell/>
          <table:table-cell office:value-type="float" office:value="230.0607011884" calcext:value-type="float">
            <text:p>230.0607011884</text:p>
          </table:table-cell>
          <table:table-cell office:value-type="float" office:value="5" calcext:value-type="float">
            <text:p>5</text:p>
          </table:table-cell>
          <table:table-cell office:value-type="float" office:value="175.091827681543" calcext:value-type="float">
            <text:p>175.091827681543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1/3*(([.D6]-[.K6])^2+([.D15]-[.K6])^2+([.D24]-[.K6])^2+([.D33]-[.K6])^2))" office:value-type="float" office:value="0.0111486183747883" calcext:value-type="float">
            <text:p>0.011148618374788</text:p>
          </table:table-cell>
          <table:table-cell table:formula="of:=1/([.K6]-[.$H$37])*[.U6]" office:value-type="float" office:value="0.489356836917756" calcext:value-type="float">
            <text:p>0.489356836917756</text:p>
          </table:table-cell>
          <table:table-cell table:formula="of:=1/([.L6]-[.$H$38])*SQRT([.$I$38]^2+[.U6]^2)" office:value-type="float" office:value="0.00613383882979328" calcext:value-type="float">
            <text:p>0.0061338388297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float" office:value="2.28189" calcext:value-type="float">
            <text:p>2.28189</text:p>
          </table:table-cell>
          <table:table-cell table:formula="of:=1/[.C7]" office:value-type="float" office:value="0.0133333333333333" calcext:value-type="float">
            <text:p>0.013333333333333</text:p>
          </table:table-cell>
          <table:table-cell/>
          <table:table-cell office:value-type="float" office:value="0.00100652923309138" calcext:value-type="float">
            <text:p>0.001006529233091</text:p>
          </table:table-cell>
          <table:table-cell office:value-type="float" office:value="0.000110861452622907" calcext:value-type="float">
            <text:p>0.000110861452623</text:p>
          </table:table-cell>
          <table:table-cell/>
          <table:table-cell table:formula="of:=[.C7]" office:value-type="float" office:value="75" calcext:value-type="float">
            <text:p>75</text:p>
          </table:table-cell>
          <table:table-cell table:formula="of:=([.D7]+[.D16]+[.D25]+[.D34])/4" office:value-type="float" office:value="2.287745" calcext:value-type="float">
            <text:p>2.287745</text:p>
          </table:table-cell>
          <table:table-cell table:formula="of:=LN([.J7])" office:value-type="float" office:value="4.31748811353631" calcext:value-type="float">
            <text:p>4.31748811353631</text:p>
          </table:table-cell>
          <table:table-cell table:formula="of:=LN([.K7]-[.$H$37])" office:value-type="float" office:value="-3.98676348134831" calcext:value-type="float">
            <text:p>-3.98676348134831</text:p>
          </table:table-cell>
          <table:table-cell table:formula="of:=LN([.K7]-[.$H$38])" office:value-type="float" office:value="-4.05583806673284" calcext:value-type="float">
            <text:p>-4.05583806673284</text:p>
          </table:table-cell>
          <table:table-cell/>
          <table:table-cell office:value-type="float" office:value="3.23003104510207" calcext:value-type="float">
            <text:p>3.23003104510207</text:p>
          </table:table-cell>
          <table:table-cell office:value-type="float" office:value="0.070199539261096" calcext:value-type="float">
            <text:p>0.070199539261096</text:p>
          </table:table-cell>
          <table:table-cell office:value-type="float" office:value="3.61799090328371" calcext:value-type="float">
            <text:p>3.61799090328371</text:p>
          </table:table-cell>
          <table:table-cell office:value-type="float" office:value="0.103316955199763" calcext:value-type="float">
            <text:p>0.103316955199763</text:p>
          </table:table-cell>
          <table:table-cell/>
          <table:table-cell table:formula="of:=SQRT(1/3*(([.D7]-[.K7])^2+([.D16]-[.K7])^2+([.D25]-[.K7])^2+([.D34]-[.K7])^2))" office:value-type="float" office:value="0.011068400968523" calcext:value-type="float">
            <text:p>0.011068400968523</text:p>
          </table:table-cell>
          <table:table-cell table:formula="of:=1/([.K7]-[.$H$37])*[.U7]" office:value-type="float" office:value="0.596367907062781" calcext:value-type="float">
            <text:p>0.596367907062781</text:p>
          </table:table-cell>
          <table:table-cell table:formula="of:=1/([.L7]-[.$H$38])*SQRT([.$I$38]^2+[.U7]^2)" office:value-type="float" office:value="0.0054261608257646" calcext:value-type="float">
            <text:p>0.0054261608257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90" calcext:value-type="float">
            <text:p>90</text:p>
          </table:table-cell>
          <table:table-cell office:value-type="float" office:value="2.27697" calcext:value-type="float">
            <text:p>2.27697</text:p>
          </table:table-cell>
          <table:table-cell table:formula="of:=1/[.C8]" office:value-type="float" office:value="0.0111111111111111" calcext:value-type="float">
            <text:p>0.011111111111111</text:p>
          </table:table-cell>
          <table:table-cell table:number-columns-repeated="4"/>
          <table:table-cell table:formula="of:=[.C8]" office:value-type="float" office:value="90" calcext:value-type="float">
            <text:p>90</text:p>
          </table:table-cell>
          <table:table-cell table:formula="of:=([.D8]+[.D17]+[.D26]+[.D35])/4" office:value-type="float" office:value="2.2823075" calcext:value-type="float">
            <text:p>2.2823075</text:p>
          </table:table-cell>
          <table:table-cell table:formula="of:=LN([.J8])" office:value-type="float" office:value="4.49980967033027" calcext:value-type="float">
            <text:p>4.49980967033027</text:p>
          </table:table-cell>
          <table:table-cell table:formula="of:=LN([.K8]-[.$H$37])" office:value-type="float" office:value="-4.33345090972515" calcext:value-type="float">
            <text:p>-4.33345090972515</text:p>
          </table:table-cell>
          <table:table-cell table:formula="of:=LN([.K8]-[.$H$38])" office:value-type="float" office:value="-4.43260793161377" calcext:value-type="float">
            <text:p>-4.43260793161377</text:p>
          </table:table-cell>
          <table:table-cell/>
          <table:table-cell office:value-type="string" calcext:value-type="string">
            <text:p>nu1</text:p>
          </table:table-cell>
          <table:table-cell/>
          <table:table-cell office:value-type="string" calcext:value-type="string">
            <text:p>nu2</text:p>
          </table:table-cell>
          <table:table-cell table:number-columns-repeated="2"/>
          <table:table-cell table:formula="of:=SQRT(1/3*(([.D8]-[.K8])^2+([.D17]-[.K8])^2+([.D26]-[.K8])^2+([.D35]-[.K8])^2))" office:value-type="float" office:value="0.00742298850418981" calcext:value-type="float">
            <text:p>0.00742298850419</text:p>
          </table:table-cell>
          <table:table-cell table:formula="of:=1/([.K8]-[.$H$37])*[.U8]" office:value-type="float" office:value="0.565682320361307" calcext:value-type="float">
            <text:p>0.565682320361307</text:p>
          </table:table-cell>
          <table:table-cell table:formula="of:=1/([.L8]-[.$H$38])*SQRT([.$I$38]^2+[.U8]^2)" office:value-type="float" office:value="0.00335583900770555" calcext:value-type="float">
            <text:p>0.0033558390077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20" calcext:value-type="float">
            <text:p>120</text:p>
          </table:table-cell>
          <table:table-cell office:value-type="float" office:value="2.26755" calcext:value-type="float">
            <text:p>2.26755</text:p>
          </table:table-cell>
          <table:table-cell table:formula="of:=1/[.C9]" office:value-type="float" office:value="0.00833333333333333" calcext:value-type="float">
            <text:p>0.008333333333333</text:p>
          </table:table-cell>
          <table:table-cell table:number-columns-repeated="4"/>
          <table:table-cell table:formula="of:=[.C9]" office:value-type="float" office:value="120" calcext:value-type="float">
            <text:p>120</text:p>
          </table:table-cell>
          <table:table-cell table:formula="of:=([.D9]+[.D18]+[.D27]+[.D36])/4" office:value-type="float" office:value="2.2775225" calcext:value-type="float">
            <text:p>2.2775225</text:p>
          </table:table-cell>
          <table:table-cell table:formula="of:=LN([.J9])" office:value-type="float" office:value="4.78749174278205" calcext:value-type="float">
            <text:p>4.78749174278205</text:p>
          </table:table-cell>
          <table:table-cell table:formula="of:=LN([.K9]-[.$H$37])" office:value-type="float" office:value="-4.78702955516986" calcext:value-type="float">
            <text:p>-4.78702955516986</text:p>
          </table:table-cell>
          <table:table-cell table:formula="of:=LN([.K9]-[.$H$38])" office:value-type="float" office:value="-4.94787770438737" calcext:value-type="float">
            <text:p>-4.94787770438737</text:p>
          </table:table-cell>
          <table:table-cell/>
          <table:table-cell table:formula="of:=-1/[.P3]" office:value-type="float" office:value="0.967511185600671" calcext:value-type="float">
            <text:p>0.967511185600671</text:p>
          </table:table-cell>
          <table:table-cell table:formula="of:=1/ABS([.P3])^2*[.P4]" office:value-type="float" office:value="0.0637873815872087" calcext:value-type="float">
            <text:p>0.063787381587209</text:p>
          </table:table-cell>
          <table:table-cell table:formula="of:=-1/[.R3]" office:value-type="float" office:value="0.914167142673233" calcext:value-type="float">
            <text:p>0.914167142673233</text:p>
          </table:table-cell>
          <table:table-cell table:formula="of:=1/ABS([.R3])^2*[.R4]" office:value-type="float" office:value="0.0690864169974532" calcext:value-type="float">
            <text:p>0.069086416997453</text:p>
          </table:table-cell>
          <table:table-cell/>
          <table:table-cell table:formula="of:=SQRT(1/3*(([.D9]-[.K9])^2+([.D18]-[.K9])^2+([.D27]-[.K9])^2+([.D36]-[.K9])^2))" office:value-type="float" office:value="0.00816377925146598" calcext:value-type="float">
            <text:p>0.008163779251466</text:p>
          </table:table-cell>
          <table:table-cell table:formula="of:=1/([.K9]-[.$H$37])*[.U9]" office:value-type="float" office:value="0.979200831078671" calcext:value-type="float">
            <text:p>0.979200831078671</text:p>
          </table:table-cell>
          <table:table-cell table:formula="of:=1/([.L9]-[.$H$38])*SQRT([.$I$38]^2+[.U9]^2)" office:value-type="float" office:value="0.003264505097668" calcext:value-type="float">
            <text:p>0.003264505097668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gamma/nu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x(khi)</text:p>
          </table:table-cell>
          <table:table-cell office:value-type="string" calcext:value-type="string">
            <text:p>log(L)</text:p>
          </table:table-cell>
          <table:table-cell office:value-type="string" calcext:value-type="string">
            <text:p>log(max(khi))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2.31828" calcext:value-type="float">
            <text:p>2.31828</text:p>
          </table:table-cell>
          <table:table-cell table:formula="of:=1/[.C12]" office:value-type="float" office:value="0.0666666666666667" calcext:value-type="float">
            <text:p>0.066666666666667</text:p>
          </table:table-cell>
          <table:table-cell/>
          <table:table-cell table:number-matrix-columns-spanned="2" table:number-matrix-rows-spanned="5" table:formula="of:=LINEST([.D12:.D18];[.E12:.E18];1;1)" office:value-type="float" office:value="0.742336511537237" calcext:value-type="float">
            <text:p>0.742336511537237</text:p>
          </table:table-cell>
          <table:table-cell office:value-type="float" office:value="2.26945365221706" calcext:value-type="float">
            <text:p>2.26945365221706</text:p>
          </table:table-cell>
          <table:table-cell/>
          <table:table-cell table:formula="of:=[.C12]" office:value-type="float" office:value="15" calcext:value-type="float">
            <text:p>15</text:p>
          </table:table-cell>
          <table:table-cell table:formula="of:=[.D30]" office:value-type="float" office:value="2.41181" calcext:value-type="float">
            <text:p>2.41181</text:p>
          </table:table-cell>
          <table:table-cell office:value-type="float" office:value="5.42109097473656" calcext:value-type="float">
            <text:p>5.42109097473656</text:p>
          </table:table-cell>
          <table:table-cell table:formula="of:=LN([.J12])" office:value-type="float" office:value="2.70805020110221" calcext:value-type="float">
            <text:p>2.70805020110221</text:p>
          </table:table-cell>
          <table:table-cell table:formula="of:=LN([.L12])" office:value-type="float" office:value="1.69029708204784" calcext:value-type="float">
            <text:p>1.69029708204784</text:p>
          </table:table-cell>
          <table:table-cell/>
          <table:table-cell table:number-matrix-columns-spanned="2" table:number-matrix-rows-spanned="5" table:formula="of:=LINEST([.N12:.N18];[.M12:.M18];1;1)" office:value-type="float" office:value="1.75694045968865" calcext:value-type="float">
            <text:p>1.75694045968865</text:p>
          </table:table-cell>
          <table:table-cell office:value-type="float" office:value="-3.06279874006702" calcext:value-type="float">
            <text:p>-3.062798740067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2.29584" calcext:value-type="float">
            <text:p>2.29584</text:p>
          </table:table-cell>
          <table:table-cell table:formula="of:=1/[.C13]" office:value-type="float" office:value="0.0333333333333333" calcext:value-type="float">
            <text:p>0.033333333333333</text:p>
          </table:table-cell>
          <table:table-cell/>
          <table:table-cell office:value-type="float" office:value="0.0271486808389791" calcext:value-type="float">
            <text:p>0.027148680838979</text:p>
          </table:table-cell>
          <table:table-cell office:value-type="float" office:value="0.000839783002909553" calcext:value-type="float">
            <text:p>0.00083978300291</text:p>
          </table:table-cell>
          <table:table-cell/>
          <table:table-cell table:formula="of:=[.C13]" office:value-type="float" office:value="30" calcext:value-type="float">
            <text:p>30</text:p>
          </table:table-cell>
          <table:table-cell table:formula="of:=[.D31]" office:value-type="float" office:value="2.34911" calcext:value-type="float">
            <text:p>2.34911</text:p>
          </table:table-cell>
          <table:table-cell office:value-type="float" office:value="18.7566398872141" calcext:value-type="float">
            <text:p>18.7566398872141</text:p>
          </table:table-cell>
          <table:table-cell table:formula="of:=LN([.J13])" office:value-type="float" office:value="3.40119738166216" calcext:value-type="float">
            <text:p>3.40119738166216</text:p>
          </table:table-cell>
          <table:table-cell table:formula="of:=LN([.L13])" office:value-type="float" office:value="2.93154781704623" calcext:value-type="float">
            <text:p>2.93154781704623</text:p>
          </table:table-cell>
          <table:table-cell/>
          <table:table-cell office:value-type="float" office:value="0.0104492466463872" calcext:value-type="float">
            <text:p>0.010449246646387</text:p>
          </table:table-cell>
          <table:table-cell office:value-type="float" office:value="0.041790470989746" calcext:value-type="float">
            <text:p>0.04179047098974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.28633" calcext:value-type="float">
            <text:p>2.28633</text:p>
          </table:table-cell>
          <table:table-cell table:formula="of:=1/[.C14]" office:value-type="float" office:value="0.0222222222222222" calcext:value-type="float">
            <text:p>0.022222222222222</text:p>
          </table:table-cell>
          <table:table-cell/>
          <table:table-cell office:value-type="float" office:value="0.993356894717265" calcext:value-type="float">
            <text:p>0.993356894717265</text:p>
          </table:table-cell>
          <table:table-cell office:value-type="float" office:value="0.00135415020281063" calcext:value-type="float">
            <text:p>0.001354150202811</text:p>
          </table:table-cell>
          <table:table-cell/>
          <table:table-cell table:formula="of:=[.C14]" office:value-type="float" office:value="45" calcext:value-type="float">
            <text:p>45</text:p>
          </table:table-cell>
          <table:table-cell table:formula="of:=[.D32]" office:value-type="float" office:value="2.3178" calcext:value-type="float">
            <text:p>2.3178</text:p>
          </table:table-cell>
          <table:table-cell office:value-type="float" office:value="37.3250859506043" calcext:value-type="float">
            <text:p>37.3250859506043</text:p>
          </table:table-cell>
          <table:table-cell table:formula="of:=LN([.J14])" office:value-type="float" office:value="3.80666248977032" calcext:value-type="float">
            <text:p>3.80666248977032</text:p>
          </table:table-cell>
          <table:table-cell table:formula="of:=LN([.L14])" office:value-type="float" office:value="3.61966564618494" calcext:value-type="float">
            <text:p>3.61966564618494</text:p>
          </table:table-cell>
          <table:table-cell/>
          <table:table-cell office:value-type="float" office:value="0.999823172797897" calcext:value-type="float">
            <text:p>0.999823172797897</text:p>
          </table:table-cell>
          <table:table-cell office:value-type="float" office:value="0.0181695563609925" calcext:value-type="float">
            <text:p>0.0181695563609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.28208" calcext:value-type="float">
            <text:p>2.28208</text:p>
          </table:table-cell>
          <table:table-cell table:formula="of:=1/[.C15]" office:value-type="float" office:value="0.0166666666666667" calcext:value-type="float">
            <text:p>0.016666666666667</text:p>
          </table:table-cell>
          <table:table-cell/>
          <table:table-cell office:value-type="float" office:value="747.660056885549" calcext:value-type="float">
            <text:p>747.66005688554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5]" office:value-type="float" office:value="60" calcext:value-type="float">
            <text:p>60</text:p>
          </table:table-cell>
          <table:table-cell table:formula="of:=[.D33]" office:value-type="float" office:value="2.30702" calcext:value-type="float">
            <text:p>2.30702</text:p>
          </table:table-cell>
          <table:table-cell office:value-type="float" office:value="60.4528276246056" calcext:value-type="float">
            <text:p>60.4528276246056</text:p>
          </table:table-cell>
          <table:table-cell table:formula="of:=LN([.J15])" office:value-type="float" office:value="4.0943445622221" calcext:value-type="float">
            <text:p>4.0943445622221</text:p>
          </table:table-cell>
          <table:table-cell table:formula="of:=LN([.L15])" office:value-type="float" office:value="4.10186335222168" calcext:value-type="float">
            <text:p>4.10186335222168</text:p>
          </table:table-cell>
          <table:table-cell/>
          <table:table-cell office:value-type="float" office:value="28271.1924665649" calcext:value-type="float">
            <text:p>28271.1924665649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2.27703" calcext:value-type="float">
            <text:p>2.27703</text:p>
          </table:table-cell>
          <table:table-cell table:formula="of:=1/[.C16]" office:value-type="float" office:value="0.0133333333333333" calcext:value-type="float">
            <text:p>0.013333333333333</text:p>
          </table:table-cell>
          <table:table-cell/>
          <table:table-cell office:value-type="float" office:value="0.00137100127185543" calcext:value-type="float">
            <text:p>0.001371001271855</text:p>
          </table:table-cell>
          <table:table-cell office:value-type="float" office:value="0.00000916861385886035" calcext:value-type="float">
            <text:p>9.16861385886035E-06</text:p>
          </table:table-cell>
          <table:table-cell/>
          <table:table-cell table:formula="of:=[.C16]" office:value-type="float" office:value="75" calcext:value-type="float">
            <text:p>75</text:p>
          </table:table-cell>
          <table:table-cell table:formula="of:=[.D34]" office:value-type="float" office:value="2.3024" calcext:value-type="float">
            <text:p>2.3024</text:p>
          </table:table-cell>
          <table:table-cell office:value-type="float" office:value="93.0559536568762" calcext:value-type="float">
            <text:p>93.0559536568762</text:p>
          </table:table-cell>
          <table:table-cell table:formula="of:=LN([.J16])" office:value-type="float" office:value="4.31748811353631" calcext:value-type="float">
            <text:p>4.31748811353631</text:p>
          </table:table-cell>
          <table:table-cell table:formula="of:=LN([.L16])" office:value-type="float" office:value="4.5332009644576" calcext:value-type="float">
            <text:p>4.5332009644576</text:p>
          </table:table-cell>
          <table:table-cell/>
          <table:table-cell office:value-type="float" office:value="9.33324731640397" calcext:value-type="float">
            <text:p>9.33324731640397</text:p>
          </table:table-cell>
          <table:table-cell office:value-type="float" office:value="0.00165066389177641" calcext:value-type="float">
            <text:p>0.0016506638917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2.27836" calcext:value-type="float">
            <text:p>2.27836</text:p>
          </table:table-cell>
          <table:table-cell table:formula="of:=1/[.C17]" office:value-type="float" office:value="0.0111111111111111" calcext:value-type="float">
            <text:p>0.011111111111111</text:p>
          </table:table-cell>
          <table:table-cell table:number-columns-repeated="4"/>
          <table:table-cell table:formula="of:=[.C17]" office:value-type="float" office:value="90" calcext:value-type="float">
            <text:p>90</text:p>
          </table:table-cell>
          <table:table-cell table:formula="of:=[.D35]" office:value-type="float" office:value="2.2932" calcext:value-type="float">
            <text:p>2.2932</text:p>
          </table:table-cell>
          <table:table-cell office:value-type="float" office:value="128.957949395757" calcext:value-type="float">
            <text:p>128.957949395757</text:p>
          </table:table-cell>
          <table:table-cell table:formula="of:=LN([.J17])" office:value-type="float" office:value="4.49980967033027" calcext:value-type="float">
            <text:p>4.49980967033027</text:p>
          </table:table-cell>
          <table:table-cell table:formula="of:=LN([.L17])" office:value-type="float" office:value="4.8594863775444" calcext:value-type="float">
            <text:p>4.8594863775444</text:p>
          </table:table-cell>
          <table:table-cell/>
          <table:table-cell office:value-type="string" calcext:value-type="string">
            <text:p>gamma/nu</text:p>
          </table:table-cell>
          <table:table-cell/>
          <table:table-cell office:value-type="string" calcext:value-type="string">
            <text:p>gamm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2.27569" calcext:value-type="float">
            <text:p>2.27569</text:p>
          </table:table-cell>
          <table:table-cell table:formula="of:=1/[.C18]" office:value-type="float" office:value="0.00833333333333333" calcext:value-type="float">
            <text:p>0.008333333333333</text:p>
          </table:table-cell>
          <table:table-cell table:number-columns-repeated="4"/>
          <table:table-cell table:formula="of:=[.C18]" office:value-type="float" office:value="120" calcext:value-type="float">
            <text:p>120</text:p>
          </table:table-cell>
          <table:table-cell table:formula="of:=[.D36]" office:value-type="float" office:value="2.28713" calcext:value-type="float">
            <text:p>2.28713</text:p>
          </table:table-cell>
          <table:table-cell office:value-type="float" office:value="209.000357667333" calcext:value-type="float">
            <text:p>209.000357667333</text:p>
          </table:table-cell>
          <table:table-cell table:formula="of:=LN([.J18])" office:value-type="float" office:value="4.78749174278205" calcext:value-type="float">
            <text:p>4.78749174278205</text:p>
          </table:table-cell>
          <table:table-cell table:formula="of:=LN([.L18])" office:value-type="float" office:value="5.3423359632903" calcext:value-type="float">
            <text:p>5.3423359632903</text:p>
          </table:table-cell>
          <table:table-cell/>
          <table:table-cell table:formula="of:=[.P12]" office:value-type="float" office:value="1.75694045968865" calcext:value-type="float">
            <text:p>1.75694045968865</text:p>
          </table:table-cell>
          <table:table-cell table:formula="of:=[.P13]" office:value-type="float" office:value="0.0104492466463872" calcext:value-type="float">
            <text:p>0.010449246646387</text:p>
          </table:table-cell>
          <table:table-cell table:formula="of:=[.P18]*[.P9]" office:value-type="float" office:value="1.69985954718316" calcext:value-type="float">
            <text:p>1.69985954718316</text:p>
          </table:table-cell>
          <table:table-cell table:formula="of:=[.P18]*[.Q9]+[.P9]*[.Q18]" office:value-type="float" office:value="0.122180394539646" calcext:value-type="float">
            <text:p>0.122180394539646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beta/nu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x(m)</text:p>
          </table:table-cell>
          <table:table-cell office:value-type="string" calcext:value-type="string">
            <text:p>log(L)</text:p>
          </table:table-cell>
          <table:table-cell office:value-type="string" calcext:value-type="string">
            <text:p>log(max(m))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.35319" calcext:value-type="float">
            <text:p>2.35319</text:p>
          </table:table-cell>
          <table:table-cell table:formula="of:=1/[.C21]" office:value-type="float" office:value="0.0666666666666667" calcext:value-type="float">
            <text:p>0.066666666666667</text:p>
          </table:table-cell>
          <table:table-cell/>
          <table:table-cell table:number-matrix-columns-spanned="2" table:number-matrix-rows-spanned="5" table:formula="of:=LINEST([.D21:.D27];[.E21:.E27];1;1)" office:value-type="float" office:value="1.21542427249849" calcext:value-type="float">
            <text:p>1.21542427249849</text:p>
          </table:table-cell>
          <table:table-cell office:value-type="float" office:value="2.26997459522206" calcext:value-type="float">
            <text:p>2.26997459522206</text:p>
          </table:table-cell>
          <table:table-cell/>
          <table:table-cell table:formula="of:=[.C21]" office:value-type="float" office:value="15" calcext:value-type="float">
            <text:p>15</text:p>
          </table:table-cell>
          <table:table-cell table:formula="of:=[.D21]" office:value-type="float" office:value="2.35319" calcext:value-type="float">
            <text:p>2.35319</text:p>
          </table:table-cell>
          <table:table-cell office:value-type="float" office:value="0.601395809355552" calcext:value-type="float">
            <text:p>0.601395809355552</text:p>
          </table:table-cell>
          <table:table-cell table:formula="of:=LN([.J21])" office:value-type="float" office:value="2.70805020110221" calcext:value-type="float">
            <text:p>2.70805020110221</text:p>
          </table:table-cell>
          <table:table-cell table:formula="of:=LN([.L21])" office:value-type="float" office:value="-0.508501976600386" calcext:value-type="float">
            <text:p>-0.508501976600386</text:p>
          </table:table-cell>
          <table:table-cell/>
          <table:table-cell table:number-matrix-columns-spanned="2" table:number-matrix-rows-spanned="5" table:formula="of:=LINEST([.N21:.N27];[.M21:.M27];1;1)" office:value-type="float" office:value="-0.14096300422264" calcext:value-type="float">
            <text:p>-0.14096300422264</text:p>
          </table:table-cell>
          <table:table-cell office:value-type="float" office:value="-0.120825693692679" calcext:value-type="float">
            <text:p>-0.12082569369267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2.30294" calcext:value-type="float">
            <text:p>2.30294</text:p>
          </table:table-cell>
          <table:table-cell table:formula="of:=1/[.C22]" office:value-type="float" office:value="0.0333333333333333" calcext:value-type="float">
            <text:p>0.033333333333333</text:p>
          </table:table-cell>
          <table:table-cell/>
          <table:table-cell office:value-type="float" office:value="0.0877724180261999" calcext:value-type="float">
            <text:p>0.0877724180262</text:p>
          </table:table-cell>
          <table:table-cell office:value-type="float" office:value="0.00271504111819845" calcext:value-type="float">
            <text:p>0.002715041118198</text:p>
          </table:table-cell>
          <table:table-cell/>
          <table:table-cell table:formula="of:=[.C22]" office:value-type="float" office:value="30" calcext:value-type="float">
            <text:p>30</text:p>
          </table:table-cell>
          <table:table-cell table:formula="of:=[.D22]" office:value-type="float" office:value="2.30294" calcext:value-type="float">
            <text:p>2.30294</text:p>
          </table:table-cell>
          <table:table-cell office:value-type="float" office:value="0.568442295691284" calcext:value-type="float">
            <text:p>0.568442295691284</text:p>
          </table:table-cell>
          <table:table-cell table:formula="of:=LN([.J22])" office:value-type="float" office:value="3.40119738166216" calcext:value-type="float">
            <text:p>3.40119738166216</text:p>
          </table:table-cell>
          <table:table-cell table:formula="of:=LN([.L22])" office:value-type="float" office:value="-0.564855473685103" calcext:value-type="float">
            <text:p>-0.564855473685103</text:p>
          </table:table-cell>
          <table:table-cell/>
          <table:table-cell office:value-type="float" office:value="0.0200080071215638" calcext:value-type="float">
            <text:p>0.020008007121564</text:p>
          </table:table-cell>
          <table:table-cell office:value-type="float" office:value="0.0800195525545795" calcext:value-type="float">
            <text:p>0.080019552554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2.29868" calcext:value-type="float">
            <text:p>2.29868</text:p>
          </table:table-cell>
          <table:table-cell table:formula="of:=1/[.C23]" office:value-type="float" office:value="0.0222222222222222" calcext:value-type="float">
            <text:p>0.022222222222222</text:p>
          </table:table-cell>
          <table:table-cell/>
          <table:table-cell office:value-type="float" office:value="0.974587285295388" calcext:value-type="float">
            <text:p>0.974587285295388</text:p>
          </table:table-cell>
          <table:table-cell office:value-type="float" office:value="0.00437800416072913" calcext:value-type="float">
            <text:p>0.004378004160729</text:p>
          </table:table-cell>
          <table:table-cell/>
          <table:table-cell table:formula="of:=[.C23]" office:value-type="float" office:value="45" calcext:value-type="float">
            <text:p>45</text:p>
          </table:table-cell>
          <table:table-cell table:formula="of:=[.D23]" office:value-type="float" office:value="2.29868" calcext:value-type="float">
            <text:p>2.29868</text:p>
          </table:table-cell>
          <table:table-cell office:value-type="float" office:value="0.513005627631628" calcext:value-type="float">
            <text:p>0.513005627631628</text:p>
          </table:table-cell>
          <table:table-cell table:formula="of:=LN([.J23])" office:value-type="float" office:value="3.80666248977032" calcext:value-type="float">
            <text:p>3.80666248977032</text:p>
          </table:table-cell>
          <table:table-cell table:formula="of:=LN([.L23])" office:value-type="float" office:value="-0.667468463829378" calcext:value-type="float">
            <text:p>-0.667468463829378</text:p>
          </table:table-cell>
          <table:table-cell/>
          <table:table-cell office:value-type="float" office:value="0.908486367972171" calcext:value-type="float">
            <text:p>0.908486367972171</text:p>
          </table:table-cell>
          <table:table-cell office:value-type="float" office:value="0.0347907007432047" calcext:value-type="float">
            <text:p>0.03479070074320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.29358" calcext:value-type="float">
            <text:p>2.29358</text:p>
          </table:table-cell>
          <table:table-cell table:formula="of:=1/[.C24]" office:value-type="float" office:value="0.0166666666666667" calcext:value-type="float">
            <text:p>0.016666666666667</text:p>
          </table:table-cell>
          <table:table-cell/>
          <table:table-cell office:value-type="float" office:value="191.75190384491" calcext:value-type="float">
            <text:p>191.7519038449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4]" office:value-type="float" office:value="60" calcext:value-type="float">
            <text:p>60</text:p>
          </table:table-cell>
          <table:table-cell table:formula="of:=[.D24]" office:value-type="float" office:value="2.29358" calcext:value-type="float">
            <text:p>2.29358</text:p>
          </table:table-cell>
          <table:table-cell office:value-type="float" office:value="0.484503060592942" calcext:value-type="float">
            <text:p>0.484503060592942</text:p>
          </table:table-cell>
          <table:table-cell table:formula="of:=LN([.J24])" office:value-type="float" office:value="4.0943445622221" calcext:value-type="float">
            <text:p>4.0943445622221</text:p>
          </table:table-cell>
          <table:table-cell table:formula="of:=LN([.L24])" office:value-type="float" office:value="-0.724631530657972" calcext:value-type="float">
            <text:p>-0.724631530657972</text:p>
          </table:table-cell>
          <table:table-cell/>
          <table:table-cell office:value-type="float" office:value="49.6366687585899" calcext:value-type="float">
            <text:p>49.6366687585899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2.28966" calcext:value-type="float">
            <text:p>2.28966</text:p>
          </table:table-cell>
          <table:table-cell table:formula="of:=1/[.C25]" office:value-type="float" office:value="0.0133333333333333" calcext:value-type="float">
            <text:p>0.013333333333333</text:p>
          </table:table-cell>
          <table:table-cell/>
          <table:table-cell office:value-type="float" office:value="0.00367529348355748" calcext:value-type="float">
            <text:p>0.003675293483557</text:p>
          </table:table-cell>
          <table:table-cell office:value-type="float" office:value="0.000095834602156808" calcext:value-type="float">
            <text:p>9.5834602156808E-05</text:p>
          </table:table-cell>
          <table:table-cell/>
          <table:table-cell table:formula="of:=[.C25]" office:value-type="float" office:value="75" calcext:value-type="float">
            <text:p>75</text:p>
          </table:table-cell>
          <table:table-cell table:formula="of:=[.D25]" office:value-type="float" office:value="2.28966" calcext:value-type="float">
            <text:p>2.28966</text:p>
          </table:table-cell>
          <table:table-cell office:value-type="float" office:value="0.461167982626648" calcext:value-type="float">
            <text:p>0.461167982626648</text:p>
          </table:table-cell>
          <table:table-cell table:formula="of:=LN([.J25])" office:value-type="float" office:value="4.31748811353631" calcext:value-type="float">
            <text:p>4.31748811353631</text:p>
          </table:table-cell>
          <table:table-cell table:formula="of:=LN([.L25])" office:value-type="float" office:value="-0.773992914882022" calcext:value-type="float">
            <text:p>-0.773992914882022</text:p>
          </table:table-cell>
          <table:table-cell/>
          <table:table-cell office:value-type="float" office:value="0.0600798693703965" calcext:value-type="float">
            <text:p>0.060079869370397</text:p>
          </table:table-cell>
          <table:table-cell office:value-type="float" office:value="0.00605196429101613" calcext:value-type="float">
            <text:p>0.00605196429101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2.2807" calcext:value-type="float">
            <text:p>2.2807</text:p>
          </table:table-cell>
          <table:table-cell table:formula="of:=1/[.C26]" office:value-type="float" office:value="0.0111111111111111" calcext:value-type="float">
            <text:p>0.011111111111111</text:p>
          </table:table-cell>
          <table:table-cell table:number-columns-repeated="4"/>
          <table:table-cell table:formula="of:=[.C26]" office:value-type="float" office:value="90" calcext:value-type="float">
            <text:p>90</text:p>
          </table:table-cell>
          <table:table-cell table:formula="of:=[.D26]" office:value-type="float" office:value="2.2807" calcext:value-type="float">
            <text:p>2.2807</text:p>
          </table:table-cell>
          <table:table-cell office:value-type="float" office:value="0.490874090362922" calcext:value-type="float">
            <text:p>0.490874090362922</text:p>
          </table:table-cell>
          <table:table-cell table:formula="of:=LN([.J26])" office:value-type="float" office:value="4.49980967033027" calcext:value-type="float">
            <text:p>4.49980967033027</text:p>
          </table:table-cell>
          <table:table-cell table:formula="of:=LN([.L26])" office:value-type="float" office:value="-0.711567619178785" calcext:value-type="float">
            <text:p>-0.711567619178785</text:p>
          </table:table-cell>
          <table:table-cell/>
          <table:table-cell office:value-type="string" calcext:value-type="string">
            <text:p>beta/n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float" office:value="2.27972" calcext:value-type="float">
            <text:p>2.27972</text:p>
          </table:table-cell>
          <table:table-cell table:formula="of:=1/[.C27]" office:value-type="float" office:value="0.00833333333333333" calcext:value-type="float">
            <text:p>0.008333333333333</text:p>
          </table:table-cell>
          <table:table-cell table:number-columns-repeated="4"/>
          <table:table-cell table:formula="of:=[.C27]" office:value-type="float" office:value="120" calcext:value-type="float">
            <text:p>120</text:p>
          </table:table-cell>
          <table:table-cell table:formula="of:=[.D27]" office:value-type="float" office:value="2.27972" calcext:value-type="float">
            <text:p>2.27972</text:p>
          </table:table-cell>
          <table:table-cell office:value-type="float" office:value="0.454998360311947" calcext:value-type="float">
            <text:p>0.454998360311947</text:p>
          </table:table-cell>
          <table:table-cell table:formula="of:=LN([.J27])" office:value-type="float" office:value="4.78749174278205" calcext:value-type="float">
            <text:p>4.78749174278205</text:p>
          </table:table-cell>
          <table:table-cell table:formula="of:=LN([.L27])" office:value-type="float" office:value="-0.787461463747687" calcext:value-type="float">
            <text:p>-0.787461463747687</text:p>
          </table:table-cell>
          <table:table-cell/>
          <table:table-cell table:formula="of:=[.P21]" office:value-type="float" office:value="-0.14096300422264" calcext:value-type="float">
            <text:p>-0.14096300422264</text:p>
          </table:table-cell>
          <table:table-cell table:formula="of:=[.P22]" office:value-type="float" office:value="0.0200080071215638" calcext:value-type="float">
            <text:p>0.020008007121564</text:p>
          </table:table-cell>
          <table:table-cell table:formula="of:=-[.P27]*[.P9]" office:value-type="float" office:value="0.136383283341279" calcext:value-type="float">
            <text:p>0.136383283341279</text:p>
          </table:table-cell>
          <table:table-cell table:formula="of:=[.P9]*[.Q27]+[.P27]*[.Q9]" office:value-type="float" office:value="0.010366309751662" calcext:value-type="float">
            <text:p>0.010366309751662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alpha/nu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x(cv)</text:p>
          </table:table-cell>
          <table:table-cell office:value-type="string" calcext:value-type="string">
            <text:p>log(L)</text:p>
          </table:table-cell>
          <table:table-cell office:value-type="string" calcext:value-type="string">
            <text:p>log(max(m))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2.41181" calcext:value-type="float">
            <text:p>2.41181</text:p>
          </table:table-cell>
          <table:table-cell table:formula="of:=1/[.C30]" office:value-type="float" office:value="0.0666666666666667" calcext:value-type="float">
            <text:p>0.066666666666667</text:p>
          </table:table-cell>
          <table:table-cell/>
          <table:table-cell table:number-matrix-columns-spanned="2" table:number-matrix-rows-spanned="5" table:formula="of:=LINEST([.D30:.D36];[.E30:.E36];1;1)" office:value-type="float" office:value="2.13882529330451" calcext:value-type="float">
            <text:p>2.13882529330451</text:p>
          </table:table-cell>
          <table:table-cell office:value-type="float" office:value="2.27161499875944" calcext:value-type="float">
            <text:p>2.27161499875944</text:p>
          </table:table-cell>
          <table:table-cell/>
          <table:table-cell table:formula="of:=[.C21]" office:value-type="float" office:value="15" calcext:value-type="float">
            <text:p>15</text:p>
          </table:table-cell>
          <table:table-cell table:formula="of:=[.D21]" office:value-type="float" office:value="2.35319" calcext:value-type="float">
            <text:p>2.35319</text:p>
          </table:table-cell>
          <table:table-cell office:value-type="float" office:value="1.50761856989402" calcext:value-type="float">
            <text:p>1.50761856989402</text:p>
          </table:table-cell>
          <table:table-cell table:formula="of:=LN([.J30])" office:value-type="float" office:value="2.70805020110221" calcext:value-type="float">
            <text:p>2.70805020110221</text:p>
          </table:table-cell>
          <table:table-cell table:formula="of:=LN([.L30])" office:value-type="float" office:value="0.410531299855559" calcext:value-type="float">
            <text:p>0.410531299855559</text:p>
          </table:table-cell>
          <table:table-cell/>
          <table:table-cell table:number-matrix-columns-spanned="2" table:number-matrix-rows-spanned="5" table:formula="of:=LINEST([.N30:.N36];[.M30:.M36];1;1)" office:value-type="float" office:value="0.249172839462891" calcext:value-type="float">
            <text:p>0.249172839462891</text:p>
          </table:table-cell>
          <table:table-cell office:value-type="float" office:value="-0.241345578812719" calcext:value-type="float">
            <text:p>-0.2413455788127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float" office:value="2.34911" calcext:value-type="float">
            <text:p>2.34911</text:p>
          </table:table-cell>
          <table:table-cell table:formula="of:=1/[.C31]" office:value-type="float" office:value="0.0333333333333333" calcext:value-type="float">
            <text:p>0.033333333333333</text:p>
          </table:table-cell>
          <table:table-cell/>
          <table:table-cell office:value-type="float" office:value="0.0701788399514952" calcext:value-type="float">
            <text:p>0.070178839951495</text:p>
          </table:table-cell>
          <table:table-cell office:value-type="float" office:value="0.00217082359561864" calcext:value-type="float">
            <text:p>0.002170823595619</text:p>
          </table:table-cell>
          <table:table-cell/>
          <table:table-cell table:formula="of:=[.C22]" office:value-type="float" office:value="30" calcext:value-type="float">
            <text:p>30</text:p>
          </table:table-cell>
          <table:table-cell table:formula="of:=[.D22]" office:value-type="float" office:value="2.30294" calcext:value-type="float">
            <text:p>2.30294</text:p>
          </table:table-cell>
          <table:table-cell office:value-type="float" office:value="1.87087587599501" calcext:value-type="float">
            <text:p>1.87087587599501</text:p>
          </table:table-cell>
          <table:table-cell table:formula="of:=LN([.J31])" office:value-type="float" office:value="3.40119738166216" calcext:value-type="float">
            <text:p>3.40119738166216</text:p>
          </table:table-cell>
          <table:table-cell table:formula="of:=LN([.L31])" office:value-type="float" office:value="0.626406704094504" calcext:value-type="float">
            <text:p>0.626406704094504</text:p>
          </table:table-cell>
          <table:table-cell/>
          <table:table-cell office:value-type="float" office:value="0.0108383082734344" calcext:value-type="float">
            <text:p>0.010838308273434</text:p>
          </table:table-cell>
          <table:table-cell office:value-type="float" office:value="0.0433464748997466" calcext:value-type="float">
            <text:p>0.04334647489974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2.3178" calcext:value-type="float">
            <text:p>2.3178</text:p>
          </table:table-cell>
          <table:table-cell table:formula="of:=1/[.C32]" office:value-type="float" office:value="0.0222222222222222" calcext:value-type="float">
            <text:p>0.022222222222222</text:p>
          </table:table-cell>
          <table:table-cell/>
          <table:table-cell office:value-type="float" office:value="0.994645731142568" calcext:value-type="float">
            <text:p>0.994645731142568</text:p>
          </table:table-cell>
          <table:table-cell office:value-type="float" office:value="0.00350045333388307" calcext:value-type="float">
            <text:p>0.003500453333883</text:p>
          </table:table-cell>
          <table:table-cell/>
          <table:table-cell table:formula="of:=[.C23]" office:value-type="float" office:value="45" calcext:value-type="float">
            <text:p>45</text:p>
          </table:table-cell>
          <table:table-cell table:formula="of:=[.D23]" office:value-type="float" office:value="2.29868" calcext:value-type="float">
            <text:p>2.29868</text:p>
          </table:table-cell>
          <table:table-cell office:value-type="float" office:value="2.06749749545986" calcext:value-type="float">
            <text:p>2.06749749545986</text:p>
          </table:table-cell>
          <table:table-cell table:formula="of:=LN([.J32])" office:value-type="float" office:value="3.80666248977032" calcext:value-type="float">
            <text:p>3.80666248977032</text:p>
          </table:table-cell>
          <table:table-cell table:formula="of:=LN([.L32])" office:value-type="float" office:value="0.726338936529176" calcext:value-type="float">
            <text:p>0.726338936529176</text:p>
          </table:table-cell>
          <table:table-cell/>
          <table:table-cell office:value-type="float" office:value="0.990628643016868" calcext:value-type="float">
            <text:p>0.990628643016868</text:p>
          </table:table-cell>
          <table:table-cell office:value-type="float" office:value="0.0188460718457693" calcext:value-type="float">
            <text:p>0.0188460718457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float" office:value="2.30702" calcext:value-type="float">
            <text:p>2.30702</text:p>
          </table:table-cell>
          <table:table-cell table:formula="of:=1/[.C33]" office:value-type="float" office:value="0.0166666666666667" calcext:value-type="float">
            <text:p>0.016666666666667</text:p>
          </table:table-cell>
          <table:table-cell/>
          <table:table-cell office:value-type="float" office:value="928.834316717123" calcext:value-type="float">
            <text:p>928.83431671712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24]" office:value-type="float" office:value="60" calcext:value-type="float">
            <text:p>60</text:p>
          </table:table-cell>
          <table:table-cell table:formula="of:=[.D24]" office:value-type="float" office:value="2.29358" calcext:value-type="float">
            <text:p>2.29358</text:p>
          </table:table-cell>
          <table:table-cell office:value-type="float" office:value="2.17005631030872" calcext:value-type="float">
            <text:p>2.17005631030872</text:p>
          </table:table-cell>
          <table:table-cell table:formula="of:=LN([.J33])" office:value-type="float" office:value="4.0943445622221" calcext:value-type="float">
            <text:p>4.0943445622221</text:p>
          </table:table-cell>
          <table:table-cell table:formula="of:=LN([.L33])" office:value-type="float" office:value="0.77475311666671" calcext:value-type="float">
            <text:p>0.77475311666671</text:p>
          </table:table-cell>
          <table:table-cell/>
          <table:table-cell office:value-type="float" office:value="528.540661080338" calcext:value-type="float">
            <text:p>528.540661080338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75" calcext:value-type="float">
            <text:p>75</text:p>
          </table:table-cell>
          <table:table-cell office:value-type="float" office:value="2.3024" calcext:value-type="float">
            <text:p>2.3024</text:p>
          </table:table-cell>
          <table:table-cell table:formula="of:=1/[.C34]" office:value-type="float" office:value="0.0133333333333333" calcext:value-type="float">
            <text:p>0.013333333333333</text:p>
          </table:table-cell>
          <table:table-cell/>
          <table:table-cell office:value-type="float" office:value="0.0113811680751437" calcext:value-type="float">
            <text:p>0.011381168075144</text:p>
          </table:table-cell>
          <table:table-cell office:value-type="float" office:value="0.0000612658677134655" calcext:value-type="float">
            <text:p>6.12658677134655E-05</text:p>
          </table:table-cell>
          <table:table-cell/>
          <table:table-cell table:formula="of:=[.C25]" office:value-type="float" office:value="75" calcext:value-type="float">
            <text:p>75</text:p>
          </table:table-cell>
          <table:table-cell table:formula="of:=[.D25]" office:value-type="float" office:value="2.28966" calcext:value-type="float">
            <text:p>2.28966</text:p>
          </table:table-cell>
          <table:table-cell office:value-type="float" office:value="2.32670084975462" calcext:value-type="float">
            <text:p>2.32670084975462</text:p>
          </table:table-cell>
          <table:table-cell table:formula="of:=LN([.J34])" office:value-type="float" office:value="4.31748811353631" calcext:value-type="float">
            <text:p>4.31748811353631</text:p>
          </table:table-cell>
          <table:table-cell table:formula="of:=LN([.L34])" office:value-type="float" office:value="0.84445131986986" calcext:value-type="float">
            <text:p>0.84445131986986</text:p>
          </table:table-cell>
          <table:table-cell/>
          <table:table-cell office:value-type="float" office:value="0.187724124868191" calcext:value-type="float">
            <text:p>0.187724124868191</text:p>
          </table:table-cell>
          <table:table-cell office:value-type="float" office:value="0.00177587212007949" calcext:value-type="float">
            <text:p>0.0017758721200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float" office:value="2.2932" calcext:value-type="float">
            <text:p>2.2932</text:p>
          </table:table-cell>
          <table:table-cell table:formula="of:=1/[.C35]" office:value-type="float" office:value="0.0111111111111111" calcext:value-type="float">
            <text:p>0.011111111111111</text:p>
          </table:table-cell>
          <table:table-cell table:number-columns-repeated="4"/>
          <table:table-cell table:formula="of:=[.C26]" office:value-type="float" office:value="90" calcext:value-type="float">
            <text:p>90</text:p>
          </table:table-cell>
          <table:table-cell table:formula="of:=[.D26]" office:value-type="float" office:value="2.2807" calcext:value-type="float">
            <text:p>2.2807</text:p>
          </table:table-cell>
          <table:table-cell office:value-type="float" office:value="2.40108212059613" calcext:value-type="float">
            <text:p>2.40108212059613</text:p>
          </table:table-cell>
          <table:table-cell table:formula="of:=LN([.J35])" office:value-type="float" office:value="4.49980967033027" calcext:value-type="float">
            <text:p>4.49980967033027</text:p>
          </table:table-cell>
          <table:table-cell table:formula="of:=LN([.L35])" office:value-type="float" office:value="0.875919519318163" calcext:value-type="float">
            <text:p>0.875919519318163</text:p>
          </table:table-cell>
          <table:table-cell/>
          <table:table-cell office:value-type="string" calcext:value-type="string">
            <text:p>alpha/n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float" office:value="2.28713" calcext:value-type="float">
            <text:p>2.28713</text:p>
          </table:table-cell>
          <table:table-cell table:formula="of:=1/[.C36]" office:value-type="float" office:value="0.00833333333333333" calcext:value-type="float">
            <text:p>0.008333333333333</text:p>
          </table:table-cell>
          <table:table-cell table:number-columns-repeated="4"/>
          <table:table-cell table:formula="of:=[.C27]" office:value-type="float" office:value="120" calcext:value-type="float">
            <text:p>120</text:p>
          </table:table-cell>
          <table:table-cell table:formula="of:=[.D27]" office:value-type="float" office:value="2.27972" calcext:value-type="float">
            <text:p>2.27972</text:p>
          </table:table-cell>
          <table:table-cell office:value-type="float" office:value="2.54237584926523" calcext:value-type="float">
            <text:p>2.54237584926523</text:p>
          </table:table-cell>
          <table:table-cell table:formula="of:=LN([.J36])" office:value-type="float" office:value="4.78749174278205" calcext:value-type="float">
            <text:p>4.78749174278205</text:p>
          </table:table-cell>
          <table:table-cell table:formula="of:=LN([.L36])" office:value-type="float" office:value="0.933099017567512" calcext:value-type="float">
            <text:p>0.933099017567512</text:p>
          </table:table-cell>
          <table:table-cell/>
          <table:table-cell table:formula="of:=[.P30]" office:value-type="float" office:value="0.249172839462891" calcext:value-type="float">
            <text:p>0.249172839462891</text:p>
          </table:table-cell>
          <table:table-cell table:formula="of:=[.P31]" office:value-type="float" office:value="0.0108383082734344" calcext:value-type="float">
            <text:p>0.010838308273434</text:p>
          </table:table-cell>
          <table:table-cell table:formula="of:=[.P36]*[.P9]" office:value-type="float" office:value="0.241077509328227" calcext:value-type="float">
            <text:p>0.241077509328227</text:p>
          </table:table-cell>
          <table:table-cell table:formula="of:=[.P9]*[.Q36]+[.P36]*[.Q9]" office:value-type="float" office:value="0.0263802674795238" calcext:value-type="float">
            <text:p>0.026380267479524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Tc</text:p>
          </table:table-cell>
          <table:table-cell table:formula="of:=2/LN(1+SQRT(2))" office:value-type="float" office:value="2.26918531421302" calcext:value-type="float">
            <text:p>2.2691853142130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cm</text:p>
          </table:table-cell>
          <table:table-cell table:formula="of:=([.H3]+[.H12]+[.H21]+[.H30])/4" office:value-type="float" office:value="2.27042404201964" calcext:value-type="float">
            <text:p>2.27042404201964</text:p>
          </table:table-cell>
          <table:table-cell table:formula="of:=SQRT(1/3*(([.H3]-[.H38])^2+([.H12]-[.H38])^2+([.H21]-[.H38])^2+([.H30]-[.H38])^2))" office:value-type="float" office:value="0.000933527849850427" calcext:value-type="float">
            <text:p>0.00093352784985</text:p>
          </table:table-cell>
          <table:table-cell office:value-type="string" calcext:value-type="string">
            <text:p>fitting function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P39]&amp;&quot;=&quot;&amp;[.P3]&amp;&quot;*x+&quot;&amp;[.Q3]" office:value-type="string" office:string-value="nu1(x)=-1.03357978169437*x+0.338636125361554" calcext:value-type="string">
            <text:p>nu1(x)=-1.03357978169437*x+0.338636125361554</text:p>
          </table:table-cell>
          <table:table-cell table:number-columns-repeated="5"/>
          <table:table-cell office:value-type="string" calcext:value-type="string">
            <text:p>nu1(x)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formula="of:=[.P40]&amp;&quot;=&quot;&amp;[.R3]&amp;&quot;*x+&quot;&amp;[.S3]" office:value-type="string" office:string-value="nu2(x)=-1.09389186432119*x+0.508604929769798" calcext:value-type="string">
            <text:p>nu2(x)=-1.09389186432119*x+0.508604929769798</text:p>
          </table:table-cell>
          <table:table-cell table:number-columns-repeated="5"/>
          <table:table-cell office:value-type="string" calcext:value-type="string">
            <text:p>nu2(x)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formula="of:=[.P41]&amp;&quot;=&quot;&amp;[.P12]&amp;&quot;*x+&quot;&amp;[.Q12]" office:value-type="string" office:string-value="gammanu(x)=1.75694045968865*x+-3.06279874006702" calcext:value-type="string">
            <text:p>gammanu(x)=1.75694045968865*x+-3.06279874006702</text:p>
          </table:table-cell>
          <table:table-cell table:number-columns-repeated="5"/>
          <table:table-cell office:value-type="string" calcext:value-type="string">
            <text:p>gammanu(x)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formula="of:=[.P42]&amp;&quot;=&quot;&amp;[.P21]&amp;&quot;*x+&quot;&amp;[.Q21]" office:value-type="string" office:string-value="betanu(x)=-0.14096300422264*x+-0.120825693692679" calcext:value-type="string">
            <text:p>betanu(x)=-0.14096300422264*x+-0.120825693692679</text:p>
          </table:table-cell>
          <table:table-cell table:number-columns-repeated="5"/>
          <table:table-cell office:value-type="string" calcext:value-type="string">
            <text:p>betanu(x)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formula="of:=[.P43]&amp;&quot;=&quot;&amp;[.P30]&amp;&quot;*x+&quot;&amp;[.Q30]" office:value-type="string" office:string-value="alphanu(x)=0.249172839462891*x+-0.241345578812719" calcext:value-type="string">
            <text:p>alphanu(x)=0.249172839462891*x+-0.241345578812719</text:p>
          </table:table-cell>
          <table:table-cell table:number-columns-repeated="5"/>
          <table:table-cell office:value-type="string" calcext:value-type="string">
            <text:p>alphanu(x)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table:formula="of:=EXP(1)" office:value-type="float" office:value="2.71828182845904" calcext:value-type="float">
            <text:p>2.7182818284590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LOG([.K48])" office:value-type="float" office:value="0.434294481903252" calcext:value-type="float">
            <text:p>0.434294481903252</text:p>
          </table:table-cell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2.31094" calcext:value-type="float">
            <text:p>2.31094</text:p>
          </table:table-cell>
          <table:table-cell office:value-type="float" office:value="-4.683703" calcext:value-type="float">
            <text:p>-4.683703</text:p>
          </table:table-cell>
          <table:table-cell office:value-type="float" office:value="32.471221" calcext:value-type="float">
            <text:p>32.471221</text:p>
          </table:table-cell>
          <table:table-cell office:value-type="float" office:value="-73.522099" calcext:value-type="float">
            <text:p>-73.522099</text:p>
          </table:table-cell>
          <table:table-cell office:value-type="float" office:value="52.905309" calcext:value-type="float">
            <text:p>52.905309</text:p>
          </table:table-cell>
          <table:table-cell office:value-type="float" office:value="-1.3927922835612" calcext:value-type="float">
            <text:p>-1.392792283561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log(L)</text:p>
          </table:table-cell>
          <table:table-cell office:value-type="string" calcext:value-type="string">
            <text:p>log(TcL-Tc)</text:p>
          </table:table-cell>
          <table:table-cell office:value-type="string" calcext:value-type="string">
            <text:p>log(TcL-Tcm)</text:p>
          </table:table-cell>
          <table:table-cell office:value-type="string" calcext:value-type="string">
            <text:p>delta TcL</text:p>
          </table:table-cell>
          <table:table-cell office:value-type="string" calcext:value-type="string">
            <text:p>delta log(TcL-Tc)</text:p>
          </table:table-cell>
          <table:table-cell office:value-type="string" calcext:value-type="string">
            <text:p>delta log(TcL-Tcm)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2.29324" calcext:value-type="float">
            <text:p>2.29324</text:p>
          </table:table-cell>
          <table:table-cell office:value-type="float" office:value="-41.647311" calcext:value-type="float">
            <text:p>-41.647311</text:p>
          </table:table-cell>
          <table:table-cell office:value-type="float" office:value="286.521246" calcext:value-type="float">
            <text:p>286.521246</text:p>
          </table:table-cell>
          <table:table-cell office:value-type="float" office:value="-655.161769" calcext:value-type="float">
            <text:p>-655.161769</text:p>
          </table:table-cell>
          <table:table-cell office:value-type="float" office:value="496.520274" calcext:value-type="float">
            <text:p>496.520274</text:p>
          </table:table-cell>
          <table:table-cell office:value-type="float" office:value="-1.3900620056113" calcext:value-type="float">
            <text:p>-1.39006200561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348555" calcext:value-type="float">
            <text:p>2.348555</text:p>
          </table:table-cell>
          <table:table-cell office:value-type="float" office:value="2.70805020110221" calcext:value-type="float">
            <text:p>2.70805020110221</text:p>
          </table:table-cell>
          <table:table-cell office:value-type="float" office:value="-2.53363877472582" calcext:value-type="float">
            <text:p>-2.53363877472582</text:p>
          </table:table-cell>
          <table:table-cell office:value-type="float" office:value="-2.54936891168472" calcext:value-type="float">
            <text:p>-2.54936891168472</text:p>
          </table:table-cell>
          <table:table-cell office:value-type="float" office:value="0.0460222486050678" calcext:value-type="float">
            <text:p>0.046022248605068</text:p>
          </table:table-cell>
          <table:table-cell office:value-type="float" office:value="0.579846677591591" calcext:value-type="float">
            <text:p>0.579846677591591</text:p>
          </table:table-cell>
          <table:table-cell office:value-type="float" office:value="0.105185018406337" calcext:value-type="float">
            <text:p>0.10518501840633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45" calcext:value-type="float">
            <text:p>45</text:p>
          </table:table-cell>
          <table:table-cell office:value-type="float" office:value="2.28798" calcext:value-type="float">
            <text:p>2.28798</text:p>
          </table:table-cell>
          <table:table-cell office:value-type="float" office:value="-60.749298" calcext:value-type="float">
            <text:p>-60.749298</text:p>
          </table:table-cell>
          <table:table-cell office:value-type="float" office:value="416.97877" calcext:value-type="float">
            <text:p>416.97877</text:p>
          </table:table-cell>
          <table:table-cell office:value-type="float" office:value="-951.963417" calcext:value-type="float">
            <text:p>-951.963417</text:p>
          </table:table-cell>
          <table:table-cell office:value-type="float" office:value="721.470111" calcext:value-type="float">
            <text:p>721.470111</text:p>
          </table:table-cell>
          <table:table-cell office:value-type="float" office:value="-1.38958571921444" calcext:value-type="float">
            <text:p>-1.3895857192144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.3102825" calcext:value-type="float">
            <text:p>2.3102825</text:p>
          </table:table-cell>
          <table:table-cell office:value-type="float" office:value="3.40119738166216" calcext:value-type="float">
            <text:p>3.40119738166216</text:p>
          </table:table-cell>
          <table:table-cell office:value-type="float" office:value="-3.19181563216059" calcext:value-type="float">
            <text:p>-3.19181563216059</text:p>
          </table:table-cell>
          <table:table-cell office:value-type="float" office:value="-3.22242065083733" calcext:value-type="float">
            <text:p>-3.22242065083733</text:p>
          </table:table-cell>
          <table:table-cell office:value-type="float" office:value="0.0262076304092275" calcext:value-type="float">
            <text:p>0.026207630409228</text:p>
          </table:table-cell>
          <table:table-cell office:value-type="float" office:value="0.637698905834366" calcext:value-type="float">
            <text:p>0.637698905834366</text:p>
          </table:table-cell>
          <table:table-cell office:value-type="float" office:value="0.0231914306474676" calcext:value-type="float">
            <text:p>0.02319143064746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60" calcext:value-type="float">
            <text:p>60</text:p>
          </table:table-cell>
          <table:table-cell office:value-type="float" office:value="2.28519" calcext:value-type="float">
            <text:p>2.28519</text:p>
          </table:table-cell>
          <table:table-cell office:value-type="float" office:value="-91.411977" calcext:value-type="float">
            <text:p>-91.411977</text:p>
          </table:table-cell>
          <table:table-cell office:value-type="float" office:value="626.680066" calcext:value-type="float">
            <text:p>626.680066</text:p>
          </table:table-cell>
          <table:table-cell office:value-type="float" office:value="-1429.871772" calcext:value-type="float">
            <text:p>-1429.871772</text:p>
          </table:table-cell>
          <table:table-cell office:value-type="float" office:value="1084.419476" calcext:value-type="float">
            <text:p>1084.419476</text:p>
          </table:table-cell>
          <table:table-cell office:value-type="float" office:value="-1.38998911498152" calcext:value-type="float">
            <text:p>-1.3899891149815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.2976975" calcext:value-type="float">
            <text:p>2.2976975</text:p>
          </table:table-cell>
          <table:table-cell office:value-type="float" office:value="3.80666248977032" calcext:value-type="float">
            <text:p>3.80666248977032</text:p>
          </table:table-cell>
          <table:table-cell office:value-type="float" office:value="-3.55742371161726" calcext:value-type="float">
            <text:p>-3.55742371161726</text:p>
          </table:table-cell>
          <table:table-cell office:value-type="float" office:value="-3.60184128486988" calcext:value-type="float">
            <text:p>-3.60184128486988</text:p>
          </table:table-cell>
          <table:table-cell office:value-type="float" office:value="0.0144767131974078" calcext:value-type="float">
            <text:p>0.014476713197408</text:p>
          </table:table-cell>
          <table:table-cell office:value-type="float" office:value="0.507737754852158" calcext:value-type="float">
            <text:p>0.507737754852158</text:p>
          </table:table-cell>
          <table:table-cell office:value-type="float" office:value="0.00944305304181321" calcext:value-type="float">
            <text:p>0.009443053041813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float" office:value="2.28189" calcext:value-type="float">
            <text:p>2.28189</text:p>
          </table:table-cell>
          <table:table-cell office:value-type="float" office:value="-239.756791" calcext:value-type="float">
            <text:p>-239.756791</text:p>
          </table:table-cell>
          <table:table-cell office:value-type="float" office:value="1641.293656" calcext:value-type="float">
            <text:p>1641.293656</text:p>
          </table:table-cell>
          <table:table-cell office:value-type="float" office:value="-3742.921886" calcext:value-type="float">
            <text:p>-3742.921886</text:p>
          </table:table-cell>
          <table:table-cell office:value-type="float" office:value="2842.045741" calcext:value-type="float">
            <text:p>2842.045741</text:p>
          </table:table-cell>
          <table:table-cell office:value-type="float" office:value="-1.39270939745938" calcext:value-type="float">
            <text:p>-1.3927093974593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2919675" calcext:value-type="float">
            <text:p>2.2919675</text:p>
          </table:table-cell>
          <table:table-cell office:value-type="float" office:value="4.0943445622221" calcext:value-type="float">
            <text:p>4.0943445622221</text:p>
          </table:table-cell>
          <table:table-cell office:value-type="float" office:value="-3.78177637354785" calcext:value-type="float">
            <text:p>-3.78177637354785</text:p>
          </table:table-cell>
          <table:table-cell office:value-type="float" office:value="-3.83768308251732" calcext:value-type="float">
            <text:p>-3.83768308251732</text:p>
          </table:table-cell>
          <table:table-cell office:value-type="float" office:value="0.0111486183747883" calcext:value-type="float">
            <text:p>0.011148618374788</text:p>
          </table:table-cell>
          <table:table-cell office:value-type="float" office:value="0.489356836917756" calcext:value-type="float">
            <text:p>0.489356836917756</text:p>
          </table:table-cell>
          <table:table-cell office:value-type="float" office:value="0.00613383882979328" calcext:value-type="float">
            <text:p>0.006133838829793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90" calcext:value-type="float">
            <text:p>90</text:p>
          </table:table-cell>
          <table:table-cell office:value-type="float" office:value="2.27697" calcext:value-type="float">
            <text:p>2.27697</text:p>
          </table:table-cell>
          <table:table-cell office:value-type="float" office:value="-466.060537" calcext:value-type="float">
            <text:p>-466.060537</text:p>
          </table:table-cell>
          <table:table-cell office:value-type="float" office:value="3183.623521" calcext:value-type="float">
            <text:p>3183.623521</text:p>
          </table:table-cell>
          <table:table-cell office:value-type="float" office:value="-7246.490376" calcext:value-type="float">
            <text:p>-7246.490376</text:p>
          </table:table-cell>
          <table:table-cell office:value-type="float" office:value="5494.768231" calcext:value-type="float">
            <text:p>5494.768231</text:p>
          </table:table-cell>
          <table:table-cell office:value-type="float" office:value="-1.40253018660678" calcext:value-type="float">
            <text:p>-1.4025301866067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.287745" calcext:value-type="float">
            <text:p>2.287745</text:p>
          </table:table-cell>
          <table:table-cell office:value-type="float" office:value="4.31748811353631" calcext:value-type="float">
            <text:p>4.31748811353631</text:p>
          </table:table-cell>
          <table:table-cell office:value-type="float" office:value="-3.98676348134831" calcext:value-type="float">
            <text:p>-3.98676348134831</text:p>
          </table:table-cell>
          <table:table-cell office:value-type="float" office:value="-4.05583806673284" calcext:value-type="float">
            <text:p>-4.05583806673284</text:p>
          </table:table-cell>
          <table:table-cell office:value-type="float" office:value="0.011068400968523" calcext:value-type="float">
            <text:p>0.011068400968523</text:p>
          </table:table-cell>
          <table:table-cell office:value-type="float" office:value="0.596367907062781" calcext:value-type="float">
            <text:p>0.596367907062781</text:p>
          </table:table-cell>
          <table:table-cell office:value-type="float" office:value="0.0054261608257646" calcext:value-type="float">
            <text:p>0.00542616082576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20" calcext:value-type="float">
            <text:p>120</text:p>
          </table:table-cell>
          <table:table-cell office:value-type="float" office:value="2.26755" calcext:value-type="float">
            <text:p>2.26755</text:p>
          </table:table-cell>
          <table:table-cell office:value-type="float" office:value="-139.276562" calcext:value-type="float">
            <text:p>-139.276562</text:p>
          </table:table-cell>
          <table:table-cell office:value-type="float" office:value="947.450791" calcext:value-type="float">
            <text:p>947.450791</text:p>
          </table:table-cell>
          <table:table-cell office:value-type="float" office:value="-2145.888644" calcext:value-type="float">
            <text:p>-2145.888644</text:p>
          </table:table-cell>
          <table:table-cell office:value-type="float" office:value="1616.761065" calcext:value-type="float">
            <text:p>1616.761065</text:p>
          </table:table-cell>
          <table:table-cell office:value-type="float" office:value="-1.42262182567151" calcext:value-type="float">
            <text:p>-1.4226218256715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.2823075" calcext:value-type="float">
            <text:p>2.2823075</text:p>
          </table:table-cell>
          <table:table-cell office:value-type="float" office:value="4.49980967033027" calcext:value-type="float">
            <text:p>4.49980967033027</text:p>
          </table:table-cell>
          <table:table-cell office:value-type="float" office:value="-4.33345090972515" calcext:value-type="float">
            <text:p>-4.33345090972515</text:p>
          </table:table-cell>
          <table:table-cell office:value-type="float" office:value="-4.43260793161377" calcext:value-type="float">
            <text:p>-4.43260793161377</text:p>
          </table:table-cell>
          <table:table-cell office:value-type="float" office:value="0.00742298850418981" calcext:value-type="float">
            <text:p>0.00742298850419</text:p>
          </table:table-cell>
          <table:table-cell office:value-type="float" office:value="0.565682320361307" calcext:value-type="float">
            <text:p>0.565682320361307</text:p>
          </table:table-cell>
          <table:table-cell office:value-type="float" office:value="0.00335583900770555" calcext:value-type="float">
            <text:p>0.003355839007706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2.31828" calcext:value-type="float">
            <text:p>2.31828</text:p>
          </table:table-cell>
          <table:table-cell/>
          <table:table-cell office:value-type="float" office:value="-14.311121" calcext:value-type="float">
            <text:p>-14.311121</text:p>
          </table:table-cell>
          <table:table-cell office:value-type="float" office:value="66.354249" calcext:value-type="float">
            <text:p>66.354249</text:p>
          </table:table-cell>
          <table:table-cell office:value-type="float" office:value="-75.406108" calcext:value-type="float">
            <text:p>-75.406108</text:p>
          </table:table-cell>
          <table:table-cell office:value-type="float" office:value="1.50761856989402" calcext:value-type="float">
            <text:p>1.5076185698940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775225" calcext:value-type="float">
            <text:p>2.2775225</text:p>
          </table:table-cell>
          <table:table-cell office:value-type="float" office:value="4.78749174278205" calcext:value-type="float">
            <text:p>4.78749174278205</text:p>
          </table:table-cell>
          <table:table-cell office:value-type="float" office:value="-4.78702955516986" calcext:value-type="float">
            <text:p>-4.78702955516986</text:p>
          </table:table-cell>
          <table:table-cell office:value-type="float" office:value="-4.94787770438737" calcext:value-type="float">
            <text:p>-4.94787770438737</text:p>
          </table:table-cell>
          <table:table-cell office:value-type="float" office:value="0.00816377925146598" calcext:value-type="float">
            <text:p>0.008163779251466</text:p>
          </table:table-cell>
          <table:table-cell office:value-type="float" office:value="0.979200831078671" calcext:value-type="float">
            <text:p>0.979200831078671</text:p>
          </table:table-cell>
          <table:table-cell office:value-type="float" office:value="0.003264505097668" calcext:value-type="float">
            <text:p>0.00326450509766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2.29584" calcext:value-type="float">
            <text:p>2.29584</text:p>
          </table:table-cell>
          <table:table-cell/>
          <table:table-cell office:value-type="float" office:value="-76.753546" calcext:value-type="float">
            <text:p>-76.753546</text:p>
          </table:table-cell>
          <table:table-cell office:value-type="float" office:value="352.428262" calcext:value-type="float">
            <text:p>352.428262</text:p>
          </table:table-cell>
          <table:table-cell office:value-type="float" office:value="-402.689194" calcext:value-type="float">
            <text:p>-402.689194</text:p>
          </table:table-cell>
          <table:table-cell office:value-type="float" office:value="1.87087587599501" calcext:value-type="float">
            <text:p>1.8708758759950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.28633" calcext:value-type="float">
            <text:p>2.28633</text:p>
          </table:table-cell>
          <table:table-cell/>
          <table:table-cell office:value-type="float" office:value="-142.83422" calcext:value-type="float">
            <text:p>-142.83422</text:p>
          </table:table-cell>
          <table:table-cell office:value-type="float" office:value="653.132786" calcext:value-type="float">
            <text:p>653.132786</text:p>
          </table:table-cell>
          <table:table-cell office:value-type="float" office:value="-744.571569" calcext:value-type="float">
            <text:p>-744.571569</text:p>
          </table:table-cell>
          <table:table-cell office:value-type="float" office:value="2.06749749545986" calcext:value-type="float">
            <text:p>2.0674974954598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.28208" calcext:value-type="float">
            <text:p>2.28208</text:p>
          </table:table-cell>
          <table:table-cell/>
          <table:table-cell office:value-type="float" office:value="-191.527059" calcext:value-type="float">
            <text:p>-191.527059</text:p>
          </table:table-cell>
          <table:table-cell office:value-type="float" office:value="874.15911" calcext:value-type="float">
            <text:p>874.15911</text:p>
          </table:table-cell>
          <table:table-cell office:value-type="float" office:value="-995.279279" calcext:value-type="float">
            <text:p>-995.279279</text:p>
          </table:table-cell>
          <table:table-cell office:value-type="float" office:value="2.17005631030872" calcext:value-type="float">
            <text:p>2.1700563103087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2.27703" calcext:value-type="float">
            <text:p>2.27703</text:p>
          </table:table-cell>
          <table:table-cell/>
          <table:table-cell office:value-type="float" office:value="-357.491893" calcext:value-type="float">
            <text:p>-357.491893</text:p>
          </table:table-cell>
          <table:table-cell office:value-type="float" office:value="1628.040146" calcext:value-type="float">
            <text:p>1628.040146</text:p>
          </table:table-cell>
          <table:table-cell office:value-type="float" office:value="-1851.222128" calcext:value-type="float">
            <text:p>-1851.222128</text:p>
          </table:table-cell>
          <table:table-cell office:value-type="float" office:value="2.32670084975462" calcext:value-type="float">
            <text:p>2.3267008497546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2.27836" calcext:value-type="float">
            <text:p>2.27836</text:p>
          </table:table-cell>
          <table:table-cell/>
          <table:table-cell office:value-type="float" office:value="-609.054272" calcext:value-type="float">
            <text:p>-609.054272</text:p>
          </table:table-cell>
          <table:table-cell office:value-type="float" office:value="2775.295627" calcext:value-type="float">
            <text:p>2775.295627</text:p>
          </table:table-cell>
          <table:table-cell office:value-type="float" office:value="-3159.166848" calcext:value-type="float">
            <text:p>-3159.166848</text:p>
          </table:table-cell>
          <table:table-cell office:value-type="float" office:value="2.40108212059613" calcext:value-type="float">
            <text:p>2.4010821205961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2.27569" calcext:value-type="float">
            <text:p>2.27569</text:p>
          </table:table-cell>
          <table:table-cell/>
          <table:table-cell office:value-type="float" office:value="-886.43636" calcext:value-type="float">
            <text:p>-886.43636</text:p>
          </table:table-cell>
          <table:table-cell office:value-type="float" office:value="4034.515795" calcext:value-type="float">
            <text:p>4034.515795</text:p>
          </table:table-cell>
          <table:table-cell office:value-type="float" office:value="-4588.119298" calcext:value-type="float">
            <text:p>-4588.119298</text:p>
          </table:table-cell>
          <table:table-cell office:value-type="float" office:value="2.54237584926523" calcext:value-type="float">
            <text:p>2.5423758492652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.35319" calcext:value-type="float">
            <text:p>2.35319</text:p>
          </table:table-cell>
          <table:table-cell office:value-type="float" office:value="7.217581" calcext:value-type="float">
            <text:p>7.217581</text:p>
          </table:table-cell>
          <table:table-cell office:value-type="float" office:value="-50.952963" calcext:value-type="float">
            <text:p>-50.952963</text:p>
          </table:table-cell>
          <table:table-cell office:value-type="float" office:value="118.44695" calcext:value-type="float">
            <text:p>118.44695</text:p>
          </table:table-cell>
          <table:table-cell office:value-type="float" office:value="-90.025416" calcext:value-type="float">
            <text:p>-90.025416</text:p>
          </table:table-cell>
          <table:table-cell office:value-type="float" office:value="0.601395809355552" calcext:value-type="float">
            <text:p>0.6013958093555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2.30294" calcext:value-type="float">
            <text:p>2.30294</text:p>
          </table:table-cell>
          <table:table-cell office:value-type="float" office:value="114.977612" calcext:value-type="float">
            <text:p>114.977612</text:p>
          </table:table-cell>
          <table:table-cell office:value-type="float" office:value="-794.360263" calcext:value-type="float">
            <text:p>-794.360263</text:p>
          </table:table-cell>
          <table:table-cell office:value-type="float" office:value="1826.514899" calcext:value-type="float">
            <text:p>1826.514899</text:p>
          </table:table-cell>
          <table:table-cell office:value-type="float" office:value="-1397.17426" calcext:value-type="float">
            <text:p>-1397.17426</text:p>
          </table:table-cell>
          <table:table-cell office:value-type="float" office:value="0.568442295691284" calcext:value-type="float">
            <text:p>0.56844229569128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2.29868" calcext:value-type="float">
            <text:p>2.29868</text:p>
          </table:table-cell>
          <table:table-cell office:value-type="float" office:value="218.004593" calcext:value-type="float">
            <text:p>218.004593</text:p>
          </table:table-cell>
          <table:table-cell office:value-type="float" office:value="-1503.365182" calcext:value-type="float">
            <text:p>-1503.365182</text:p>
          </table:table-cell>
          <table:table-cell office:value-type="float" office:value="3451.699548" calcext:value-type="float">
            <text:p>3451.699548</text:p>
          </table:table-cell>
          <table:table-cell office:value-type="float" office:value="-2638.061366" calcext:value-type="float">
            <text:p>-2638.061366</text:p>
          </table:table-cell>
          <table:table-cell office:value-type="float" office:value="0.513005627631628" calcext:value-type="float">
            <text:p>0.51300562763162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.29358" calcext:value-type="float">
            <text:p>2.29358</text:p>
          </table:table-cell>
          <table:table-cell office:value-type="float" office:value="467.625137" calcext:value-type="float">
            <text:p>467.625137</text:p>
          </table:table-cell>
          <table:table-cell office:value-type="float" office:value="-3217.601976" calcext:value-type="float">
            <text:p>-3217.601976</text:p>
          </table:table-cell>
          <table:table-cell office:value-type="float" office:value="7374.497184" calcext:value-type="float">
            <text:p>7374.497184</text:p>
          </table:table-cell>
          <table:table-cell office:value-type="float" office:value="-5629.373632" calcext:value-type="float">
            <text:p>-5629.373632</text:p>
          </table:table-cell>
          <table:table-cell office:value-type="float" office:value="0.484503060592942" calcext:value-type="float">
            <text:p>0.48450306059294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2.28966" calcext:value-type="float">
            <text:p>2.28966</text:p>
          </table:table-cell>
          <table:table-cell office:value-type="float" office:value="1189.932105" calcext:value-type="float">
            <text:p>1189.932105</text:p>
          </table:table-cell>
          <table:table-cell office:value-type="float" office:value="-8173.615725" calcext:value-type="float">
            <text:p>-8173.615725</text:p>
          </table:table-cell>
          <table:table-cell office:value-type="float" office:value="18708.394881" calcext:value-type="float">
            <text:p>18708.394881</text:p>
          </table:table-cell>
          <table:table-cell office:value-type="float" office:value="-14268.388617" calcext:value-type="float">
            <text:p>-14268.388617</text:p>
          </table:table-cell>
          <table:table-cell office:value-type="float" office:value="0.461167982626648" calcext:value-type="float">
            <text:p>0.46116798262664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2.2807" calcext:value-type="float">
            <text:p>2.2807</text:p>
          </table:table-cell>
          <table:table-cell office:value-type="float" office:value="3331.720695" calcext:value-type="float">
            <text:p>3331.720695</text:p>
          </table:table-cell>
          <table:table-cell office:value-type="float" office:value="-22795.934062" calcext:value-type="float">
            <text:p>-22795.934062</text:p>
          </table:table-cell>
          <table:table-cell office:value-type="float" office:value="51982.414215" calcext:value-type="float">
            <text:p>51982.414215</text:p>
          </table:table-cell>
          <table:table-cell office:value-type="float" office:value="-39505.75061" calcext:value-type="float">
            <text:p>-39505.75061</text:p>
          </table:table-cell>
          <table:table-cell office:value-type="float" office:value="0.490874090362922" calcext:value-type="float">
            <text:p>0.4908740903629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float" office:value="2.27972" calcext:value-type="float">
            <text:p>2.27972</text:p>
          </table:table-cell>
          <table:table-cell office:value-type="float" office:value="1268.645715" calcext:value-type="float">
            <text:p>1268.645715</text:p>
          </table:table-cell>
          <table:table-cell office:value-type="float" office:value="-8676.476484" calcext:value-type="float">
            <text:p>-8676.476484</text:p>
          </table:table-cell>
          <table:table-cell office:value-type="float" office:value="19771.063767" calcext:value-type="float">
            <text:p>19771.063767</text:p>
          </table:table-cell>
          <table:table-cell office:value-type="float" office:value="-15010.213106" calcext:value-type="float">
            <text:p>-15010.213106</text:p>
          </table:table-cell>
          <table:table-cell office:value-type="float" office:value="0.454998360311947" calcext:value-type="float">
            <text:p>0.4549983603119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2.41181" calcext:value-type="float">
            <text:p>2.41181</text:p>
          </table:table-cell>
          <table:table-cell/>
          <table:table-cell office:value-type="float" office:value="-85.661757" calcext:value-type="float">
            <text:p>-85.661757</text:p>
          </table:table-cell>
          <table:table-cell office:value-type="float" office:value="413.20034" calcext:value-type="float">
            <text:p>413.20034</text:p>
          </table:table-cell>
          <table:table-cell office:value-type="float" office:value="-492.859958" calcext:value-type="float">
            <text:p>-492.859958</text:p>
          </table:table-cell>
          <table:table-cell office:value-type="float" office:value="5.42109097473656" calcext:value-type="float">
            <text:p>5.4210909747365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float" office:value="2.34911" calcext:value-type="float">
            <text:p>2.34911</text:p>
          </table:table-cell>
          <table:table-cell/>
          <table:table-cell office:value-type="float" office:value="-958.37417" calcext:value-type="float">
            <text:p>-958.37417</text:p>
          </table:table-cell>
          <table:table-cell office:value-type="float" office:value="4502.6484" calcext:value-type="float">
            <text:p>4502.6484</text:p>
          </table:table-cell>
          <table:table-cell office:value-type="float" office:value="-5269.846511" calcext:value-type="float">
            <text:p>-5269.846511</text:p>
          </table:table-cell>
          <table:table-cell office:value-type="float" office:value="18.7566398872141" calcext:value-type="float">
            <text:p>18.756639887214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2.3178" calcext:value-type="float">
            <text:p>2.3178</text:p>
          </table:table-cell>
          <table:table-cell/>
          <table:table-cell office:value-type="float" office:value="-4488.685452" calcext:value-type="float">
            <text:p>-4488.685452</text:p>
          </table:table-cell>
          <table:table-cell office:value-type="float" office:value="20807.715838" calcext:value-type="float">
            <text:p>20807.715838</text:p>
          </table:table-cell>
          <table:table-cell office:value-type="float" office:value="-24076.696885" calcext:value-type="float">
            <text:p>-24076.696885</text:p>
          </table:table-cell>
          <table:table-cell office:value-type="float" office:value="37.3250859506043" calcext:value-type="float">
            <text:p>37.325085950604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float" office:value="2.30702" calcext:value-type="float">
            <text:p>2.30702</text:p>
          </table:table-cell>
          <table:table-cell/>
          <table:table-cell office:value-type="float" office:value="-11777.503098" calcext:value-type="float">
            <text:p>-11777.503098</text:p>
          </table:table-cell>
          <table:table-cell office:value-type="float" office:value="54341.942878" calcext:value-type="float">
            <text:p>54341.942878</text:p>
          </table:table-cell>
          <table:table-cell office:value-type="float" office:value="-62623.605309" calcext:value-type="float">
            <text:p>-62623.605309</text:p>
          </table:table-cell>
          <table:table-cell office:value-type="float" office:value="60.4528276246056" calcext:value-type="float">
            <text:p>60.452827624605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5" calcext:value-type="float">
            <text:p>75</text:p>
          </table:table-cell>
          <table:table-cell office:value-type="float" office:value="2.3024" calcext:value-type="float">
            <text:p>2.3024</text:p>
          </table:table-cell>
          <table:table-cell/>
          <table:table-cell office:value-type="float" office:value="-24230.777125" calcext:value-type="float">
            <text:p>-24230.777125</text:p>
          </table:table-cell>
          <table:table-cell office:value-type="float" office:value="111577.896679" calcext:value-type="float">
            <text:p>111577.896679</text:p>
          </table:table-cell>
          <table:table-cell office:value-type="float" office:value="-128355.435022" calcext:value-type="float">
            <text:p>-128355.435022</text:p>
          </table:table-cell>
          <table:table-cell office:value-type="float" office:value="93.0559536568762" calcext:value-type="float">
            <text:p>93.055953656876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float" office:value="2.2932" calcext:value-type="float">
            <text:p>2.2932</text:p>
          </table:table-cell>
          <table:table-cell/>
          <table:table-cell office:value-type="float" office:value="-82736.320961" calcext:value-type="float">
            <text:p>-82736.320961</text:p>
          </table:table-cell>
          <table:table-cell office:value-type="float" office:value="379461.626948" calcext:value-type="float">
            <text:p>379461.626948</text:p>
          </table:table-cell>
          <table:table-cell office:value-type="float" office:value="-434961.473476" calcext:value-type="float">
            <text:p>-434961.473476</text:p>
          </table:table-cell>
          <table:table-cell office:value-type="float" office:value="128.957949395757" calcext:value-type="float">
            <text:p>128.95794939575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float" office:value="2.28713" calcext:value-type="float">
            <text:p>2.28713</text:p>
          </table:table-cell>
          <table:table-cell/>
          <table:table-cell office:value-type="float" office:value="-168853.899845" calcext:value-type="float">
            <text:p>-168853.899845</text:p>
          </table:table-cell>
          <table:table-cell office:value-type="float" office:value="772380.490488" calcext:value-type="float">
            <text:p>772380.490488</text:p>
          </table:table-cell>
          <table:table-cell office:value-type="float" office:value="-883056.980816" calcext:value-type="float">
            <text:p>-883056.980816</text:p>
          </table:table-cell>
          <table:table-cell office:value-type="float" office:value="209.000357667333" calcext:value-type="float">
            <text:p>209.00035766733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15" calcext:value-type="float">
            <text:p>15</text:p>
          </table:table-cell>
          <table:table-cell office:value-type="float" office:value="2.348555" calcext:value-type="float">
            <text:p>2.3485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30" calcext:value-type="float">
            <text:p>30</text:p>
          </table:table-cell>
          <table:table-cell office:value-type="float" office:value="2.3102825" calcext:value-type="float">
            <text:p>2.31028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45" calcext:value-type="float">
            <text:p>45</text:p>
          </table:table-cell>
          <table:table-cell office:value-type="float" office:value="2.2976975" calcext:value-type="float">
            <text:p>2.29769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60" calcext:value-type="float">
            <text:p>60</text:p>
          </table:table-cell>
          <table:table-cell office:value-type="float" office:value="2.2919675" calcext:value-type="float">
            <text:p>2.29196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75" calcext:value-type="float">
            <text:p>75</text:p>
          </table:table-cell>
          <table:table-cell office:value-type="float" office:value="2.287745" calcext:value-type="float">
            <text:p>2.2877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90" calcext:value-type="float">
            <text:p>90</text:p>
          </table:table-cell>
          <table:table-cell office:value-type="float" office:value="2.2823075" calcext:value-type="float">
            <text:p>2.28230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120" calcext:value-type="float">
            <text:p>120</text:p>
          </table:table-cell>
          <table:table-cell office:value-type="float" office:value="2.2775225" calcext:value-type="float">
            <text:p>2.2775225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(2)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001" table:default-cell-style-name="ce1"/>
        <table:table-row table:style-name="ro1">
          <table:table-cell table:number-columns-repeated="9"/>
          <table:table-cell office:value-type="string" calcext:value-type="string">
            <text:p>nu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1/L</text:p>
          </table:table-cell>
          <table:table-cell table:number-columns-repeated="6"/>
          <table:table-cell office:value-type="string" calcext:value-type="string">
            <text:p>log(L)</text:p>
          </table:table-cell>
          <table:table-cell office:value-type="string" calcext:value-type="string">
            <text:p>log(TcL-Tc)</text:p>
          </table:table-cell>
          <table:table-cell office:value-type="string" calcext:value-type="string">
            <text:p>log(TcL-Tcm)</text:p>
          </table:table-cell>
          <table:table-cell table:number-columns-repeated="6"/>
          <table:table-cell office:value-type="string" calcext:value-type="string">
            <text:p>delta TcL</text:p>
          </table:table-cell>
          <table:table-cell office:value-type="string" calcext:value-type="string">
            <text:p>delta log(TcL-Tc)</text:p>
          </table:table-cell>
          <table:table-cell office:value-type="string" calcext:value-type="string">
            <text:p>delta log(TcL-Tcm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2.31094" calcext:value-type="float">
            <text:p>2.31094</text:p>
          </table:table-cell>
          <table:table-cell table:formula="of:=1/[.C3]" office:value-type="float" office:value="0.0666666666666667" calcext:value-type="float">
            <text:p>0.066666666666667</text:p>
          </table:table-cell>
          <table:table-cell/>
          <table:table-cell table:number-matrix-columns-spanned="2" table:number-matrix-rows-spanned="5" table:formula="of:=LINEST([.D3:.D9];[.E3:.E9];1;1)" office:value-type="float" office:value="0.63605561266083" calcext:value-type="float">
            <text:p>0.63605561266083</text:p>
          </table:table-cell>
          <table:table-cell office:value-type="float" office:value="2.27065292187998" calcext:value-type="float">
            <text:p>2.270652921879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31094" calcext:value-type="float">
            <text:p>2.31094</text:p>
          </table:table-cell>
          <table:table-cell table:formula="of:=LN([.C3])" office:value-type="float" office:value="2.70805020110221" calcext:value-type="float">
            <text:p>2.70805020110221</text:p>
          </table:table-cell>
          <table:table-cell table:formula="of:=LN([.D3]-[.$G$37])" office:value-type="float" office:value="-3.17594359956445" calcext:value-type="float">
            <text:p>-3.17594359956445</text:p>
          </table:table-cell>
          <table:table-cell table:formula="of:=LN([.D3]-[.$G$38])" office:value-type="float" office:value="-3.20605935827028" calcext:value-type="float">
            <text:p>-3.20605935827028</text:p>
          </table:table-cell>
          <table:table-cell/>
          <table:table-cell table:number-matrix-columns-spanned="2" table:number-matrix-rows-spanned="5" table:formula="of:=LINEST([.M3:.M8];[.L3:.L8];1;1)" office:value-type="float" office:value="-0.835820724847638" calcext:value-type="float">
            <text:p>-0.835820724847638</text:p>
          </table:table-cell>
          <table:table-cell office:value-type="float" office:value="-0.859010624079652" calcext:value-type="float">
            <text:p>-0.859010624079652</text:p>
          </table:table-cell>
          <table:table-cell table:number-matrix-columns-spanned="2" table:number-matrix-rows-spanned="5" table:formula="of:=LINEST([.N3:.N8];[.L3:.L8];1;1)" office:value-type="float" office:value="-0.900607463297707" calcext:value-type="float">
            <text:p>-0.900607463297707</text:p>
          </table:table-cell>
          <table:table-cell office:value-type="float" office:value="-0.697127245601998" calcext:value-type="float">
            <text:p>-0.697127245601998</text:p>
          </table:table-cell>
          <table:table-cell/>
          <table:table-cell table:formula="of:=SQRT(1/3*(([.D3]-#REF!)^2+([.D12]-#REF!)^2+([.D21]-#REF!)^2+([.D30]-#REF!)^2))" office:value-type="string" office:string-value="#¡REF!" calcext:value-type="string">
            <text:p>#¡REF!</text:p>
          </table:table-cell>
          <table:table-cell table:formula="of:=1/(#REF!-[.$G$37])*[.U3]" office:value-type="string" office:string-value="#¡REF!" calcext:value-type="string">
            <text:p>#¡REF!</text:p>
          </table:table-cell>
          <table:table-cell table:formula="of:=1/([.L3]-[.$G$38])*SQRT([.$H$38]^2+[.U3]^2)" office:value-type="string" office:string-value="" calcext:value-type="error">
            <text:p>#VALUE!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2.29324" calcext:value-type="float">
            <text:p>2.29324</text:p>
          </table:table-cell>
          <table:table-cell table:formula="of:=1/[.C4]" office:value-type="float" office:value="0.0333333333333333" calcext:value-type="float">
            <text:p>0.033333333333333</text:p>
          </table:table-cell>
          <table:table-cell/>
          <table:table-cell office:value-type="float" office:value="0.094403299386873" calcext:value-type="float">
            <text:p>0.094403299386873</text:p>
          </table:table-cell>
          <table:table-cell office:value-type="float" office:value="0.00292015242706941" calcext:value-type="float">
            <text:p>0.0029201524270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29324" calcext:value-type="float">
            <text:p>2.29324</text:p>
          </table:table-cell>
          <table:table-cell table:formula="of:=LN([.C4])" office:value-type="float" office:value="3.40119738166216" calcext:value-type="float">
            <text:p>3.40119738166216</text:p>
          </table:table-cell>
          <table:table-cell table:formula="of:=LN([.D4]-[.$G$37])" office:value-type="float" office:value="-3.72742546619091" calcext:value-type="float">
            <text:p>-3.72742546619091</text:p>
          </table:table-cell>
          <table:table-cell table:formula="of:=LN([.D4]-[.$G$38])" office:value-type="float" office:value="-3.78029507642604" calcext:value-type="float">
            <text:p>-3.78029507642604</text:p>
          </table:table-cell>
          <table:table-cell/>
          <table:table-cell office:value-type="float" office:value="0.104118087577624" calcext:value-type="float">
            <text:p>0.104118087577624</text:p>
          </table:table-cell>
          <table:table-cell office:value-type="float" office:value="0.401102476328627" calcext:value-type="float">
            <text:p>0.401102476328627</text:p>
          </table:table-cell>
          <table:table-cell office:value-type="float" office:value="0.122823049704" calcext:value-type="float">
            <text:p>0.122823049704</text:p>
          </table:table-cell>
          <table:table-cell office:value-type="float" office:value="0.473161105170893" calcext:value-type="float">
            <text:p>0.473161105170893</text:p>
          </table:table-cell>
          <table:table-cell/>
          <table:table-cell table:formula="of:=SQRT(1/3*(([.D4]-#REF!)^2+([.D13]-#REF!)^2+([.D22]-#REF!)^2+([.D31]-#REF!)^2))" office:value-type="string" office:string-value="#¡REF!" calcext:value-type="string">
            <text:p>#¡REF!</text:p>
          </table:table-cell>
          <table:table-cell table:formula="of:=1/(#REF!-[.$G$37])*[.U4]" office:value-type="string" office:string-value="#¡REF!" calcext:value-type="string">
            <text:p>#¡REF!</text:p>
          </table:table-cell>
          <table:table-cell table:formula="of:=1/([.L4]-[.$G$38])*SQRT([.$H$38]^2+[.U4]^2)" office:value-type="string" office:string-value="" calcext:value-type="error">
            <text:p>#VALUE!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45" calcext:value-type="float">
            <text:p>45</text:p>
          </table:table-cell>
          <table:table-cell office:value-type="float" office:value="2.28798" calcext:value-type="float">
            <text:p>2.28798</text:p>
          </table:table-cell>
          <table:table-cell table:formula="of:=1/[.C5]" office:value-type="float" office:value="0.0222222222222222" calcext:value-type="float">
            <text:p>0.022222222222222</text:p>
          </table:table-cell>
          <table:table-cell/>
          <table:table-cell office:value-type="float" office:value="0.900785415486044" calcext:value-type="float">
            <text:p>0.900785415486044</text:p>
          </table:table-cell>
          <table:table-cell office:value-type="float" office:value="0.0047087461733015" calcext:value-type="float">
            <text:p>0.0047087461733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28798" calcext:value-type="float">
            <text:p>2.28798</text:p>
          </table:table-cell>
          <table:table-cell table:formula="of:=LN([.C5])" office:value-type="float" office:value="3.80666248977032" calcext:value-type="float">
            <text:p>3.80666248977032</text:p>
          </table:table-cell>
          <table:table-cell table:formula="of:=LN([.D5]-[.$G$37])" office:value-type="float" office:value="-3.97418112001061" calcext:value-type="float">
            <text:p>-3.97418112001061</text:p>
          </table:table-cell>
          <table:table-cell table:formula="of:=LN([.D5]-[.$G$38])" office:value-type="float" office:value="-4.04236190062198" calcext:value-type="float">
            <text:p>-4.04236190062198</text:p>
          </table:table-cell>
          <table:table-cell/>
          <table:table-cell office:value-type="float" office:value="0.941556974604715" calcext:value-type="float">
            <text:p>0.941556974604715</text:p>
          </table:table-cell>
          <table:table-cell office:value-type="float" office:value="0.15427342560186" calcext:value-type="float">
            <text:p>0.15427342560186</text:p>
          </table:table-cell>
          <table:table-cell office:value-type="float" office:value="0.930755650015629" calcext:value-type="float">
            <text:p>0.930755650015629</text:p>
          </table:table-cell>
          <table:table-cell office:value-type="float" office:value="0.181988865350383" calcext:value-type="float">
            <text:p>0.181988865350383</text:p>
          </table:table-cell>
          <table:table-cell/>
          <table:table-cell table:formula="of:=SQRT(1/3*(([.D5]-#REF!)^2+([.D14]-#REF!)^2+([.D23]-#REF!)^2+([.D32]-#REF!)^2))" office:value-type="string" office:string-value="#¡REF!" calcext:value-type="string">
            <text:p>#¡REF!</text:p>
          </table:table-cell>
          <table:table-cell table:formula="of:=1/(#REF!-[.$G$37])*[.U5]" office:value-type="string" office:string-value="#¡REF!" calcext:value-type="string">
            <text:p>#¡REF!</text:p>
          </table:table-cell>
          <table:table-cell table:formula="of:=1/([.L5]-[.$G$38])*SQRT([.$H$38]^2+[.U5]^2)" office:value-type="string" office:string-value="" calcext:value-type="error">
            <text:p>#VALUE!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60" calcext:value-type="float">
            <text:p>60</text:p>
          </table:table-cell>
          <table:table-cell office:value-type="float" office:value="2.28519" calcext:value-type="float">
            <text:p>2.28519</text:p>
          </table:table-cell>
          <table:table-cell table:formula="of:=1/[.C6]" office:value-type="float" office:value="0.0166666666666667" calcext:value-type="float">
            <text:p>0.016666666666667</text:p>
          </table:table-cell>
          <table:table-cell/>
          <table:table-cell office:value-type="float" office:value="45.3958165474822" calcext:value-type="float">
            <text:p>45.39581654748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28519" calcext:value-type="float">
            <text:p>2.28519</text:p>
          </table:table-cell>
          <table:table-cell table:formula="of:=LN([.C6])" office:value-type="float" office:value="4.0943445622221" calcext:value-type="float">
            <text:p>4.0943445622221</text:p>
          </table:table-cell>
          <table:table-cell table:formula="of:=LN([.D6]-[.$G$37])" office:value-type="float" office:value="-4.13487373793184" calcext:value-type="float">
            <text:p>-4.13487373793184</text:p>
          </table:table-cell>
          <table:table-cell table:formula="of:=LN([.D6]-[.$G$38])" office:value-type="float" office:value="-4.21543088405123" calcext:value-type="float">
            <text:p>-4.21543088405123</text:p>
          </table:table-cell>
          <table:table-cell/>
          <table:table-cell office:value-type="float" office:value="64.4427264493172" calcext:value-type="float">
            <text:p>64.4427264493172</text:p>
          </table:table-cell>
          <table:table-cell office:value-type="float" office:value="4" calcext:value-type="float">
            <text:p>4</text:p>
          </table:table-cell>
          <table:table-cell office:value-type="float" office:value="53.7664459396734" calcext:value-type="float">
            <text:p>53.7664459396734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1/3*(([.D6]-#REF!)^2+([.D15]-#REF!)^2+([.D24]-#REF!)^2+([.D33]-#REF!)^2))" office:value-type="string" office:string-value="#¡REF!" calcext:value-type="string">
            <text:p>#¡REF!</text:p>
          </table:table-cell>
          <table:table-cell table:formula="of:=1/(#REF!-[.$G$37])*[.U6]" office:value-type="string" office:string-value="#¡REF!" calcext:value-type="string">
            <text:p>#¡REF!</text:p>
          </table:table-cell>
          <table:table-cell table:formula="of:=1/([.L6]-[.$G$38])*SQRT([.$H$38]^2+[.U6]^2)" office:value-type="string" office:string-value="" calcext:value-type="error">
            <text:p>#VALUE!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float" office:value="2.28189" calcext:value-type="float">
            <text:p>2.28189</text:p>
          </table:table-cell>
          <table:table-cell table:formula="of:=1/[.C7]" office:value-type="float" office:value="0.0133333333333333" calcext:value-type="float">
            <text:p>0.013333333333333</text:p>
          </table:table-cell>
          <table:table-cell/>
          <table:table-cell office:value-type="float" office:value="0.00100652923309138" calcext:value-type="float">
            <text:p>0.001006529233091</text:p>
          </table:table-cell>
          <table:table-cell office:value-type="float" office:value="0.000110861452622907" calcext:value-type="float">
            <text:p>0.00011086145262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.28189" calcext:value-type="float">
            <text:p>2.28189</text:p>
          </table:table-cell>
          <table:table-cell table:formula="of:=LN([.C7])" office:value-type="float" office:value="4.31748811353631" calcext:value-type="float">
            <text:p>4.31748811353631</text:p>
          </table:table-cell>
          <table:table-cell table:formula="of:=LN([.D7]-[.$G$37])" office:value-type="float" office:value="-4.36578439396187" calcext:value-type="float">
            <text:p>-4.36578439396187</text:p>
          </table:table-cell>
          <table:table-cell table:formula="of:=LN([.D7]-[.$G$38])" office:value-type="float" office:value="-4.46837280921885" calcext:value-type="float">
            <text:p>-4.46837280921885</text:p>
          </table:table-cell>
          <table:table-cell/>
          <table:table-cell office:value-type="float" office:value="1.53375556802034" calcext:value-type="float">
            <text:p>1.53375556802034</text:p>
          </table:table-cell>
          <table:table-cell office:value-type="float" office:value="0.0952011593877307" calcext:value-type="float">
            <text:p>0.095201159387731</text:p>
          </table:table-cell>
          <table:table-cell office:value-type="float" office:value="1.78074184589638" calcext:value-type="float">
            <text:p>1.78074184589638</text:p>
          </table:table-cell>
          <table:table-cell office:value-type="float" office:value="0.13247978844608" calcext:value-type="float">
            <text:p>0.13247978844608</text:p>
          </table:table-cell>
          <table:table-cell/>
          <table:table-cell table:formula="of:=SQRT(1/3*(([.D7]-#REF!)^2+([.D16]-#REF!)^2+([.D25]-#REF!)^2+([.D34]-#REF!)^2))" office:value-type="string" office:string-value="#¡REF!" calcext:value-type="string">
            <text:p>#¡REF!</text:p>
          </table:table-cell>
          <table:table-cell table:formula="of:=1/(#REF!-[.$G$37])*[.U7]" office:value-type="string" office:string-value="#¡REF!" calcext:value-type="string">
            <text:p>#¡REF!</text:p>
          </table:table-cell>
          <table:table-cell table:formula="of:=1/([.L7]-[.$G$38])*SQRT([.$H$38]^2+[.U7]^2)" office:value-type="string" office:string-value="" calcext:value-type="error">
            <text:p>#VALUE!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90" calcext:value-type="float">
            <text:p>90</text:p>
          </table:table-cell>
          <table:table-cell office:value-type="float" office:value="2.27697" calcext:value-type="float">
            <text:p>2.27697</text:p>
          </table:table-cell>
          <table:table-cell table:formula="of:=1/[.C8]" office:value-type="float" office:value="0.0111111111111111" calcext:value-type="float">
            <text:p>0.01111111111111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2.27697" calcext:value-type="float">
            <text:p>2.27697</text:p>
          </table:table-cell>
          <table:table-cell table:formula="of:=LN([.C8])" office:value-type="float" office:value="4.49980967033027" calcext:value-type="float">
            <text:p>4.49980967033027</text:p>
          </table:table-cell>
          <table:table-cell table:formula="of:=LN([.D8]-[.$G$37])" office:value-type="float" office:value="-4.85559683584946" calcext:value-type="float">
            <text:p>-4.85559683584946</text:p>
          </table:table-cell>
          <table:table-cell table:formula="of:=LN([.D8]-[.$G$38])" office:value-type="float" office:value="-5.02890752205544" calcext:value-type="float">
            <text:p>-5.02890752205544</text:p>
          </table:table-cell>
          <table:table-cell/>
          <table:table-cell office:value-type="string" calcext:value-type="string">
            <text:p>nu1</text:p>
          </table:table-cell>
          <table:table-cell/>
          <table:table-cell office:value-type="string" calcext:value-type="string">
            <text:p>nu2</text:p>
          </table:table-cell>
          <table:table-cell table:number-columns-repeated="2"/>
          <table:table-cell table:formula="of:=SQRT(1/3*(([.D8]-#REF!)^2+([.D17]-#REF!)^2+([.D26]-#REF!)^2+([.D35]-#REF!)^2))" office:value-type="string" office:string-value="#¡REF!" calcext:value-type="string">
            <text:p>#¡REF!</text:p>
          </table:table-cell>
          <table:table-cell table:formula="of:=1/(#REF!-[.$G$37])*[.U8]" office:value-type="string" office:string-value="#¡REF!" calcext:value-type="string">
            <text:p>#¡REF!</text:p>
          </table:table-cell>
          <table:table-cell table:formula="of:=1/([.L8]-[.$G$38])*SQRT([.$H$38]^2+[.U8]^2)" office:value-type="string" office:string-value="" calcext:value-type="error">
            <text:p>#VALUE!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20" calcext:value-type="float">
            <text:p>120</text:p>
          </table:table-cell>
          <table:table-cell office:value-type="float" office:value="2.26755" calcext:value-type="float">
            <text:p>2.26755</text:p>
          </table:table-cell>
          <table:table-cell table:formula="of:=1/[.C9]" office:value-type="float" office:value="0.00833333333333333" calcext:value-type="float">
            <text:p>0.00833333333333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2.26755" calcext:value-type="float">
            <text:p>2.26755</text:p>
          </table:table-cell>
          <table:table-cell table:formula="of:=LN([.C9])" office:value-type="float" office:value="4.78749174278205" calcext:value-type="float">
            <text:p>4.78749174278205</text:p>
          </table:table-cell>
          <table:table-cell table:formula="of:=LN([.D9]-[.$G$37])" office:value-type="string" office:string-value="#¡NUM!" calcext:value-type="string">
            <text:p>#¡NUM!</text:p>
          </table:table-cell>
          <table:table-cell table:formula="of:=LN([.D9]-[.$G$38])" office:value-type="string" office:string-value="" calcext:value-type="error">
            <text:p>Err:502</text:p>
          </table:table-cell>
          <table:table-cell/>
          <table:table-cell table:formula="of:=-1/[.P3]" office:value-type="float" office:value="1.19642881573951" calcext:value-type="float">
            <text:p>1.19642881573951</text:p>
          </table:table-cell>
          <table:table-cell table:formula="of:=1/ABS([.P3])^2*[.P4]" office:value-type="float" office:value="0.149038994265508" calcext:value-type="float">
            <text:p>0.149038994265508</text:p>
          </table:table-cell>
          <table:table-cell table:formula="of:=-1/[.R3]" office:value-type="float" office:value="1.11036166226999" calcext:value-type="float">
            <text:p>1.11036166226999</text:p>
          </table:table-cell>
          <table:table-cell table:formula="of:=1/ABS([.R3])^2*[.R4]" office:value-type="float" office:value="0.151428909033282" calcext:value-type="float">
            <text:p>0.151428909033282</text:p>
          </table:table-cell>
          <table:table-cell/>
          <table:table-cell table:formula="of:=SQRT(1/3*(([.D9]-#REF!)^2+([.D18]-#REF!)^2+([.D27]-#REF!)^2+([.D36]-#REF!)^2))" office:value-type="string" office:string-value="#¡REF!" calcext:value-type="string">
            <text:p>#¡REF!</text:p>
          </table:table-cell>
          <table:table-cell table:formula="of:=1/(#REF!-[.$G$37])*[.U9]" office:value-type="string" office:string-value="#¡REF!" calcext:value-type="string">
            <text:p>#¡REF!</text:p>
          </table:table-cell>
          <table:table-cell table:formula="of:=1/([.L9]-[.$G$38])*SQRT([.$H$38]^2+[.U9]^2)" office:value-type="string" office:string-value="" calcext:value-type="error">
            <text:p>#VALUE!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2.31828" calcext:value-type="float">
            <text:p>2.31828</text:p>
          </table:table-cell>
          <table:table-cell table:formula="of:=1/[.C12]" office:value-type="float" office:value="0.0666666666666667" calcext:value-type="float">
            <text:p>0.066666666666667</text:p>
          </table:table-cell>
          <table:table-cell/>
          <table:table-cell table:number-matrix-columns-spanned="2" table:number-matrix-rows-spanned="5" table:formula="of:=LINEST([.D12:.D18];[.E12:.E18];1;1)" office:value-type="float" office:value="0.742336511537237" calcext:value-type="float">
            <text:p>0.742336511537237</text:p>
          </table:table-cell>
          <table:table-cell office:value-type="float" office:value="2.26945365221706" calcext:value-type="float">
            <text:p>2.269453652217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31828" calcext:value-type="float">
            <text:p>2.31828</text:p>
          </table:table-cell>
          <table:table-cell table:formula="of:=LN([.C12])" office:value-type="float" office:value="2.70805020110221" calcext:value-type="float">
            <text:p>2.70805020110221</text:p>
          </table:table-cell>
          <table:table-cell table:formula="of:=LN([.D12]-[.$G$37])" office:value-type="float" office:value="-3.01400448248365" calcext:value-type="float">
            <text:p>-3.01400448248365</text:p>
          </table:table-cell>
          <table:table-cell table:formula="of:=LN([.D12]-[.$G$38])" office:value-type="float" office:value="-3.03955965513814" calcext:value-type="float">
            <text:p>-3.03955965513814</text:p>
          </table:table-cell>
          <table:table-cell/>
          <table:table-cell table:number-matrix-columns-spanned="2" table:number-matrix-rows-spanned="5" table:formula="of:=LINEST([.M12:.M18];[.L12:.L18];1;1)" office:value-type="float" office:value="-1.00493652267888" calcext:value-type="float">
            <text:p>-1.00493652267888</text:p>
          </table:table-cell>
          <table:table-cell office:value-type="float" office:value="-0.268413417609223" calcext:value-type="float">
            <text:p>-0.268413417609223</text:p>
          </table:table-cell>
          <table:table-cell table:number-matrix-columns-spanned="2" table:number-matrix-rows-spanned="5" table:formula="of:=LINEST([.N12:.N18];[.L12:.L18];1;1)" office:value-type="float" office:value="-1.0941323805926" calcext:value-type="float">
            <text:p>-1.0941323805926</text:p>
          </table:table-cell>
          <table:table-cell office:value-type="float" office:value="-0.0275785336093008" calcext:value-type="float">
            <text:p>-0.02757853360930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2.29584" calcext:value-type="float">
            <text:p>2.29584</text:p>
          </table:table-cell>
          <table:table-cell table:formula="of:=1/[.C13]" office:value-type="float" office:value="0.0333333333333333" calcext:value-type="float">
            <text:p>0.033333333333333</text:p>
          </table:table-cell>
          <table:table-cell/>
          <table:table-cell office:value-type="float" office:value="0.0271486808389791" calcext:value-type="float">
            <text:p>0.027148680838979</text:p>
          </table:table-cell>
          <table:table-cell office:value-type="float" office:value="0.000839783002909553" calcext:value-type="float">
            <text:p>0.0008397830029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29584" calcext:value-type="float">
            <text:p>2.29584</text:p>
          </table:table-cell>
          <table:table-cell table:formula="of:=LN([.C13])" office:value-type="float" office:value="3.40119738166216" calcext:value-type="float">
            <text:p>3.40119738166216</text:p>
          </table:table-cell>
          <table:table-cell table:formula="of:=LN([.D13]-[.$G$37])" office:value-type="float" office:value="-3.62479031692253" calcext:value-type="float">
            <text:p>-3.62479031692253</text:p>
          </table:table-cell>
          <table:table-cell table:formula="of:=LN([.D13]-[.$G$38])" office:value-type="float" office:value="-3.67237803529123" calcext:value-type="float">
            <text:p>-3.67237803529123</text:p>
          </table:table-cell>
          <table:table-cell/>
          <table:table-cell office:value-type="float" office:value="0.0708592812711422" calcext:value-type="float">
            <text:p>0.070859281271142</text:p>
          </table:table-cell>
          <table:table-cell office:value-type="float" office:value="0.28339294099635" calcext:value-type="float">
            <text:p>0.28339294099635</text:p>
          </table:table-cell>
          <table:table-cell office:value-type="float" office:value="0.0811184192480493" calcext:value-type="float">
            <text:p>0.081118419248049</text:p>
          </table:table-cell>
          <table:table-cell office:value-type="float" office:value="0.324423095849856" calcext:value-type="float">
            <text:p>0.32442309584985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.28633" calcext:value-type="float">
            <text:p>2.28633</text:p>
          </table:table-cell>
          <table:table-cell table:formula="of:=1/[.C14]" office:value-type="float" office:value="0.0222222222222222" calcext:value-type="float">
            <text:p>0.022222222222222</text:p>
          </table:table-cell>
          <table:table-cell/>
          <table:table-cell office:value-type="float" office:value="0.993356894717265" calcext:value-type="float">
            <text:p>0.993356894717265</text:p>
          </table:table-cell>
          <table:table-cell office:value-type="float" office:value="0.00135415020281063" calcext:value-type="float">
            <text:p>0.0013541502028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28633" calcext:value-type="float">
            <text:p>2.28633</text:p>
          </table:table-cell>
          <table:table-cell table:formula="of:=LN([.C14])" office:value-type="float" office:value="3.80666248977032" calcext:value-type="float">
            <text:p>3.80666248977032</text:p>
          </table:table-cell>
          <table:table-cell table:formula="of:=LN([.D14]-[.$G$37])" office:value-type="float" office:value="-4.0660670200373" calcext:value-type="float">
            <text:p>-4.0660670200373</text:p>
          </table:table-cell>
          <table:table-cell table:formula="of:=LN([.D14]-[.$G$38])" office:value-type="float" office:value="-4.1410615241982" calcext:value-type="float">
            <text:p>-4.1410615241982</text:p>
          </table:table-cell>
          <table:table-cell/>
          <table:table-cell office:value-type="float" office:value="0.975743840034164" calcext:value-type="float">
            <text:p>0.975743840034164</text:p>
          </table:table-cell>
          <table:table-cell office:value-type="float" office:value="0.123212873456344" calcext:value-type="float">
            <text:p>0.123212873456344</text:p>
          </table:table-cell>
          <table:table-cell office:value-type="float" office:value="0.973251807554832" calcext:value-type="float">
            <text:p>0.973251807554832</text:p>
          </table:table-cell>
          <table:table-cell office:value-type="float" office:value="0.141051861470955" calcext:value-type="float">
            <text:p>0.14105186147095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.28208" calcext:value-type="float">
            <text:p>2.28208</text:p>
          </table:table-cell>
          <table:table-cell table:formula="of:=1/[.C15]" office:value-type="float" office:value="0.0166666666666667" calcext:value-type="float">
            <text:p>0.016666666666667</text:p>
          </table:table-cell>
          <table:table-cell/>
          <table:table-cell office:value-type="float" office:value="747.660056885549" calcext:value-type="float">
            <text:p>747.6600568855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28208" calcext:value-type="float">
            <text:p>2.28208</text:p>
          </table:table-cell>
          <table:table-cell table:formula="of:=LN([.C15])" office:value-type="float" office:value="4.0943445622221" calcext:value-type="float">
            <text:p>4.0943445622221</text:p>
          </table:table-cell>
          <table:table-cell table:formula="of:=LN([.D15]-[.$G$37])" office:value-type="float" office:value="-4.3509400069889" calcext:value-type="float">
            <text:p>-4.3509400069889</text:p>
          </table:table-cell>
          <table:table-cell table:formula="of:=LN([.D15]-[.$G$38])" office:value-type="float" office:value="-4.45193781507479" calcext:value-type="float">
            <text:p>-4.45193781507479</text:p>
          </table:table-cell>
          <table:table-cell/>
          <table:table-cell office:value-type="float" office:value="201.133205216417" calcext:value-type="float">
            <text:p>201.133205216417</text:p>
          </table:table-cell>
          <table:table-cell office:value-type="float" office:value="5" calcext:value-type="float">
            <text:p>5</text:p>
          </table:table-cell>
          <table:table-cell office:value-type="float" office:value="181.928519011134" calcext:value-type="float">
            <text:p>181.928519011134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2.27703" calcext:value-type="float">
            <text:p>2.27703</text:p>
          </table:table-cell>
          <table:table-cell table:formula="of:=1/[.C16]" office:value-type="float" office:value="0.0133333333333333" calcext:value-type="float">
            <text:p>0.013333333333333</text:p>
          </table:table-cell>
          <table:table-cell/>
          <table:table-cell office:value-type="float" office:value="0.00137100127185543" calcext:value-type="float">
            <text:p>0.001371001271855</text:p>
          </table:table-cell>
          <table:table-cell office:value-type="float" office:value="0.00000916861385886035" calcext:value-type="float">
            <text:p>9.16861385886035E-0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.27703" calcext:value-type="float">
            <text:p>2.27703</text:p>
          </table:table-cell>
          <table:table-cell table:formula="of:=LN([.C16])" office:value-type="float" office:value="4.31748811353631" calcext:value-type="float">
            <text:p>4.31748811353631</text:p>
          </table:table-cell>
          <table:table-cell table:formula="of:=LN([.D16]-[.$G$37])" office:value-type="float" office:value="-4.84791894624709" calcext:value-type="float">
            <text:p>-4.84791894624709</text:p>
          </table:table-cell>
          <table:table-cell table:formula="of:=LN([.D16]-[.$G$38])" office:value-type="float" office:value="-5.01978331286273" calcext:value-type="float">
            <text:p>-5.01978331286273</text:p>
          </table:table-cell>
          <table:table-cell/>
          <table:table-cell office:value-type="float" office:value="3.05348609255487" calcext:value-type="float">
            <text:p>3.05348609255487</text:p>
          </table:table-cell>
          <table:table-cell office:value-type="float" office:value="0.0759070609268457" calcext:value-type="float">
            <text:p>0.075907060926846</text:p>
          </table:table-cell>
          <table:table-cell office:value-type="float" office:value="3.619582068508" calcext:value-type="float">
            <text:p>3.619582068508</text:p>
          </table:table-cell>
          <table:table-cell office:value-type="float" office:value="0.0994781381221075" calcext:value-type="float">
            <text:p>0.09947813812210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2.27836" calcext:value-type="float">
            <text:p>2.27836</text:p>
          </table:table-cell>
          <table:table-cell table:formula="of:=1/[.C17]" office:value-type="float" office:value="0.0111111111111111" calcext:value-type="float">
            <text:p>0.01111111111111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2.27836" calcext:value-type="float">
            <text:p>2.27836</text:p>
          </table:table-cell>
          <table:table-cell table:formula="of:=LN([.C17])" office:value-type="float" office:value="4.49980967033027" calcext:value-type="float">
            <text:p>4.49980967033027</text:p>
          </table:table-cell>
          <table:table-cell table:formula="of:=LN([.D17]-[.$G$37])" office:value-type="float" office:value="-4.69130713227882" calcext:value-type="float">
            <text:p>-4.69130713227882</text:p>
          </table:table-cell>
          <table:table-cell table:formula="of:=LN([.D17]-[.$G$38])" office:value-type="float" office:value="-4.83635120382657" calcext:value-type="float">
            <text:p>-4.83635120382657</text:p>
          </table:table-cell>
          <table:table-cell/>
          <table:table-cell office:value-type="string" calcext:value-type="string">
            <text:p>nu1</text:p>
          </table:table-cell>
          <table:table-cell/>
          <table:table-cell office:value-type="string" calcext:value-type="string">
            <text:p>nu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2.27569" calcext:value-type="float">
            <text:p>2.27569</text:p>
          </table:table-cell>
          <table:table-cell table:formula="of:=1/[.C18]" office:value-type="float" office:value="0.00833333333333333" calcext:value-type="float">
            <text:p>0.00833333333333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2.27569" calcext:value-type="float">
            <text:p>2.27569</text:p>
          </table:table-cell>
          <table:table-cell table:formula="of:=LN([.C18])" office:value-type="float" office:value="4.78749174278205" calcext:value-type="float">
            <text:p>4.78749174278205</text:p>
          </table:table-cell>
          <table:table-cell table:formula="of:=LN([.D18]-[.$G$37])" office:value-type="float" office:value="-5.03523247149285" calcext:value-type="float">
            <text:p>-5.03523247149285</text:p>
          </table:table-cell>
          <table:table-cell table:formula="of:=LN([.D18]-[.$G$38])" office:value-type="float" office:value="-5.24649219736181" calcext:value-type="float">
            <text:p>-5.24649219736181</text:p>
          </table:table-cell>
          <table:table-cell/>
          <table:table-cell table:formula="of:=-1/[.P12]" office:value-type="float" office:value="0.995087726868832" calcext:value-type="float">
            <text:p>0.995087726868832</text:p>
          </table:table-cell>
          <table:table-cell table:formula="of:=1/ABS([.P12])^2*[.P13]" office:value-type="float" office:value="0.0701648308489144" calcext:value-type="float">
            <text:p>0.070164830848914</text:p>
          </table:table-cell>
          <table:table-cell table:formula="of:=-1/[.R12]" office:value-type="float" office:value="0.913966187033402" calcext:value-type="float">
            <text:p>0.913966187033402</text:p>
          </table:table-cell>
          <table:table-cell table:formula="of:=1/ABS([.R12])^2*[.R13]" office:value-type="float" office:value="0.0677609891210433" calcext:value-type="float">
            <text:p>0.067760989121043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.35319" calcext:value-type="float">
            <text:p>2.35319</text:p>
          </table:table-cell>
          <table:table-cell table:formula="of:=1/[.C21]" office:value-type="float" office:value="0.0666666666666667" calcext:value-type="float">
            <text:p>0.066666666666667</text:p>
          </table:table-cell>
          <table:table-cell/>
          <table:table-cell table:number-matrix-columns-spanned="2" table:number-matrix-rows-spanned="5" table:formula="of:=LINEST([.D21:.D27];[.E21:.E27];1;1)" office:value-type="float" office:value="1.21542427249849" calcext:value-type="float">
            <text:p>1.21542427249849</text:p>
          </table:table-cell>
          <table:table-cell office:value-type="float" office:value="2.26997459522206" calcext:value-type="float">
            <text:p>2.269974595222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35319" calcext:value-type="float">
            <text:p>2.35319</text:p>
          </table:table-cell>
          <table:table-cell table:formula="of:=LN([.C21])" office:value-type="float" office:value="2.70805020110221" calcext:value-type="float">
            <text:p>2.70805020110221</text:p>
          </table:table-cell>
          <table:table-cell table:formula="of:=LN([.D21]-[.$G$37])" office:value-type="float" office:value="-2.47688269851634" calcext:value-type="float">
            <text:p>-2.47688269851634</text:p>
          </table:table-cell>
          <table:table-cell table:formula="of:=LN([.D21]-[.$G$38])" office:value-type="float" office:value="-2.49173843763314" calcext:value-type="float">
            <text:p>-2.49173843763314</text:p>
          </table:table-cell>
          <table:table-cell/>
          <table:table-cell table:number-matrix-columns-spanned="2" table:number-matrix-rows-spanned="5" table:formula="of:=LINEST([.M21:.M27];[.L21:.L27];1;1)" office:value-type="float" office:value="-0.966266581027147" calcext:value-type="float">
            <text:p>-0.966266581027147</text:p>
          </table:table-cell>
          <table:table-cell office:value-type="float" office:value="0.0964657639528035" calcext:value-type="float">
            <text:p>0.096465763952804</text:p>
          </table:table-cell>
          <table:table-cell table:number-matrix-columns-spanned="2" table:number-matrix-rows-spanned="5" table:formula="of:=LINEST([.N21:.N27];[.L21:.L27];1;1)" office:value-type="float" office:value="-1.01750409454846" calcext:value-type="float">
            <text:p>-1.01750409454846</text:p>
          </table:table-cell>
          <table:table-cell office:value-type="float" office:value="0.234515119340315" calcext:value-type="float">
            <text:p>0.23451511934031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2.30294" calcext:value-type="float">
            <text:p>2.30294</text:p>
          </table:table-cell>
          <table:table-cell table:formula="of:=1/[.C22]" office:value-type="float" office:value="0.0333333333333333" calcext:value-type="float">
            <text:p>0.033333333333333</text:p>
          </table:table-cell>
          <table:table-cell/>
          <table:table-cell office:value-type="float" office:value="0.0877724180261999" calcext:value-type="float">
            <text:p>0.0877724180262</text:p>
          </table:table-cell>
          <table:table-cell office:value-type="float" office:value="0.00271504111819845" calcext:value-type="float">
            <text:p>0.0027150411181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30294" calcext:value-type="float">
            <text:p>2.30294</text:p>
          </table:table-cell>
          <table:table-cell table:formula="of:=LN([.C22])" office:value-type="float" office:value="3.40119738166216" calcext:value-type="float">
            <text:p>3.40119738166216</text:p>
          </table:table-cell>
          <table:table-cell table:formula="of:=LN([.D22]-[.$G$37])" office:value-type="float" office:value="-3.38863603316804" calcext:value-type="float">
            <text:p>-3.38863603316804</text:p>
          </table:table-cell>
          <table:table-cell table:formula="of:=LN([.D22]-[.$G$38])" office:value-type="float" office:value="-3.42602429537433" calcext:value-type="float">
            <text:p>-3.42602429537433</text:p>
          </table:table-cell>
          <table:table-cell/>
          <table:table-cell office:value-type="float" office:value="0.0985407888151567" calcext:value-type="float">
            <text:p>0.098540788815157</text:p>
          </table:table-cell>
          <table:table-cell office:value-type="float" office:value="0.394101710453002" calcext:value-type="float">
            <text:p>0.394101710453002</text:p>
          </table:table-cell>
          <table:table-cell office:value-type="float" office:value="0.106994237308742" calcext:value-type="float">
            <text:p>0.106994237308742</text:p>
          </table:table-cell>
          <table:table-cell office:value-type="float" office:value="0.427910233305379" calcext:value-type="float">
            <text:p>0.42791023330537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2.29868" calcext:value-type="float">
            <text:p>2.29868</text:p>
          </table:table-cell>
          <table:table-cell table:formula="of:=1/[.C23]" office:value-type="float" office:value="0.0222222222222222" calcext:value-type="float">
            <text:p>0.022222222222222</text:p>
          </table:table-cell>
          <table:table-cell/>
          <table:table-cell office:value-type="float" office:value="0.974587285295388" calcext:value-type="float">
            <text:p>0.974587285295388</text:p>
          </table:table-cell>
          <table:table-cell office:value-type="float" office:value="0.00437800416072913" calcext:value-type="float">
            <text:p>0.00437800416072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29868" calcext:value-type="float">
            <text:p>2.29868</text:p>
          </table:table-cell>
          <table:table-cell table:formula="of:=LN([.C23])" office:value-type="float" office:value="3.80666248977032" calcext:value-type="float">
            <text:p>3.80666248977032</text:p>
          </table:table-cell>
          <table:table-cell table:formula="of:=LN([.D23]-[.$G$37])" office:value-type="float" office:value="-3.52354517467833" calcext:value-type="float">
            <text:p>-3.52354517467833</text:p>
          </table:table-cell>
          <table:table-cell table:formula="of:=LN([.D23]-[.$G$38])" office:value-type="float" office:value="-3.56645094166659" calcext:value-type="float">
            <text:p>-3.56645094166659</text:p>
          </table:table-cell>
          <table:table-cell/>
          <table:table-cell office:value-type="float" office:value="0.950569821726436" calcext:value-type="float">
            <text:p>0.950569821726436</text:p>
          </table:table-cell>
          <table:table-cell office:value-type="float" office:value="0.171346555098562" calcext:value-type="float">
            <text:p>0.171346555098562</text:p>
          </table:table-cell>
          <table:table-cell office:value-type="float" office:value="0.947610036066451" calcext:value-type="float">
            <text:p>0.947610036066451</text:p>
          </table:table-cell>
          <table:table-cell office:value-type="float" office:value="0.186045740029952" calcext:value-type="float">
            <text:p>0.18604574002995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.29358" calcext:value-type="float">
            <text:p>2.29358</text:p>
          </table:table-cell>
          <table:table-cell table:formula="of:=1/[.C24]" office:value-type="float" office:value="0.0166666666666667" calcext:value-type="float">
            <text:p>0.016666666666667</text:p>
          </table:table-cell>
          <table:table-cell/>
          <table:table-cell office:value-type="float" office:value="191.75190384491" calcext:value-type="float">
            <text:p>191.751903844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29358" calcext:value-type="float">
            <text:p>2.29358</text:p>
          </table:table-cell>
          <table:table-cell table:formula="of:=LN([.C24])" office:value-type="float" office:value="4.0943445622221" calcext:value-type="float">
            <text:p>4.0943445622221</text:p>
          </table:table-cell>
          <table:table-cell table:formula="of:=LN([.D24]-[.$G$37])" office:value-type="float" office:value="-3.71338996601955" calcext:value-type="float">
            <text:p>-3.71338996601955</text:p>
          </table:table-cell>
          <table:table-cell table:formula="of:=LN([.D24]-[.$G$38])" office:value-type="float" office:value="-3.76550316739978" calcext:value-type="float">
            <text:p>-3.76550316739978</text:p>
          </table:table-cell>
          <table:table-cell/>
          <table:table-cell office:value-type="float" office:value="96.152781046595" calcext:value-type="float">
            <text:p>96.152781046595</text:p>
          </table:table-cell>
          <table:table-cell office:value-type="float" office:value="5" calcext:value-type="float">
            <text:p>5</text:p>
          </table:table-cell>
          <table:table-cell office:value-type="float" office:value="90.4381264003529" calcext:value-type="float">
            <text:p>90.4381264003529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2.28966" calcext:value-type="float">
            <text:p>2.28966</text:p>
          </table:table-cell>
          <table:table-cell table:formula="of:=1/[.C25]" office:value-type="float" office:value="0.0133333333333333" calcext:value-type="float">
            <text:p>0.013333333333333</text:p>
          </table:table-cell>
          <table:table-cell/>
          <table:table-cell office:value-type="float" office:value="0.00367529348355748" calcext:value-type="float">
            <text:p>0.003675293483557</text:p>
          </table:table-cell>
          <table:table-cell office:value-type="float" office:value="0.000095834602156808" calcext:value-type="float">
            <text:p>9.5834602156808E-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.28966" calcext:value-type="float">
            <text:p>2.28966</text:p>
          </table:table-cell>
          <table:table-cell table:formula="of:=LN([.C25])" office:value-type="float" office:value="4.31748811353631" calcext:value-type="float">
            <text:p>4.31748811353631</text:p>
          </table:table-cell>
          <table:table-cell table:formula="of:=LN([.D25]-[.$G$37])" office:value-type="float" office:value="-3.8885659955401" calcext:value-type="float">
            <text:p>-3.8885659955401</text:p>
          </table:table-cell>
          <table:table-cell table:formula="of:=LN([.D25]-[.$G$38])" office:value-type="float" office:value="-3.95097393999601" calcext:value-type="float">
            <text:p>-3.95097393999601</text:p>
          </table:table-cell>
          <table:table-cell/>
          <table:table-cell office:value-type="float" office:value="2.82301122346176" calcext:value-type="float">
            <text:p>2.82301122346176</text:p>
          </table:table-cell>
          <table:table-cell office:value-type="float" office:value="0.146798209720723" calcext:value-type="float">
            <text:p>0.146798209720723</text:p>
          </table:table-cell>
          <table:table-cell office:value-type="float" office:value="3.13033644120781" calcext:value-type="float">
            <text:p>3.13033644120781</text:p>
          </table:table-cell>
          <table:table-cell office:value-type="float" office:value="0.173065086916462" calcext:value-type="float">
            <text:p>0.17306508691646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2.2807" calcext:value-type="float">
            <text:p>2.2807</text:p>
          </table:table-cell>
          <table:table-cell table:formula="of:=1/[.C26]" office:value-type="float" office:value="0.0111111111111111" calcext:value-type="float">
            <text:p>0.01111111111111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2.2807" calcext:value-type="float">
            <text:p>2.2807</text:p>
          </table:table-cell>
          <table:table-cell table:formula="of:=LN([.C26])" office:value-type="float" office:value="4.49980967033027" calcext:value-type="float">
            <text:p>4.49980967033027</text:p>
          </table:table-cell>
          <table:table-cell table:formula="of:=LN([.D26]-[.$G$37])" office:value-type="float" office:value="-4.46413203336118" calcext:value-type="float">
            <text:p>-4.46413203336118</text:p>
          </table:table-cell>
          <table:table-cell table:formula="of:=LN([.D26]-[.$G$38])" office:value-type="float" office:value="-4.57794828884719" calcext:value-type="float">
            <text:p>-4.57794828884719</text:p>
          </table:table-cell>
          <table:table-cell/>
          <table:table-cell office:value-type="string" calcext:value-type="string">
            <text:p>nu1</text:p>
          </table:table-cell>
          <table:table-cell/>
          <table:table-cell office:value-type="string" calcext:value-type="string">
            <text:p>nu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float" office:value="2.27972" calcext:value-type="float">
            <text:p>2.27972</text:p>
          </table:table-cell>
          <table:table-cell table:formula="of:=1/[.C27]" office:value-type="float" office:value="0.00833333333333333" calcext:value-type="float">
            <text:p>0.00833333333333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2.27972" calcext:value-type="float">
            <text:p>2.27972</text:p>
          </table:table-cell>
          <table:table-cell table:formula="of:=LN([.C27])" office:value-type="float" office:value="4.78749174278205" calcext:value-type="float">
            <text:p>4.78749174278205</text:p>
          </table:table-cell>
          <table:table-cell table:formula="of:=LN([.D27]-[.$G$37])" office:value-type="float" office:value="-4.55308205780171" calcext:value-type="float">
            <text:p>-4.55308205780171</text:p>
          </table:table-cell>
          <table:table-cell table:formula="of:=LN([.D27]-[.$G$38])" office:value-type="float" office:value="-4.67817559906737" calcext:value-type="float">
            <text:p>-4.67817559906737</text:p>
          </table:table-cell>
          <table:table-cell/>
          <table:table-cell table:formula="of:=-1/[.P21]" office:value-type="float" office:value="1.03491108937763" calcext:value-type="float">
            <text:p>1.03491108937763</text:p>
          </table:table-cell>
          <table:table-cell table:formula="of:=1/ABS([.P21])^2*[.P22]" office:value-type="float" office:value="0.105541221339165" calcext:value-type="float">
            <text:p>0.105541221339165</text:p>
          </table:table-cell>
          <table:table-cell table:formula="of:=-1/[.R21]" office:value-type="float" office:value="0.982797027901661" calcext:value-type="float">
            <text:p>0.982797027901661</text:p>
          </table:table-cell>
          <table:table-cell table:formula="of:=1/ABS([.R21])^2*[.R22]" office:value-type="float" office:value="0.103344663665753" calcext:value-type="float">
            <text:p>0.103344663665753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2.41181" calcext:value-type="float">
            <text:p>2.41181</text:p>
          </table:table-cell>
          <table:table-cell table:formula="of:=1/[.C30]" office:value-type="float" office:value="0.0666666666666667" calcext:value-type="float">
            <text:p>0.066666666666667</text:p>
          </table:table-cell>
          <table:table-cell/>
          <table:table-cell table:number-matrix-columns-spanned="2" table:number-matrix-rows-spanned="5" table:formula="of:=LINEST([.D30:.D36];[.E30:.E36];1;1)" office:value-type="float" office:value="2.13882529330451" calcext:value-type="float">
            <text:p>2.13882529330451</text:p>
          </table:table-cell>
          <table:table-cell office:value-type="float" office:value="2.27161499875944" calcext:value-type="float">
            <text:p>2.271614998759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41181" calcext:value-type="float">
            <text:p>2.41181</text:p>
          </table:table-cell>
          <table:table-cell table:formula="of:=LN([.C30])" office:value-type="float" office:value="2.70805020110221" calcext:value-type="float">
            <text:p>2.70805020110221</text:p>
          </table:table-cell>
          <table:table-cell table:formula="of:=LN([.D30]-[.$G$37])" office:value-type="float" office:value="-1.94753867387347" calcext:value-type="float">
            <text:p>-1.94753867387347</text:p>
          </table:table-cell>
          <table:table-cell table:formula="of:=LN([.D30]-[.$G$38])" office:value-type="float" office:value="-1.9562618375205" calcext:value-type="float">
            <text:p>-1.9562618375205</text:p>
          </table:table-cell>
          <table:table-cell/>
          <table:table-cell table:number-matrix-columns-spanned="2" table:number-matrix-rows-spanned="5" table:formula="of:=LINEST([.M30:.M36];[.L30:.L36];1;1)" office:value-type="float" office:value="-0.996157410951068" calcext:value-type="float">
            <text:p>-0.996157410951068</text:p>
          </table:table-cell>
          <table:table-cell office:value-type="float" office:value="0.797435564992414" calcext:value-type="float">
            <text:p>0.797435564992414</text:p>
          </table:table-cell>
          <table:table-cell table:number-matrix-columns-spanned="2" table:number-matrix-rows-spanned="5" table:formula="of:=LINEST([.N30:.N36];[.L30:.L36];1;1)" office:value-type="float" office:value="-1.02457338493087" calcext:value-type="float">
            <text:p>-1.02457338493087</text:p>
          </table:table-cell>
          <table:table-cell office:value-type="float" office:value="0.874402627058172" calcext:value-type="float">
            <text:p>0.87440262705817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float" office:value="2.34911" calcext:value-type="float">
            <text:p>2.34911</text:p>
          </table:table-cell>
          <table:table-cell table:formula="of:=1/[.C31]" office:value-type="float" office:value="0.0333333333333333" calcext:value-type="float">
            <text:p>0.033333333333333</text:p>
          </table:table-cell>
          <table:table-cell/>
          <table:table-cell office:value-type="float" office:value="0.0701788399514952" calcext:value-type="float">
            <text:p>0.070178839951495</text:p>
          </table:table-cell>
          <table:table-cell office:value-type="float" office:value="0.00217082359561864" calcext:value-type="float">
            <text:p>0.0021708235956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34911" calcext:value-type="float">
            <text:p>2.34911</text:p>
          </table:table-cell>
          <table:table-cell table:formula="of:=LN([.C31])" office:value-type="float" office:value="3.40119738166216" calcext:value-type="float">
            <text:p>3.40119738166216</text:p>
          </table:table-cell>
          <table:table-cell table:formula="of:=LN([.D31]-[.$G$37])" office:value-type="float" office:value="-2.52667051539237" calcext:value-type="float">
            <text:p>-2.52667051539237</text:p>
          </table:table-cell>
          <table:table-cell table:formula="of:=LN([.D31]-[.$G$38])" office:value-type="float" office:value="-2.5422905641243" calcext:value-type="float">
            <text:p>-2.5422905641243</text:p>
          </table:table-cell>
          <table:table-cell/>
          <table:table-cell office:value-type="float" office:value="0.0375332916682221" calcext:value-type="float">
            <text:p>0.037533291668222</text:p>
          </table:table-cell>
          <table:table-cell office:value-type="float" office:value="0.150109762903609" calcext:value-type="float">
            <text:p>0.150109762903609</text:p>
          </table:table-cell>
          <table:table-cell office:value-type="float" office:value="0.0412364119267644" calcext:value-type="float">
            <text:p>0.041236411926764</text:p>
          </table:table-cell>
          <table:table-cell office:value-type="float" office:value="0.164919934868461" calcext:value-type="float">
            <text:p>0.16491993486846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2.3178" calcext:value-type="float">
            <text:p>2.3178</text:p>
          </table:table-cell>
          <table:table-cell table:formula="of:=1/[.C32]" office:value-type="float" office:value="0.0222222222222222" calcext:value-type="float">
            <text:p>0.022222222222222</text:p>
          </table:table-cell>
          <table:table-cell/>
          <table:table-cell office:value-type="float" office:value="0.994645731142568" calcext:value-type="float">
            <text:p>0.994645731142568</text:p>
          </table:table-cell>
          <table:table-cell office:value-type="float" office:value="0.00350045333388307" calcext:value-type="float">
            <text:p>0.00350045333388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3178" calcext:value-type="float">
            <text:p>2.3178</text:p>
          </table:table-cell>
          <table:table-cell table:formula="of:=LN([.C32])" office:value-type="float" office:value="3.80666248977032" calcext:value-type="float">
            <text:p>3.80666248977032</text:p>
          </table:table-cell>
          <table:table-cell table:formula="of:=LN([.D32]-[.$G$37])" office:value-type="float" office:value="-3.02382961703508" calcext:value-type="float">
            <text:p>-3.02382961703508</text:p>
          </table:table-cell>
          <table:table-cell table:formula="of:=LN([.D32]-[.$G$38])" office:value-type="float" office:value="-3.04964039456259" calcext:value-type="float">
            <text:p>-3.04964039456259</text:p>
          </table:table-cell>
          <table:table-cell/>
          <table:table-cell office:value-type="float" office:value="0.992951843195356" calcext:value-type="float">
            <text:p>0.992951843195356</text:p>
          </table:table-cell>
          <table:table-cell office:value-type="float" office:value="0.0652643469388407" calcext:value-type="float">
            <text:p>0.065264346938841</text:p>
          </table:table-cell>
          <table:table-cell office:value-type="float" office:value="0.991965806179442" calcext:value-type="float">
            <text:p>0.991965806179442</text:p>
          </table:table-cell>
          <table:table-cell office:value-type="float" office:value="0.0717034764307624" calcext:value-type="float">
            <text:p>0.0717034764307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float" office:value="2.30702" calcext:value-type="float">
            <text:p>2.30702</text:p>
          </table:table-cell>
          <table:table-cell table:formula="of:=1/[.C33]" office:value-type="float" office:value="0.0166666666666667" calcext:value-type="float">
            <text:p>0.016666666666667</text:p>
          </table:table-cell>
          <table:table-cell/>
          <table:table-cell office:value-type="float" office:value="928.834316717123" calcext:value-type="float">
            <text:p>928.8343167171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30702" calcext:value-type="float">
            <text:p>2.30702</text:p>
          </table:table-cell>
          <table:table-cell table:formula="of:=LN([.C33])" office:value-type="float" office:value="4.0943445622221" calcext:value-type="float">
            <text:p>4.0943445622221</text:p>
          </table:table-cell>
          <table:table-cell table:formula="of:=LN([.D33]-[.$G$37])" office:value-type="float" office:value="-3.27452898369429" calcext:value-type="float">
            <text:p>-3.27452898369429</text:p>
          </table:table-cell>
          <table:table-cell table:formula="of:=LN([.D33]-[.$G$38])" office:value-type="float" office:value="-3.30781748236848" calcext:value-type="float">
            <text:p>-3.30781748236848</text:p>
          </table:table-cell>
          <table:table-cell/>
          <table:table-cell office:value-type="float" office:value="704.4053294481" calcext:value-type="float">
            <text:p>704.4053294481</text:p>
          </table:table-cell>
          <table:table-cell office:value-type="float" office:value="5" calcext:value-type="float">
            <text:p>5</text:p>
          </table:table-cell>
          <table:table-cell office:value-type="float" office:value="617.339977311194" calcext:value-type="float">
            <text:p>617.339977311194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75" calcext:value-type="float">
            <text:p>75</text:p>
          </table:table-cell>
          <table:table-cell office:value-type="float" office:value="2.3024" calcext:value-type="float">
            <text:p>2.3024</text:p>
          </table:table-cell>
          <table:table-cell table:formula="of:=1/[.C34]" office:value-type="float" office:value="0.0133333333333333" calcext:value-type="float">
            <text:p>0.013333333333333</text:p>
          </table:table-cell>
          <table:table-cell/>
          <table:table-cell office:value-type="float" office:value="0.0113811680751437" calcext:value-type="float">
            <text:p>0.011381168075144</text:p>
          </table:table-cell>
          <table:table-cell office:value-type="float" office:value="0.0000612658677134655" calcext:value-type="float">
            <text:p>6.12658677134655E-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.3024" calcext:value-type="float">
            <text:p>2.3024</text:p>
          </table:table-cell>
          <table:table-cell table:formula="of:=LN([.C34])" office:value-type="float" office:value="4.31748811353631" calcext:value-type="float">
            <text:p>4.31748811353631</text:p>
          </table:table-cell>
          <table:table-cell table:formula="of:=LN([.D34]-[.$G$37])" office:value-type="float" office:value="-3.40476315788325" calcext:value-type="float">
            <text:p>-3.40476315788325</text:p>
          </table:table-cell>
          <table:table-cell table:formula="of:=LN([.D34]-[.$G$38])" office:value-type="float" office:value="-3.44277097167318" calcext:value-type="float">
            <text:p>-3.44277097167318</text:p>
          </table:table-cell>
          <table:table-cell/>
          <table:table-cell office:value-type="float" office:value="3.00036870130298" calcext:value-type="float">
            <text:p>3.00036870130298</text:p>
          </table:table-cell>
          <table:table-cell office:value-type="float" office:value="0.0212971749067668" calcext:value-type="float">
            <text:p>0.021297174906767</text:p>
          </table:table-cell>
          <table:table-cell office:value-type="float" office:value="3.17398467985151" calcext:value-type="float">
            <text:p>3.17398467985151</text:p>
          </table:table-cell>
          <table:table-cell office:value-type="float" office:value="0.0257069426612845" calcext:value-type="float">
            <text:p>0.02570694266128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float" office:value="2.2932" calcext:value-type="float">
            <text:p>2.2932</text:p>
          </table:table-cell>
          <table:table-cell table:formula="of:=1/[.C35]" office:value-type="float" office:value="0.0111111111111111" calcext:value-type="float">
            <text:p>0.01111111111111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2.2932" calcext:value-type="float">
            <text:p>2.2932</text:p>
          </table:table-cell>
          <table:table-cell table:formula="of:=LN([.C35])" office:value-type="float" office:value="4.49980967033027" calcext:value-type="float">
            <text:p>4.49980967033027</text:p>
          </table:table-cell>
          <table:table-cell table:formula="of:=LN([.D35]-[.$G$37])" office:value-type="float" office:value="-3.72908972798267" calcext:value-type="float">
            <text:p>-3.72908972798267</text:p>
          </table:table-cell>
          <table:table-cell table:formula="of:=LN([.D35]-[.$G$38])" office:value-type="float" office:value="-3.7820497739166" calcext:value-type="float">
            <text:p>-3.7820497739166</text:p>
          </table:table-cell>
          <table:table-cell/>
          <table:table-cell office:value-type="string" calcext:value-type="string">
            <text:p>nu1</text:p>
          </table:table-cell>
          <table:table-cell/>
          <table:table-cell office:value-type="string" calcext:value-type="string">
            <text:p>nu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float" office:value="2.28713" calcext:value-type="float">
            <text:p>2.28713</text:p>
          </table:table-cell>
          <table:table-cell table:formula="of:=1/[.C36]" office:value-type="float" office:value="0.00833333333333333" calcext:value-type="float">
            <text:p>0.00833333333333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2.28713" calcext:value-type="float">
            <text:p>2.28713</text:p>
          </table:table-cell>
          <table:table-cell table:formula="of:=LN([.C36])" office:value-type="float" office:value="4.78749174278205" calcext:value-type="float">
            <text:p>4.78749174278205</text:p>
          </table:table-cell>
          <table:table-cell table:formula="of:=LN([.D36]-[.$G$37])" office:value-type="float" office:value="-4.02046126431698" calcext:value-type="float">
            <text:p>-4.02046126431698</text:p>
          </table:table-cell>
          <table:table-cell table:formula="of:=LN([.D36]-[.$G$38])" office:value-type="float" office:value="-4.09198985789378" calcext:value-type="float">
            <text:p>-4.09198985789378</text:p>
          </table:table-cell>
          <table:table-cell/>
          <table:table-cell table:formula="of:=-1/[.P30]" office:value-type="float" office:value="1.0038574114961" calcext:value-type="float">
            <text:p>1.0038574114961</text:p>
          </table:table-cell>
          <table:table-cell table:formula="of:=1/ABS([.P30])^2*[.P31]" office:value-type="float" office:value="0.0378234128510043" calcext:value-type="float">
            <text:p>0.037823412851004</text:p>
          </table:table-cell>
          <table:table-cell table:formula="of:=-1/[.R30]" office:value-type="float" office:value="0.976015983537842" calcext:value-type="float">
            <text:p>0.976015983537842</text:p>
          </table:table-cell>
          <table:table-cell table:formula="of:=1/ABS([.R30])^2*[.R31]" office:value-type="float" office:value="0.0392821029086053" calcext:value-type="float">
            <text:p>0.039282102908605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formula="of:=2/LN(1+SQRT(2))" office:value-type="float" office:value="2.26918531421302" calcext:value-type="float">
            <text:p>2.26918531421302</text:p>
          </table:table-cell>
          <table:table-cell table:number-columns-repeated="8"/>
          <table:table-cell office:value-type="string" calcext:value-type="string">
            <text:p>nu1</text:p>
          </table:table-cell>
          <table:table-cell table:formula="of:=([.P9]+[.P18]+[.P27]+[.P36])/4" office:value-type="float" office:value="1.05757126087052" calcext:value-type="float">
            <text:p>1.05757126087052</text:p>
          </table:table-cell>
          <table:table-cell table:formula="of:=STDEVA([.P9];[.P18];[.P27];[.P36])" office:value-type="float" office:value="0.0941351396525939" calcext:value-type="float">
            <text:p>0.094135139652594</text:p>
          </table:table-cell>
          <table:table-cell table:number-columns-repeated="1006"/>
        </table:table-row>
        <table:table-row table:style-name="ro1">
          <table:table-cell table:number-columns-repeated="5"/>
          <table:table-cell office:value-type="string" calcext:value-type="string">
            <text:p>Tcm</text:p>
          </table:table-cell>
          <table:table-cell table:formula="of:=([.H3]+[.H12]+[.H21]+[.H30])/4" office:value-type="float" office:value="2.27042404201964" calcext:value-type="float">
            <text:p>2.27042404201964</text:p>
          </table:table-cell>
          <table:table-cell table:formula="of:=SQRT(1/3*(([.H3]-[.G38])^2+([.H12]-[.G38])^2+([.H21]-[.G38])^2+([.H30]-[.G38])^2))" office:value-type="float" office:value="0.000933527849850427" calcext:value-type="float">
            <text:p>0.00093352784985</text:p>
          </table:table-cell>
          <table:table-cell table:number-columns-repeated="7"/>
          <table:table-cell office:value-type="string" calcext:value-type="string">
            <text:p>nu2</text:p>
          </table:table-cell>
          <table:table-cell table:formula="of:=AVERAGE([.R9];[.R18];[.R27];[.R36])" office:value-type="float" office:value="0.995785215185724" calcext:value-type="float">
            <text:p>0.995785215185724</text:p>
          </table:table-cell>
          <table:table-cell table:formula="of:=STDEVA([.R9];[.R18];[.R27];[.R36])" office:value-type="float" office:value="0.0824249782592578" calcext:value-type="float">
            <text:p>0.082424978259258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gamma/nu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max(khi)</text:p>
          </table:table-cell>
          <table:table-cell office:value-type="string" calcext:value-type="string">
            <text:p>log(L)</text:p>
          </table:table-cell>
          <table:table-cell office:value-type="string" calcext:value-type="string">
            <text:p>log(max(khi))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2.41181" calcext:value-type="float">
            <text:p>2.41181</text:p>
          </table:table-cell>
          <table:table-cell office:value-type="float" office:value="5.42109097473656" calcext:value-type="float">
            <text:p>5.42109097473656</text:p>
          </table:table-cell>
          <table:table-cell table:formula="of:=LN([.C30])" office:value-type="float" office:value="2.70805020110221" calcext:value-type="float">
            <text:p>2.70805020110221</text:p>
          </table:table-cell>
          <table:table-cell table:formula="of:=LN([.K41])" office:value-type="float" office:value="1.69029708204784" calcext:value-type="float">
            <text:p>1.69029708204784</text:p>
          </table:table-cell>
          <table:table-cell/>
          <table:table-cell table:number-matrix-columns-spanned="2" table:number-matrix-rows-spanned="5" table:formula="of:=LINEST([.M41:.M47];[.L41:.L47];1;1)" office:value-type="float" office:value="1.75694045968865" calcext:value-type="float">
            <text:p>1.75694045968865</text:p>
          </table:table-cell>
          <table:table-cell office:value-type="float" office:value="-3.06279874006702" calcext:value-type="float">
            <text:p>-3.06279874006702</text:p>
          </table:table-cell>
          <table:table-cell table:number-columns-repeated="4"/>
          <table:table-cell office:value-type="string" calcext:value-type="string">
            <text:p>fitting functions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2.34911" calcext:value-type="float">
            <text:p>2.34911</text:p>
          </table:table-cell>
          <table:table-cell office:value-type="float" office:value="18.7566398872141" calcext:value-type="float">
            <text:p>18.7566398872141</text:p>
          </table:table-cell>
          <table:table-cell table:formula="of:=LN([.C31])" office:value-type="float" office:value="3.40119738166216" calcext:value-type="float">
            <text:p>3.40119738166216</text:p>
          </table:table-cell>
          <table:table-cell table:formula="of:=LN([.K42])" office:value-type="float" office:value="2.93154781704623" calcext:value-type="float">
            <text:p>2.93154781704623</text:p>
          </table:table-cell>
          <table:table-cell/>
          <table:table-cell office:value-type="float" office:value="0.0104492466463872" calcext:value-type="float">
            <text:p>0.010449246646387</text:p>
          </table:table-cell>
          <table:table-cell office:value-type="float" office:value="0.041790470989746" calcext:value-type="float">
            <text:p>0.041790470989746</text:p>
          </table:table-cell>
          <table:table-cell table:number-columns-repeated="3"/>
          <table:table-cell office:value-type="string" calcext:value-type="string">
            <text:p>nue(x)</text:p>
          </table:table-cell>
          <table:table-cell table:formula="of:=[.T42]&amp;&quot;=&quot;&amp;[.R3]&amp;&quot;*x+&quot;&amp;[.S3]" office:value-type="string" office:string-value="nue(x)=-0.900607463297707*x+-0.697127245601998" calcext:value-type="string">
            <text:p>nue(x)=-0.900607463297707*x+-0.697127245601998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2.3178" calcext:value-type="float">
            <text:p>2.3178</text:p>
          </table:table-cell>
          <table:table-cell office:value-type="float" office:value="37.3250859506043" calcext:value-type="float">
            <text:p>37.3250859506043</text:p>
          </table:table-cell>
          <table:table-cell table:formula="of:=LN([.C32])" office:value-type="float" office:value="3.80666248977032" calcext:value-type="float">
            <text:p>3.80666248977032</text:p>
          </table:table-cell>
          <table:table-cell table:formula="of:=LN([.K43])" office:value-type="float" office:value="3.61966564618494" calcext:value-type="float">
            <text:p>3.61966564618494</text:p>
          </table:table-cell>
          <table:table-cell/>
          <table:table-cell office:value-type="float" office:value="0.999823172797897" calcext:value-type="float">
            <text:p>0.999823172797897</text:p>
          </table:table-cell>
          <table:table-cell office:value-type="float" office:value="0.0181695563609925" calcext:value-type="float">
            <text:p>0.018169556360993</text:p>
          </table:table-cell>
          <table:table-cell table:number-columns-repeated="3"/>
          <table:table-cell office:value-type="string" calcext:value-type="string">
            <text:p>nuc(x)</text:p>
          </table:table-cell>
          <table:table-cell table:formula="of:=[.T43]&amp;&quot;=&quot;&amp;[.R12]&amp;&quot;*x+&quot;&amp;[.S12]" office:value-type="string" office:string-value="nuc(x)=-1.0941323805926*x+-0.0275785336093008" calcext:value-type="string">
            <text:p>nuc(x)=-1.0941323805926*x+-0.0275785336093008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2.30702" calcext:value-type="float">
            <text:p>2.30702</text:p>
          </table:table-cell>
          <table:table-cell office:value-type="float" office:value="60.4528276246056" calcext:value-type="float">
            <text:p>60.4528276246056</text:p>
          </table:table-cell>
          <table:table-cell table:formula="of:=LN([.C33])" office:value-type="float" office:value="4.0943445622221" calcext:value-type="float">
            <text:p>4.0943445622221</text:p>
          </table:table-cell>
          <table:table-cell table:formula="of:=LN([.K44])" office:value-type="float" office:value="4.10186335222168" calcext:value-type="float">
            <text:p>4.10186335222168</text:p>
          </table:table-cell>
          <table:table-cell/>
          <table:table-cell office:value-type="float" office:value="28271.1924665649" calcext:value-type="float">
            <text:p>28271.192466564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um(x)</text:p>
          </table:table-cell>
          <table:table-cell table:formula="of:=[.T44]&amp;&quot;=&quot;&amp;[.R21]&amp;&quot;*x+&quot;&amp;[.S21]" office:value-type="string" office:string-value="num(x)=-1.01750409454846*x+0.234515119340315" calcext:value-type="string">
            <text:p>num(x)=-1.01750409454846*x+0.23451511934031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2.3024" calcext:value-type="float">
            <text:p>2.3024</text:p>
          </table:table-cell>
          <table:table-cell office:value-type="float" office:value="93.0559536568762" calcext:value-type="float">
            <text:p>93.0559536568762</text:p>
          </table:table-cell>
          <table:table-cell table:formula="of:=LN([.C34])" office:value-type="float" office:value="4.31748811353631" calcext:value-type="float">
            <text:p>4.31748811353631</text:p>
          </table:table-cell>
          <table:table-cell table:formula="of:=LN([.K45])" office:value-type="float" office:value="4.5332009644576" calcext:value-type="float">
            <text:p>4.5332009644576</text:p>
          </table:table-cell>
          <table:table-cell/>
          <table:table-cell office:value-type="float" office:value="9.33324731640397" calcext:value-type="float">
            <text:p>9.33324731640397</text:p>
          </table:table-cell>
          <table:table-cell office:value-type="float" office:value="0.00165066389177641" calcext:value-type="float">
            <text:p>0.001650663891776</text:p>
          </table:table-cell>
          <table:table-cell table:number-columns-repeated="3"/>
          <table:table-cell office:value-type="string" calcext:value-type="string">
            <text:p>nukhi(x)</text:p>
          </table:table-cell>
          <table:table-cell table:formula="of:=[.T45]&amp;&quot;=&quot;&amp;[.R30]&amp;&quot;*x+&quot;&amp;[.S30]" office:value-type="string" office:string-value="nukhi(x)=-1.02457338493087*x+0.874402627058172" calcext:value-type="string">
            <text:p>nukhi(x)=-1.02457338493087*x+0.87440262705817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2.2932" calcext:value-type="float">
            <text:p>2.2932</text:p>
          </table:table-cell>
          <table:table-cell office:value-type="float" office:value="128.957949395757" calcext:value-type="float">
            <text:p>128.957949395757</text:p>
          </table:table-cell>
          <table:table-cell table:formula="of:=LN([.C35])" office:value-type="float" office:value="4.49980967033027" calcext:value-type="float">
            <text:p>4.49980967033027</text:p>
          </table:table-cell>
          <table:table-cell table:formula="of:=LN([.K46])" office:value-type="float" office:value="4.8594863775444" calcext:value-type="float">
            <text:p>4.8594863775444</text:p>
          </table:table-cell>
          <table:table-cell/>
          <table:table-cell office:value-type="string" calcext:value-type="string">
            <text:p>gamma/nu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gammanu(x)</text:p>
          </table:table-cell>
          <table:table-cell table:formula="of:=[.T46]&amp;&quot;=&quot;&amp;[.O41]&amp;&quot;*x+&quot;&amp;[.P41]" office:value-type="string" office:string-value="gammanu(x)=1.75694045968865*x+-3.06279874006702" calcext:value-type="string">
            <text:p>gammanu(x)=1.75694045968865*x+-3.0627987400670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2.28713" calcext:value-type="float">
            <text:p>2.28713</text:p>
          </table:table-cell>
          <table:table-cell office:value-type="float" office:value="209.000357667333" calcext:value-type="float">
            <text:p>209.000357667333</text:p>
          </table:table-cell>
          <table:table-cell table:formula="of:=LN([.C36])" office:value-type="float" office:value="4.78749174278205" calcext:value-type="float">
            <text:p>4.78749174278205</text:p>
          </table:table-cell>
          <table:table-cell table:formula="of:=LN([.K47])" office:value-type="float" office:value="5.3423359632903" calcext:value-type="float">
            <text:p>5.3423359632903</text:p>
          </table:table-cell>
          <table:table-cell/>
          <table:table-cell table:formula="of:=[.O41]" office:value-type="float" office:value="1.75694045968865" calcext:value-type="float">
            <text:p>1.75694045968865</text:p>
          </table:table-cell>
          <table:table-cell table:formula="of:=[.O42]" office:value-type="float" office:value="0.0104492466463872" calcext:value-type="float">
            <text:p>0.010449246646387</text:p>
          </table:table-cell>
          <table:table-cell table:formula="of:=[.O47]*[.$Q$38]" office:value-type="float" office:value="1.74953533371957" calcext:value-type="float">
            <text:p>1.74953533371957</text:p>
          </table:table-cell>
          <table:table-cell table:formula="of:=SQRT(([.P47]*[.$Q$38])^2+([.$R$38]*[.O47])^2)" office:value-type="float" office:value="0.145189111853924" calcext:value-type="float">
            <text:p>0.145189111853924</text:p>
          </table:table-cell>
          <table:table-cell/>
          <table:table-cell office:value-type="string" calcext:value-type="string">
            <text:p>betanu(x)</text:p>
          </table:table-cell>
          <table:table-cell table:formula="of:=[.T47]&amp;&quot;=&quot;&amp;[.O50]&amp;&quot;*x+&quot;&amp;[.P50]" office:value-type="string" office:string-value="betanu(x)=-0.14096300422264*x+-0.120825693692679" calcext:value-type="string">
            <text:p>betanu(x)=-0.14096300422264*x+-0.120825693692679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string" calcext:value-type="string">
            <text:p>beta/nu</text:p>
          </table:table-cell>
          <table:table-cell table:number-columns-repeated="9"/>
          <table:table-cell office:value-type="string" calcext:value-type="string">
            <text:p>alphanu(x)</text:p>
          </table:table-cell>
          <table:table-cell table:formula="of:=[.T48]&amp;&quot;=&quot;&amp;[.O59]&amp;&quot;*x+&quot;&amp;[.P59]" office:value-type="string" office:string-value="alphanu(x)=0.249172839462891*x+-0.241345578812719" calcext:value-type="string">
            <text:p>alphanu(x)=0.249172839462891*x+-0.241345578812719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max(m)</text:p>
          </table:table-cell>
          <table:table-cell office:value-type="string" calcext:value-type="string">
            <text:p>log(L)</text:p>
          </table:table-cell>
          <table:table-cell office:value-type="string" calcext:value-type="string">
            <text:p>log(max(m))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formula="of:=[.D21]" office:value-type="float" office:value="2.35319" calcext:value-type="float">
            <text:p>2.35319</text:p>
          </table:table-cell>
          <table:table-cell office:value-type="float" office:value="0.601395809355552" calcext:value-type="float">
            <text:p>0.601395809355552</text:p>
          </table:table-cell>
          <table:table-cell table:formula="of:=LN([.C21])" office:value-type="float" office:value="2.70805020110221" calcext:value-type="float">
            <text:p>2.70805020110221</text:p>
          </table:table-cell>
          <table:table-cell table:formula="of:=LN([.K50])" office:value-type="float" office:value="-0.508501976600386" calcext:value-type="float">
            <text:p>-0.508501976600386</text:p>
          </table:table-cell>
          <table:table-cell/>
          <table:table-cell table:number-matrix-columns-spanned="2" table:number-matrix-rows-spanned="5" table:formula="of:=LINEST([.M50:.M56];[.L50:.L56];1;1)" office:value-type="float" office:value="-0.14096300422264" calcext:value-type="float">
            <text:p>-0.14096300422264</text:p>
          </table:table-cell>
          <table:table-cell office:value-type="float" office:value="-0.120825693692679" calcext:value-type="float">
            <text:p>-0.12082569369267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formula="of:=[.D22]" office:value-type="float" office:value="2.30294" calcext:value-type="float">
            <text:p>2.30294</text:p>
          </table:table-cell>
          <table:table-cell office:value-type="float" office:value="0.568442295691284" calcext:value-type="float">
            <text:p>0.568442295691284</text:p>
          </table:table-cell>
          <table:table-cell table:formula="of:=LN([.C22])" office:value-type="float" office:value="3.40119738166216" calcext:value-type="float">
            <text:p>3.40119738166216</text:p>
          </table:table-cell>
          <table:table-cell table:formula="of:=LN([.K51])" office:value-type="float" office:value="-0.564855473685103" calcext:value-type="float">
            <text:p>-0.564855473685103</text:p>
          </table:table-cell>
          <table:table-cell/>
          <table:table-cell office:value-type="float" office:value="0.0200080071215638" calcext:value-type="float">
            <text:p>0.020008007121564</text:p>
          </table:table-cell>
          <table:table-cell office:value-type="float" office:value="0.0800195525545795" calcext:value-type="float">
            <text:p>0.08001955255458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formula="of:=[.D23]" office:value-type="float" office:value="2.29868" calcext:value-type="float">
            <text:p>2.29868</text:p>
          </table:table-cell>
          <table:table-cell office:value-type="float" office:value="0.513005627631628" calcext:value-type="float">
            <text:p>0.513005627631628</text:p>
          </table:table-cell>
          <table:table-cell table:formula="of:=LN([.C23])" office:value-type="float" office:value="3.80666248977032" calcext:value-type="float">
            <text:p>3.80666248977032</text:p>
          </table:table-cell>
          <table:table-cell table:formula="of:=LN([.K52])" office:value-type="float" office:value="-0.667468463829378" calcext:value-type="float">
            <text:p>-0.667468463829378</text:p>
          </table:table-cell>
          <table:table-cell/>
          <table:table-cell office:value-type="float" office:value="0.908486367972171" calcext:value-type="float">
            <text:p>0.908486367972171</text:p>
          </table:table-cell>
          <table:table-cell office:value-type="float" office:value="0.0347907007432047" calcext:value-type="float">
            <text:p>0.034790700743205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formula="of:=[.D24]" office:value-type="float" office:value="2.29358" calcext:value-type="float">
            <text:p>2.29358</text:p>
          </table:table-cell>
          <table:table-cell office:value-type="float" office:value="0.484503060592942" calcext:value-type="float">
            <text:p>0.484503060592942</text:p>
          </table:table-cell>
          <table:table-cell table:formula="of:=LN([.C24])" office:value-type="float" office:value="4.0943445622221" calcext:value-type="float">
            <text:p>4.0943445622221</text:p>
          </table:table-cell>
          <table:table-cell table:formula="of:=LN([.K53])" office:value-type="float" office:value="-0.724631530657972" calcext:value-type="float">
            <text:p>-0.724631530657972</text:p>
          </table:table-cell>
          <table:table-cell/>
          <table:table-cell office:value-type="float" office:value="49.6366687585899" calcext:value-type="float">
            <text:p>49.6366687585899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formula="of:=[.D25]" office:value-type="float" office:value="2.28966" calcext:value-type="float">
            <text:p>2.28966</text:p>
          </table:table-cell>
          <table:table-cell office:value-type="float" office:value="0.461167982626648" calcext:value-type="float">
            <text:p>0.461167982626648</text:p>
          </table:table-cell>
          <table:table-cell table:formula="of:=LN([.C25])" office:value-type="float" office:value="4.31748811353631" calcext:value-type="float">
            <text:p>4.31748811353631</text:p>
          </table:table-cell>
          <table:table-cell table:formula="of:=LN([.K54])" office:value-type="float" office:value="-0.773992914882022" calcext:value-type="float">
            <text:p>-0.773992914882022</text:p>
          </table:table-cell>
          <table:table-cell/>
          <table:table-cell office:value-type="float" office:value="0.0600798693703965" calcext:value-type="float">
            <text:p>0.060079869370397</text:p>
          </table:table-cell>
          <table:table-cell office:value-type="float" office:value="0.00605196429101613" calcext:value-type="float">
            <text:p>0.006051964291016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formula="of:=[.D26]" office:value-type="float" office:value="2.2807" calcext:value-type="float">
            <text:p>2.2807</text:p>
          </table:table-cell>
          <table:table-cell office:value-type="float" office:value="0.490874090362922" calcext:value-type="float">
            <text:p>0.490874090362922</text:p>
          </table:table-cell>
          <table:table-cell table:formula="of:=LN([.C26])" office:value-type="float" office:value="4.49980967033027" calcext:value-type="float">
            <text:p>4.49980967033027</text:p>
          </table:table-cell>
          <table:table-cell table:formula="of:=LN([.K55])" office:value-type="float" office:value="-0.711567619178785" calcext:value-type="float">
            <text:p>-0.711567619178785</text:p>
          </table:table-cell>
          <table:table-cell/>
          <table:table-cell office:value-type="string" calcext:value-type="string">
            <text:p>beta/nu</text:p>
          </table:table-cell>
          <table:table-cell/>
          <table:table-cell office:value-type="string" calcext:value-type="string">
            <text:p>beta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formula="of:=[.D27]" office:value-type="float" office:value="2.27972" calcext:value-type="float">
            <text:p>2.27972</text:p>
          </table:table-cell>
          <table:table-cell office:value-type="float" office:value="0.454998360311947" calcext:value-type="float">
            <text:p>0.454998360311947</text:p>
          </table:table-cell>
          <table:table-cell table:formula="of:=LN([.C27])" office:value-type="float" office:value="4.78749174278205" calcext:value-type="float">
            <text:p>4.78749174278205</text:p>
          </table:table-cell>
          <table:table-cell table:formula="of:=LN([.K56])" office:value-type="float" office:value="-0.787461463747687" calcext:value-type="float">
            <text:p>-0.787461463747687</text:p>
          </table:table-cell>
          <table:table-cell/>
          <table:table-cell table:formula="of:=[.O50]" office:value-type="float" office:value="-0.14096300422264" calcext:value-type="float">
            <text:p>-0.14096300422264</text:p>
          </table:table-cell>
          <table:table-cell table:formula="of:=[.O51]" office:value-type="float" office:value="0.0200080071215638" calcext:value-type="float">
            <text:p>0.020008007121564</text:p>
          </table:table-cell>
          <table:table-cell table:formula="of:=-[.O56]*[.$Q$38]" office:value-type="float" office:value="0.140368875493068" calcext:value-type="float">
            <text:p>0.140368875493068</text:p>
          </table:table-cell>
          <table:table-cell table:formula="of:=SQRT(([.P56]*[.$Q$38])^2+([.$R$38]*[.O56])^2)" office:value-type="float" office:value="0.023064065810367" calcext:value-type="float">
            <text:p>0.023064065810367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alpha/nu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max(cv)</text:p>
          </table:table-cell>
          <table:table-cell office:value-type="string" calcext:value-type="string">
            <text:p>log(L)</text:p>
          </table:table-cell>
          <table:table-cell office:value-type="string" calcext:value-type="string">
            <text:p>log(max(m))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2.31828" calcext:value-type="float">
            <text:p>2.31828</text:p>
          </table:table-cell>
          <table:table-cell office:value-type="float" office:value="1.50761856989402" calcext:value-type="float">
            <text:p>1.50761856989402</text:p>
          </table:table-cell>
          <table:table-cell table:formula="of:=LN([.C12])" office:value-type="float" office:value="2.70805020110221" calcext:value-type="float">
            <text:p>2.70805020110221</text:p>
          </table:table-cell>
          <table:table-cell table:formula="of:=LN([.K59])" office:value-type="float" office:value="0.410531299855559" calcext:value-type="float">
            <text:p>0.410531299855559</text:p>
          </table:table-cell>
          <table:table-cell/>
          <table:table-cell table:number-matrix-columns-spanned="2" table:number-matrix-rows-spanned="5" table:formula="of:=LINEST([.M59:.M65];[.L59:.L65];1;1)" office:value-type="float" office:value="0.249172839462891" calcext:value-type="float">
            <text:p>0.249172839462891</text:p>
          </table:table-cell>
          <table:table-cell office:value-type="float" office:value="-0.241345578812719" calcext:value-type="float">
            <text:p>-0.241345578812719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.29584" calcext:value-type="float">
            <text:p>2.29584</text:p>
          </table:table-cell>
          <table:table-cell office:value-type="float" office:value="1.87087587599501" calcext:value-type="float">
            <text:p>1.87087587599501</text:p>
          </table:table-cell>
          <table:table-cell table:formula="of:=LN([.C13])" office:value-type="float" office:value="3.40119738166216" calcext:value-type="float">
            <text:p>3.40119738166216</text:p>
          </table:table-cell>
          <table:table-cell table:formula="of:=LN([.K60])" office:value-type="float" office:value="0.626406704094504" calcext:value-type="float">
            <text:p>0.626406704094504</text:p>
          </table:table-cell>
          <table:table-cell/>
          <table:table-cell office:value-type="float" office:value="0.0108383082734344" calcext:value-type="float">
            <text:p>0.010838308273434</text:p>
          </table:table-cell>
          <table:table-cell office:value-type="float" office:value="0.0433464748997466" calcext:value-type="float">
            <text:p>0.043346474899747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.28633" calcext:value-type="float">
            <text:p>2.28633</text:p>
          </table:table-cell>
          <table:table-cell office:value-type="float" office:value="2.06749749545986" calcext:value-type="float">
            <text:p>2.06749749545986</text:p>
          </table:table-cell>
          <table:table-cell table:formula="of:=LN([.C14])" office:value-type="float" office:value="3.80666248977032" calcext:value-type="float">
            <text:p>3.80666248977032</text:p>
          </table:table-cell>
          <table:table-cell table:formula="of:=LN([.K61])" office:value-type="float" office:value="0.726338936529176" calcext:value-type="float">
            <text:p>0.726338936529176</text:p>
          </table:table-cell>
          <table:table-cell/>
          <table:table-cell office:value-type="float" office:value="0.990628643016868" calcext:value-type="float">
            <text:p>0.990628643016868</text:p>
          </table:table-cell>
          <table:table-cell office:value-type="float" office:value="0.0188460718457693" calcext:value-type="float">
            <text:p>0.018846071845769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.28208" calcext:value-type="float">
            <text:p>2.28208</text:p>
          </table:table-cell>
          <table:table-cell office:value-type="float" office:value="2.17005631030872" calcext:value-type="float">
            <text:p>2.17005631030872</text:p>
          </table:table-cell>
          <table:table-cell table:formula="of:=LN([.C15])" office:value-type="float" office:value="4.0943445622221" calcext:value-type="float">
            <text:p>4.0943445622221</text:p>
          </table:table-cell>
          <table:table-cell table:formula="of:=LN([.K62])" office:value-type="float" office:value="0.77475311666671" calcext:value-type="float">
            <text:p>0.77475311666671</text:p>
          </table:table-cell>
          <table:table-cell/>
          <table:table-cell office:value-type="float" office:value="528.540661080338" calcext:value-type="float">
            <text:p>528.540661080338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.27703" calcext:value-type="float">
            <text:p>2.27703</text:p>
          </table:table-cell>
          <table:table-cell office:value-type="float" office:value="2.32670084975462" calcext:value-type="float">
            <text:p>2.32670084975462</text:p>
          </table:table-cell>
          <table:table-cell table:formula="of:=LN([.C16])" office:value-type="float" office:value="4.31748811353631" calcext:value-type="float">
            <text:p>4.31748811353631</text:p>
          </table:table-cell>
          <table:table-cell table:formula="of:=LN([.K63])" office:value-type="float" office:value="0.84445131986986" calcext:value-type="float">
            <text:p>0.84445131986986</text:p>
          </table:table-cell>
          <table:table-cell/>
          <table:table-cell office:value-type="float" office:value="0.187724124868191" calcext:value-type="float">
            <text:p>0.187724124868191</text:p>
          </table:table-cell>
          <table:table-cell office:value-type="float" office:value="0.00177587212007949" calcext:value-type="float">
            <text:p>0.0017758721200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.27836" calcext:value-type="float">
            <text:p>2.27836</text:p>
          </table:table-cell>
          <table:table-cell office:value-type="float" office:value="2.40108212059613" calcext:value-type="float">
            <text:p>2.40108212059613</text:p>
          </table:table-cell>
          <table:table-cell table:formula="of:=LN([.C17])" office:value-type="float" office:value="4.49980967033027" calcext:value-type="float">
            <text:p>4.49980967033027</text:p>
          </table:table-cell>
          <table:table-cell table:formula="of:=LN([.K64])" office:value-type="float" office:value="0.875919519318163" calcext:value-type="float">
            <text:p>0.875919519318163</text:p>
          </table:table-cell>
          <table:table-cell/>
          <table:table-cell office:value-type="string" calcext:value-type="string">
            <text:p>alpha/nu</text:p>
          </table:table-cell>
          <table:table-cell/>
          <table:table-cell office:value-type="string" calcext:value-type="string">
            <text:p>alpha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2.27569" calcext:value-type="float">
            <text:p>2.27569</text:p>
          </table:table-cell>
          <table:table-cell office:value-type="float" office:value="2.54237584926523" calcext:value-type="float">
            <text:p>2.54237584926523</text:p>
          </table:table-cell>
          <table:table-cell table:formula="of:=LN([.C18])" office:value-type="float" office:value="4.78749174278205" calcext:value-type="float">
            <text:p>4.78749174278205</text:p>
          </table:table-cell>
          <table:table-cell table:formula="of:=LN([.K65])" office:value-type="float" office:value="0.933099017567512" calcext:value-type="float">
            <text:p>0.933099017567512</text:p>
          </table:table-cell>
          <table:table-cell/>
          <table:table-cell table:formula="of:=[.O59]" office:value-type="float" office:value="0.249172839462891" calcext:value-type="float">
            <text:p>0.249172839462891</text:p>
          </table:table-cell>
          <table:table-cell table:formula="of:=[.O60]" office:value-type="float" office:value="0.0108383082734344" calcext:value-type="float">
            <text:p>0.010838308273434</text:p>
          </table:table-cell>
          <table:table-cell table:formula="of:=[.O65]*[.$Q$38]" office:value-type="float" office:value="0.248122629562993" calcext:value-type="float">
            <text:p>0.248122629562993</text:p>
          </table:table-cell>
          <table:table-cell table:formula="of:=SQRT(([.P65]*[.$Q$38])^2+([.$R$38]*[.O65])^2)" office:value-type="float" office:value="0.0232011411445838" calcext:value-type="float">
            <text:p>0.023201141144584</text:p>
          </table:table-cell>
          <table:table-cell table:number-columns-repeated="1006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2.31094" calcext:value-type="float">
            <text:p>2.31094</text:p>
          </table:table-cell>
          <table:table-cell office:value-type="float" office:value="-4.683703" calcext:value-type="float">
            <text:p>-4.683703</text:p>
          </table:table-cell>
          <table:table-cell office:value-type="float" office:value="32.471221" calcext:value-type="float">
            <text:p>32.471221</text:p>
          </table:table-cell>
          <table:table-cell office:value-type="float" office:value="-73.522099" calcext:value-type="float">
            <text:p>-73.522099</text:p>
          </table:table-cell>
          <table:table-cell office:value-type="float" office:value="52.905309" calcext:value-type="float">
            <text:p>52.905309</text:p>
          </table:table-cell>
          <table:table-cell office:value-type="float" office:value="-1.3927922835612" calcext:value-type="float">
            <text:p>-1.39279228356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2.29324" calcext:value-type="float">
            <text:p>2.29324</text:p>
          </table:table-cell>
          <table:table-cell office:value-type="float" office:value="-41.647311" calcext:value-type="float">
            <text:p>-41.647311</text:p>
          </table:table-cell>
          <table:table-cell office:value-type="float" office:value="286.521246" calcext:value-type="float">
            <text:p>286.521246</text:p>
          </table:table-cell>
          <table:table-cell office:value-type="float" office:value="-655.161769" calcext:value-type="float">
            <text:p>-655.161769</text:p>
          </table:table-cell>
          <table:table-cell office:value-type="float" office:value="496.520274" calcext:value-type="float">
            <text:p>496.520274</text:p>
          </table:table-cell>
          <table:table-cell office:value-type="float" office:value="-1.3900620056113" calcext:value-type="float">
            <text:p>-1.390062005611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45" calcext:value-type="float">
            <text:p>45</text:p>
          </table:table-cell>
          <table:table-cell office:value-type="float" office:value="2.28798" calcext:value-type="float">
            <text:p>2.28798</text:p>
          </table:table-cell>
          <table:table-cell office:value-type="float" office:value="-60.749298" calcext:value-type="float">
            <text:p>-60.749298</text:p>
          </table:table-cell>
          <table:table-cell office:value-type="float" office:value="416.97877" calcext:value-type="float">
            <text:p>416.97877</text:p>
          </table:table-cell>
          <table:table-cell office:value-type="float" office:value="-951.963417" calcext:value-type="float">
            <text:p>-951.963417</text:p>
          </table:table-cell>
          <table:table-cell office:value-type="float" office:value="721.470111" calcext:value-type="float">
            <text:p>721.470111</text:p>
          </table:table-cell>
          <table:table-cell office:value-type="float" office:value="-1.38958571921444" calcext:value-type="float">
            <text:p>-1.3895857192144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60" calcext:value-type="float">
            <text:p>60</text:p>
          </table:table-cell>
          <table:table-cell office:value-type="float" office:value="2.28519" calcext:value-type="float">
            <text:p>2.28519</text:p>
          </table:table-cell>
          <table:table-cell office:value-type="float" office:value="-91.411977" calcext:value-type="float">
            <text:p>-91.411977</text:p>
          </table:table-cell>
          <table:table-cell office:value-type="float" office:value="626.680066" calcext:value-type="float">
            <text:p>626.680066</text:p>
          </table:table-cell>
          <table:table-cell office:value-type="float" office:value="-1429.871772" calcext:value-type="float">
            <text:p>-1429.871772</text:p>
          </table:table-cell>
          <table:table-cell office:value-type="float" office:value="1084.419476" calcext:value-type="float">
            <text:p>1084.419476</text:p>
          </table:table-cell>
          <table:table-cell office:value-type="float" office:value="-1.38998911498152" calcext:value-type="float">
            <text:p>-1.389989114981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float" office:value="2.28189" calcext:value-type="float">
            <text:p>2.28189</text:p>
          </table:table-cell>
          <table:table-cell office:value-type="float" office:value="-239.756791" calcext:value-type="float">
            <text:p>-239.756791</text:p>
          </table:table-cell>
          <table:table-cell office:value-type="float" office:value="1641.293656" calcext:value-type="float">
            <text:p>1641.293656</text:p>
          </table:table-cell>
          <table:table-cell office:value-type="float" office:value="-3742.921886" calcext:value-type="float">
            <text:p>-3742.921886</text:p>
          </table:table-cell>
          <table:table-cell office:value-type="float" office:value="2842.045741" calcext:value-type="float">
            <text:p>2842.045741</text:p>
          </table:table-cell>
          <table:table-cell office:value-type="float" office:value="-1.39270939745938" calcext:value-type="float">
            <text:p>-1.3927093974593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90" calcext:value-type="float">
            <text:p>90</text:p>
          </table:table-cell>
          <table:table-cell office:value-type="float" office:value="2.27697" calcext:value-type="float">
            <text:p>2.27697</text:p>
          </table:table-cell>
          <table:table-cell office:value-type="float" office:value="-466.060537" calcext:value-type="float">
            <text:p>-466.060537</text:p>
          </table:table-cell>
          <table:table-cell office:value-type="float" office:value="3183.623521" calcext:value-type="float">
            <text:p>3183.623521</text:p>
          </table:table-cell>
          <table:table-cell office:value-type="float" office:value="-7246.490376" calcext:value-type="float">
            <text:p>-7246.490376</text:p>
          </table:table-cell>
          <table:table-cell office:value-type="float" office:value="5494.768231" calcext:value-type="float">
            <text:p>5494.768231</text:p>
          </table:table-cell>
          <table:table-cell office:value-type="float" office:value="-1.40253018660678" calcext:value-type="float">
            <text:p>-1.4025301866067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20" calcext:value-type="float">
            <text:p>120</text:p>
          </table:table-cell>
          <table:table-cell office:value-type="float" office:value="2.26755" calcext:value-type="float">
            <text:p>2.26755</text:p>
          </table:table-cell>
          <table:table-cell office:value-type="float" office:value="-139.276562" calcext:value-type="float">
            <text:p>-139.276562</text:p>
          </table:table-cell>
          <table:table-cell office:value-type="float" office:value="947.450791" calcext:value-type="float">
            <text:p>947.450791</text:p>
          </table:table-cell>
          <table:table-cell office:value-type="float" office:value="-2145.888644" calcext:value-type="float">
            <text:p>-2145.888644</text:p>
          </table:table-cell>
          <table:table-cell office:value-type="float" office:value="1616.761065" calcext:value-type="float">
            <text:p>1616.761065</text:p>
          </table:table-cell>
          <table:table-cell office:value-type="float" office:value="-1.42262182567151" calcext:value-type="float">
            <text:p>-1.422621825671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2.31828" calcext:value-type="float">
            <text:p>2.31828</text:p>
          </table:table-cell>
          <table:table-cell/>
          <table:table-cell office:value-type="float" office:value="-14.311121" calcext:value-type="float">
            <text:p>-14.311121</text:p>
          </table:table-cell>
          <table:table-cell office:value-type="float" office:value="66.354249" calcext:value-type="float">
            <text:p>66.354249</text:p>
          </table:table-cell>
          <table:table-cell office:value-type="float" office:value="-75.406108" calcext:value-type="float">
            <text:p>-75.406108</text:p>
          </table:table-cell>
          <table:table-cell office:value-type="float" office:value="1.50761856989402" calcext:value-type="float">
            <text:p>1.5076185698940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2.29584" calcext:value-type="float">
            <text:p>2.29584</text:p>
          </table:table-cell>
          <table:table-cell/>
          <table:table-cell office:value-type="float" office:value="-76.753546" calcext:value-type="float">
            <text:p>-76.753546</text:p>
          </table:table-cell>
          <table:table-cell office:value-type="float" office:value="352.428262" calcext:value-type="float">
            <text:p>352.428262</text:p>
          </table:table-cell>
          <table:table-cell office:value-type="float" office:value="-402.689194" calcext:value-type="float">
            <text:p>-402.689194</text:p>
          </table:table-cell>
          <table:table-cell office:value-type="float" office:value="1.87087587599501" calcext:value-type="float">
            <text:p>1.8708758759950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.28633" calcext:value-type="float">
            <text:p>2.28633</text:p>
          </table:table-cell>
          <table:table-cell/>
          <table:table-cell office:value-type="float" office:value="-142.83422" calcext:value-type="float">
            <text:p>-142.83422</text:p>
          </table:table-cell>
          <table:table-cell office:value-type="float" office:value="653.132786" calcext:value-type="float">
            <text:p>653.132786</text:p>
          </table:table-cell>
          <table:table-cell office:value-type="float" office:value="-744.571569" calcext:value-type="float">
            <text:p>-744.571569</text:p>
          </table:table-cell>
          <table:table-cell office:value-type="float" office:value="2.06749749545986" calcext:value-type="float">
            <text:p>2.0674974954598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.28208" calcext:value-type="float">
            <text:p>2.28208</text:p>
          </table:table-cell>
          <table:table-cell/>
          <table:table-cell office:value-type="float" office:value="-191.527059" calcext:value-type="float">
            <text:p>-191.527059</text:p>
          </table:table-cell>
          <table:table-cell office:value-type="float" office:value="874.15911" calcext:value-type="float">
            <text:p>874.15911</text:p>
          </table:table-cell>
          <table:table-cell office:value-type="float" office:value="-995.279279" calcext:value-type="float">
            <text:p>-995.279279</text:p>
          </table:table-cell>
          <table:table-cell office:value-type="float" office:value="2.17005631030872" calcext:value-type="float">
            <text:p>2.1700563103087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2.27703" calcext:value-type="float">
            <text:p>2.27703</text:p>
          </table:table-cell>
          <table:table-cell/>
          <table:table-cell office:value-type="float" office:value="-357.491893" calcext:value-type="float">
            <text:p>-357.491893</text:p>
          </table:table-cell>
          <table:table-cell office:value-type="float" office:value="1628.040146" calcext:value-type="float">
            <text:p>1628.040146</text:p>
          </table:table-cell>
          <table:table-cell office:value-type="float" office:value="-1851.222128" calcext:value-type="float">
            <text:p>-1851.222128</text:p>
          </table:table-cell>
          <table:table-cell office:value-type="float" office:value="2.32670084975462" calcext:value-type="float">
            <text:p>2.3267008497546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2.27836" calcext:value-type="float">
            <text:p>2.27836</text:p>
          </table:table-cell>
          <table:table-cell/>
          <table:table-cell office:value-type="float" office:value="-609.054272" calcext:value-type="float">
            <text:p>-609.054272</text:p>
          </table:table-cell>
          <table:table-cell office:value-type="float" office:value="2775.295627" calcext:value-type="float">
            <text:p>2775.295627</text:p>
          </table:table-cell>
          <table:table-cell office:value-type="float" office:value="-3159.166848" calcext:value-type="float">
            <text:p>-3159.166848</text:p>
          </table:table-cell>
          <table:table-cell office:value-type="float" office:value="2.40108212059613" calcext:value-type="float">
            <text:p>2.4010821205961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2.27569" calcext:value-type="float">
            <text:p>2.27569</text:p>
          </table:table-cell>
          <table:table-cell/>
          <table:table-cell office:value-type="float" office:value="-886.43636" calcext:value-type="float">
            <text:p>-886.43636</text:p>
          </table:table-cell>
          <table:table-cell office:value-type="float" office:value="4034.515795" calcext:value-type="float">
            <text:p>4034.515795</text:p>
          </table:table-cell>
          <table:table-cell office:value-type="float" office:value="-4588.119298" calcext:value-type="float">
            <text:p>-4588.119298</text:p>
          </table:table-cell>
          <table:table-cell office:value-type="float" office:value="2.54237584926523" calcext:value-type="float">
            <text:p>2.5423758492652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.35319" calcext:value-type="float">
            <text:p>2.35319</text:p>
          </table:table-cell>
          <table:table-cell office:value-type="float" office:value="7.217581" calcext:value-type="float">
            <text:p>7.217581</text:p>
          </table:table-cell>
          <table:table-cell office:value-type="float" office:value="-50.952963" calcext:value-type="float">
            <text:p>-50.952963</text:p>
          </table:table-cell>
          <table:table-cell office:value-type="float" office:value="118.44695" calcext:value-type="float">
            <text:p>118.44695</text:p>
          </table:table-cell>
          <table:table-cell office:value-type="float" office:value="-90.025416" calcext:value-type="float">
            <text:p>-90.025416</text:p>
          </table:table-cell>
          <table:table-cell office:value-type="float" office:value="0.601395809355552" calcext:value-type="float">
            <text:p>0.6013958093555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2.30294" calcext:value-type="float">
            <text:p>2.30294</text:p>
          </table:table-cell>
          <table:table-cell office:value-type="float" office:value="114.977612" calcext:value-type="float">
            <text:p>114.977612</text:p>
          </table:table-cell>
          <table:table-cell office:value-type="float" office:value="-794.360263" calcext:value-type="float">
            <text:p>-794.360263</text:p>
          </table:table-cell>
          <table:table-cell office:value-type="float" office:value="1826.514899" calcext:value-type="float">
            <text:p>1826.514899</text:p>
          </table:table-cell>
          <table:table-cell office:value-type="float" office:value="-1397.17426" calcext:value-type="float">
            <text:p>-1397.17426</text:p>
          </table:table-cell>
          <table:table-cell office:value-type="float" office:value="0.568442295691284" calcext:value-type="float">
            <text:p>0.56844229569128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2.29868" calcext:value-type="float">
            <text:p>2.29868</text:p>
          </table:table-cell>
          <table:table-cell office:value-type="float" office:value="218.004593" calcext:value-type="float">
            <text:p>218.004593</text:p>
          </table:table-cell>
          <table:table-cell office:value-type="float" office:value="-1503.365182" calcext:value-type="float">
            <text:p>-1503.365182</text:p>
          </table:table-cell>
          <table:table-cell office:value-type="float" office:value="3451.699548" calcext:value-type="float">
            <text:p>3451.699548</text:p>
          </table:table-cell>
          <table:table-cell office:value-type="float" office:value="-2638.061366" calcext:value-type="float">
            <text:p>-2638.061366</text:p>
          </table:table-cell>
          <table:table-cell office:value-type="float" office:value="0.513005627631628" calcext:value-type="float">
            <text:p>0.51300562763162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2.29358" calcext:value-type="float">
            <text:p>2.29358</text:p>
          </table:table-cell>
          <table:table-cell office:value-type="float" office:value="467.625137" calcext:value-type="float">
            <text:p>467.625137</text:p>
          </table:table-cell>
          <table:table-cell office:value-type="float" office:value="-3217.601976" calcext:value-type="float">
            <text:p>-3217.601976</text:p>
          </table:table-cell>
          <table:table-cell office:value-type="float" office:value="7374.497184" calcext:value-type="float">
            <text:p>7374.497184</text:p>
          </table:table-cell>
          <table:table-cell office:value-type="float" office:value="-5629.373632" calcext:value-type="float">
            <text:p>-5629.373632</text:p>
          </table:table-cell>
          <table:table-cell office:value-type="float" office:value="0.484503060592942" calcext:value-type="float">
            <text:p>0.48450306059294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2.28966" calcext:value-type="float">
            <text:p>2.28966</text:p>
          </table:table-cell>
          <table:table-cell office:value-type="float" office:value="1189.932105" calcext:value-type="float">
            <text:p>1189.932105</text:p>
          </table:table-cell>
          <table:table-cell office:value-type="float" office:value="-8173.615725" calcext:value-type="float">
            <text:p>-8173.615725</text:p>
          </table:table-cell>
          <table:table-cell office:value-type="float" office:value="18708.394881" calcext:value-type="float">
            <text:p>18708.394881</text:p>
          </table:table-cell>
          <table:table-cell office:value-type="float" office:value="-14268.388617" calcext:value-type="float">
            <text:p>-14268.388617</text:p>
          </table:table-cell>
          <table:table-cell office:value-type="float" office:value="0.461167982626648" calcext:value-type="float">
            <text:p>0.46116798262664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2.2807" calcext:value-type="float">
            <text:p>2.2807</text:p>
          </table:table-cell>
          <table:table-cell office:value-type="float" office:value="3331.720695" calcext:value-type="float">
            <text:p>3331.720695</text:p>
          </table:table-cell>
          <table:table-cell office:value-type="float" office:value="-22795.934062" calcext:value-type="float">
            <text:p>-22795.934062</text:p>
          </table:table-cell>
          <table:table-cell office:value-type="float" office:value="51982.414215" calcext:value-type="float">
            <text:p>51982.414215</text:p>
          </table:table-cell>
          <table:table-cell office:value-type="float" office:value="-39505.75061" calcext:value-type="float">
            <text:p>-39505.75061</text:p>
          </table:table-cell>
          <table:table-cell office:value-type="float" office:value="0.490874090362922" calcext:value-type="float">
            <text:p>0.4908740903629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float" office:value="2.27972" calcext:value-type="float">
            <text:p>2.27972</text:p>
          </table:table-cell>
          <table:table-cell office:value-type="float" office:value="1268.645715" calcext:value-type="float">
            <text:p>1268.645715</text:p>
          </table:table-cell>
          <table:table-cell office:value-type="float" office:value="-8676.476484" calcext:value-type="float">
            <text:p>-8676.476484</text:p>
          </table:table-cell>
          <table:table-cell office:value-type="float" office:value="19771.063767" calcext:value-type="float">
            <text:p>19771.063767</text:p>
          </table:table-cell>
          <table:table-cell office:value-type="float" office:value="-15010.213106" calcext:value-type="float">
            <text:p>-15010.213106</text:p>
          </table:table-cell>
          <table:table-cell office:value-type="float" office:value="0.454998360311947" calcext:value-type="float">
            <text:p>0.4549983603119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2.41181" calcext:value-type="float">
            <text:p>2.41181</text:p>
          </table:table-cell>
          <table:table-cell/>
          <table:table-cell office:value-type="float" office:value="-85.661757" calcext:value-type="float">
            <text:p>-85.661757</text:p>
          </table:table-cell>
          <table:table-cell office:value-type="float" office:value="413.20034" calcext:value-type="float">
            <text:p>413.20034</text:p>
          </table:table-cell>
          <table:table-cell office:value-type="float" office:value="-492.859958" calcext:value-type="float">
            <text:p>-492.859958</text:p>
          </table:table-cell>
          <table:table-cell office:value-type="float" office:value="5.42109097473656" calcext:value-type="float">
            <text:p>5.4210909747365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float" office:value="2.34911" calcext:value-type="float">
            <text:p>2.34911</text:p>
          </table:table-cell>
          <table:table-cell/>
          <table:table-cell office:value-type="float" office:value="-958.37417" calcext:value-type="float">
            <text:p>-958.37417</text:p>
          </table:table-cell>
          <table:table-cell office:value-type="float" office:value="4502.6484" calcext:value-type="float">
            <text:p>4502.6484</text:p>
          </table:table-cell>
          <table:table-cell office:value-type="float" office:value="-5269.846511" calcext:value-type="float">
            <text:p>-5269.846511</text:p>
          </table:table-cell>
          <table:table-cell office:value-type="float" office:value="18.7566398872141" calcext:value-type="float">
            <text:p>18.756639887214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2.3178" calcext:value-type="float">
            <text:p>2.3178</text:p>
          </table:table-cell>
          <table:table-cell/>
          <table:table-cell office:value-type="float" office:value="-4488.685452" calcext:value-type="float">
            <text:p>-4488.685452</text:p>
          </table:table-cell>
          <table:table-cell office:value-type="float" office:value="20807.715838" calcext:value-type="float">
            <text:p>20807.715838</text:p>
          </table:table-cell>
          <table:table-cell office:value-type="float" office:value="-24076.696885" calcext:value-type="float">
            <text:p>-24076.696885</text:p>
          </table:table-cell>
          <table:table-cell office:value-type="float" office:value="37.3250859506043" calcext:value-type="float">
            <text:p>37.325085950604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float" office:value="2.30702" calcext:value-type="float">
            <text:p>2.30702</text:p>
          </table:table-cell>
          <table:table-cell/>
          <table:table-cell office:value-type="float" office:value="-11777.503098" calcext:value-type="float">
            <text:p>-11777.503098</text:p>
          </table:table-cell>
          <table:table-cell office:value-type="float" office:value="54341.942878" calcext:value-type="float">
            <text:p>54341.942878</text:p>
          </table:table-cell>
          <table:table-cell office:value-type="float" office:value="-62623.605309" calcext:value-type="float">
            <text:p>-62623.605309</text:p>
          </table:table-cell>
          <table:table-cell office:value-type="float" office:value="60.4528276246056" calcext:value-type="float">
            <text:p>60.452827624605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75" calcext:value-type="float">
            <text:p>75</text:p>
          </table:table-cell>
          <table:table-cell office:value-type="float" office:value="2.3024" calcext:value-type="float">
            <text:p>2.3024</text:p>
          </table:table-cell>
          <table:table-cell/>
          <table:table-cell office:value-type="float" office:value="-24230.777125" calcext:value-type="float">
            <text:p>-24230.777125</text:p>
          </table:table-cell>
          <table:table-cell office:value-type="float" office:value="111577.896679" calcext:value-type="float">
            <text:p>111577.896679</text:p>
          </table:table-cell>
          <table:table-cell office:value-type="float" office:value="-128355.435022" calcext:value-type="float">
            <text:p>-128355.435022</text:p>
          </table:table-cell>
          <table:table-cell office:value-type="float" office:value="93.0559536568762" calcext:value-type="float">
            <text:p>93.055953656876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float" office:value="2.2932" calcext:value-type="float">
            <text:p>2.2932</text:p>
          </table:table-cell>
          <table:table-cell/>
          <table:table-cell office:value-type="float" office:value="-82736.320961" calcext:value-type="float">
            <text:p>-82736.320961</text:p>
          </table:table-cell>
          <table:table-cell office:value-type="float" office:value="379461.626948" calcext:value-type="float">
            <text:p>379461.626948</text:p>
          </table:table-cell>
          <table:table-cell office:value-type="float" office:value="-434961.473476" calcext:value-type="float">
            <text:p>-434961.473476</text:p>
          </table:table-cell>
          <table:table-cell office:value-type="float" office:value="128.957949395757" calcext:value-type="float">
            <text:p>128.95794939575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float" office:value="2.28713" calcext:value-type="float">
            <text:p>2.28713</text:p>
          </table:table-cell>
          <table:table-cell/>
          <table:table-cell office:value-type="float" office:value="-168853.899845" calcext:value-type="float">
            <text:p>-168853.899845</text:p>
          </table:table-cell>
          <table:table-cell office:value-type="float" office:value="772380.490488" calcext:value-type="float">
            <text:p>772380.490488</text:p>
          </table:table-cell>
          <table:table-cell office:value-type="float" office:value="-883056.980816" calcext:value-type="float">
            <text:p>-883056.980816</text:p>
          </table:table-cell>
          <table:table-cell office:value-type="float" office:value="209.000357667333" calcext:value-type="float">
            <text:p>209.00035766733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15" calcext:value-type="float">
            <text:p>15</text:p>
          </table:table-cell>
          <table:table-cell office:value-type="float" office:value="2.348555" calcext:value-type="float">
            <text:p>2.3485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30" calcext:value-type="float">
            <text:p>30</text:p>
          </table:table-cell>
          <table:table-cell office:value-type="float" office:value="2.3102825" calcext:value-type="float">
            <text:p>2.310282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45" calcext:value-type="float">
            <text:p>45</text:p>
          </table:table-cell>
          <table:table-cell office:value-type="float" office:value="2.2976975" calcext:value-type="float">
            <text:p>2.29769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60" calcext:value-type="float">
            <text:p>60</text:p>
          </table:table-cell>
          <table:table-cell office:value-type="float" office:value="2.2919675" calcext:value-type="float">
            <text:p>2.29196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75" calcext:value-type="float">
            <text:p>75</text:p>
          </table:table-cell>
          <table:table-cell office:value-type="float" office:value="2.287745" calcext:value-type="float">
            <text:p>2.28774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90" calcext:value-type="float">
            <text:p>90</text:p>
          </table:table-cell>
          <table:table-cell office:value-type="float" office:value="2.2823075" calcext:value-type="float">
            <text:p>2.282307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120" calcext:value-type="float">
            <text:p>120</text:p>
          </table:table-cell>
          <table:table-cell office:value-type="float" office:value="2.2775225" calcext:value-type="float">
            <text:p>2.2775225</text:p>
          </table:table-cell>
          <table:table-cell table:number-columns-repeated="1019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2-27T20:47:26Z</meta:creation-date>
    <dc:date>2019-12-30T14:02:06.937643161</dc:date>
    <meta:editing-cycles>6</meta:editing-cycles>
    <meta:editing-duration>PT1H45M27S</meta:editing-duration>
    <meta:document-statistic meta:table-count="2" meta:cell-count="1559" meta:object-count="0"/>
  </office:meta>
</office:document-meta>
</file>